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699cm"/>
    </style:style>
    <style:style style:name="co2" style:family="table-column">
      <style:table-column-properties fo:break-before="auto" style:column-width="1.794cm"/>
    </style:style>
    <style:style style:name="co3" style:family="table-column">
      <style:table-column-properties fo:break-before="auto" style:column-width="1.603cm"/>
    </style:style>
    <style:style style:name="co4" style:family="table-column">
      <style:table-column-properties fo:break-before="auto" style:column-width="1.318cm"/>
    </style:style>
    <style:style style:name="co5" style:family="table-column">
      <style:table-column-properties fo:break-before="auto" style:column-width="1.508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WLP_BATCH_TSA_N1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repetition</text:p>
          </table:table-cell>
          <table:table-cell office:value-type="string" calcext:value-type="string">
            <text:p>main::instanc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supply</text:p>
          </table:table-cell>
          <table:table-cell office:value-type="string" calcext:value-type="string">
            <text:p>opening</text:p>
          </table:table-cell>
          <table:table-cell office:value-type="string" calcext:value-type="string">
            <text:p>time</text:p>
          </table:table-cell>
          <table:table-cell table:number-columns-repeated="2"/>
          <table:table-cell office:value-type="string" calcext:value-type="string">
            <text:p>instance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avg ti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0</text:p>
          </table:table-cell>
          <table:table-cell office:value-type="float" office:value="425814" calcext:value-type="float">
            <text:p>425814</text:p>
          </table:table-cell>
          <table:table-cell office:value-type="float" office:value="77394" calcext:value-type="float">
            <text:p>77394</text:p>
          </table:table-cell>
          <table:table-cell office:value-type="float" office:value="348420" calcext:value-type="float">
            <text:p>348420</text:p>
          </table:table-cell>
          <table:table-cell office:value-type="float" office:value="291.1035945" calcext:value-type="float">
            <text:p>291,1035945</text:p>
          </table:table-cell>
          <table:table-cell table:number-columns-repeated="2"/>
          <table:table-cell office:value-type="string" calcext:value-type="string">
            <text:p>cflp-ci_00</text:p>
          </table:table-cell>
          <table:table-cell table:formula="of:=COM.MICROSOFT.MINIFS([.$C$2:.$C$501];[.$B$2:.$B$501];[.$I2])" office:value-type="float" office:value="424519" calcext:value-type="float">
            <text:p>424519</text:p>
          </table:table-cell>
          <table:table-cell table:formula="of:=AVERAGEIFS([.$C$2:.$C$501];[.$B$2:.$B$501];[.$I2])" office:value-type="float" office:value="425264.1" calcext:value-type="float">
            <text:p>425264,1</text:p>
          </table:table-cell>
          <table:table-cell table:formula="of:=AVERAGEIFS([.$F$2:.$F$501];[.$B$2:.$B$501];[.$I2])" office:value-type="float" office:value="290.6681262" calcext:value-type="float">
            <text:p>290,66812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1</text:p>
          </table:table-cell>
          <table:table-cell office:value-type="float" office:value="574605" calcext:value-type="float">
            <text:p>574605</text:p>
          </table:table-cell>
          <table:table-cell office:value-type="float" office:value="123889" calcext:value-type="float">
            <text:p>123889</text:p>
          </table:table-cell>
          <table:table-cell office:value-type="float" office:value="450716" calcext:value-type="float">
            <text:p>450716</text:p>
          </table:table-cell>
          <table:table-cell office:value-type="float" office:value="395.018928" calcext:value-type="float">
            <text:p>395,018928</text:p>
          </table:table-cell>
          <table:table-cell table:number-columns-repeated="2"/>
          <table:table-cell office:value-type="string" calcext:value-type="string">
            <text:p>cflp-ci_01</text:p>
          </table:table-cell>
          <table:table-cell table:formula="of:=COM.MICROSOFT.MINIFS([.$C$2:.$C$501];[.$B$2:.$B$501];[.$I3])" office:value-type="float" office:value="573983" calcext:value-type="float">
            <text:p>573983</text:p>
          </table:table-cell>
          <table:table-cell table:formula="of:=AVERAGEIFS([.$C$2:.$C$501];[.$B$2:.$B$501];[.$I3])" office:value-type="float" office:value="575397.2" calcext:value-type="float">
            <text:p>575397,2</text:p>
          </table:table-cell>
          <table:table-cell table:formula="of:=AVERAGEIFS([.$F$2:.$F$501];[.$B$2:.$B$501];[.$I3])" office:value-type="float" office:value="391.87767738" calcext:value-type="float">
            <text:p>391,877677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2</text:p>
          </table:table-cell>
          <table:table-cell office:value-type="float" office:value="449393" calcext:value-type="float">
            <text:p>449393</text:p>
          </table:table-cell>
          <table:table-cell office:value-type="float" office:value="114898" calcext:value-type="float">
            <text:p>114898</text:p>
          </table:table-cell>
          <table:table-cell office:value-type="float" office:value="334495" calcext:value-type="float">
            <text:p>334495</text:p>
          </table:table-cell>
          <table:table-cell office:value-type="float" office:value="401.4958634" calcext:value-type="float">
            <text:p>401,4958634</text:p>
          </table:table-cell>
          <table:table-cell table:number-columns-repeated="2"/>
          <table:table-cell office:value-type="string" calcext:value-type="string">
            <text:p>cflp-ci_02</text:p>
          </table:table-cell>
          <table:table-cell table:formula="of:=COM.MICROSOFT.MINIFS([.$C$2:.$C$501];[.$B$2:.$B$501];[.$I4])" office:value-type="float" office:value="448326" calcext:value-type="float">
            <text:p>448326</text:p>
          </table:table-cell>
          <table:table-cell table:formula="of:=AVERAGEIFS([.$C$2:.$C$501];[.$B$2:.$B$501];[.$I4])" office:value-type="float" office:value="449302" calcext:value-type="float">
            <text:p>449302</text:p>
          </table:table-cell>
          <table:table-cell table:formula="of:=AVERAGEIFS([.$F$2:.$F$501];[.$B$2:.$B$501];[.$I4])" office:value-type="float" office:value="387.23307014" calcext:value-type="float">
            <text:p>387,23307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3</text:p>
          </table:table-cell>
          <table:table-cell office:value-type="float" office:value="1509342" calcext:value-type="float">
            <text:p>1509342</text:p>
          </table:table-cell>
          <table:table-cell office:value-type="float" office:value="167358" calcext:value-type="float">
            <text:p>167358</text:p>
          </table:table-cell>
          <table:table-cell office:value-type="float" office:value="1341984" calcext:value-type="float">
            <text:p>1341984</text:p>
          </table:table-cell>
          <table:table-cell office:value-type="float" office:value="352.5201725" calcext:value-type="float">
            <text:p>352,5201725</text:p>
          </table:table-cell>
          <table:table-cell table:number-columns-repeated="2"/>
          <table:table-cell office:value-type="string" calcext:value-type="string">
            <text:p>cflp-ci_03</text:p>
          </table:table-cell>
          <table:table-cell table:formula="of:=COM.MICROSOFT.MINIFS([.$C$2:.$C$501];[.$B$2:.$B$501];[.$I5])" office:value-type="float" office:value="1508473" calcext:value-type="float">
            <text:p>1508473</text:p>
          </table:table-cell>
          <table:table-cell table:formula="of:=AVERAGEIFS([.$C$2:.$C$501];[.$B$2:.$B$501];[.$I5])" office:value-type="float" office:value="1509804.8" calcext:value-type="float">
            <text:p>1509804,8</text:p>
          </table:table-cell>
          <table:table-cell table:formula="of:=AVERAGEIFS([.$F$2:.$F$501];[.$B$2:.$B$501];[.$I5])" office:value-type="float" office:value="368.96792656" calcext:value-type="float">
            <text:p>368,967926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4</text:p>
          </table:table-cell>
          <table:table-cell office:value-type="float" office:value="1223569" calcext:value-type="float">
            <text:p>1223569</text:p>
          </table:table-cell>
          <table:table-cell office:value-type="float" office:value="141553" calcext:value-type="float">
            <text:p>141553</text:p>
          </table:table-cell>
          <table:table-cell office:value-type="float" office:value="1082016" calcext:value-type="float">
            <text:p>1082016</text:p>
          </table:table-cell>
          <table:table-cell office:value-type="float" office:value="391.9102402" calcext:value-type="float">
            <text:p>391,9102402</text:p>
          </table:table-cell>
          <table:table-cell table:number-columns-repeated="2"/>
          <table:table-cell office:value-type="string" calcext:value-type="string">
            <text:p>cflp-ci_04</text:p>
          </table:table-cell>
          <table:table-cell table:formula="of:=COM.MICROSOFT.MINIFS([.$C$2:.$C$501];[.$B$2:.$B$501];[.$I6])" office:value-type="float" office:value="1220618" calcext:value-type="float">
            <text:p>1220618</text:p>
          </table:table-cell>
          <table:table-cell table:formula="of:=AVERAGEIFS([.$C$2:.$C$501];[.$B$2:.$B$501];[.$I6])" office:value-type="float" office:value="1222512.9" calcext:value-type="float">
            <text:p>1222512,9</text:p>
          </table:table-cell>
          <table:table-cell table:formula="of:=AVERAGEIFS([.$F$2:.$F$501];[.$B$2:.$B$501];[.$I6])" office:value-type="float" office:value="391.48016703" calcext:value-type="float">
            <text:p>391,480167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5</text:p>
          </table:table-cell>
          <table:table-cell office:value-type="float" office:value="368645" calcext:value-type="float">
            <text:p>368645</text:p>
          </table:table-cell>
          <table:table-cell office:value-type="float" office:value="100710" calcext:value-type="float">
            <text:p>100710</text:p>
          </table:table-cell>
          <table:table-cell office:value-type="float" office:value="267935" calcext:value-type="float">
            <text:p>267935</text:p>
          </table:table-cell>
          <table:table-cell office:value-type="float" office:value="379.7474151" calcext:value-type="float">
            <text:p>379,7474151</text:p>
          </table:table-cell>
          <table:table-cell table:number-columns-repeated="2"/>
          <table:table-cell office:value-type="string" calcext:value-type="string">
            <text:p>cflp-ci_05</text:p>
          </table:table-cell>
          <table:table-cell table:formula="of:=COM.MICROSOFT.MINIFS([.$C$2:.$C$501];[.$B$2:.$B$501];[.$I7])" office:value-type="float" office:value="368456" calcext:value-type="float">
            <text:p>368456</text:p>
          </table:table-cell>
          <table:table-cell table:formula="of:=AVERAGEIFS([.$C$2:.$C$501];[.$B$2:.$B$501];[.$I7])" office:value-type="float" office:value="368914.3" calcext:value-type="float">
            <text:p>368914,3</text:p>
          </table:table-cell>
          <table:table-cell table:formula="of:=AVERAGEIFS([.$F$2:.$F$501];[.$B$2:.$B$501];[.$I7])" office:value-type="float" office:value="385.1074209" calcext:value-type="float">
            <text:p>385,1074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6</text:p>
          </table:table-cell>
          <table:table-cell office:value-type="float" office:value="155572" calcext:value-type="float">
            <text:p>155572</text:p>
          </table:table-cell>
          <table:table-cell office:value-type="float" office:value="56427" calcext:value-type="float">
            <text:p>56427</text:p>
          </table:table-cell>
          <table:table-cell office:value-type="float" office:value="99145" calcext:value-type="float">
            <text:p>99145</text:p>
          </table:table-cell>
          <table:table-cell office:value-type="float" office:value="250.9199914" calcext:value-type="float">
            <text:p>250,9199914</text:p>
          </table:table-cell>
          <table:table-cell table:number-columns-repeated="2"/>
          <table:table-cell office:value-type="string" calcext:value-type="string">
            <text:p>cflp-ci_06</text:p>
          </table:table-cell>
          <table:table-cell table:formula="of:=COM.MICROSOFT.MINIFS([.$C$2:.$C$501];[.$B$2:.$B$501];[.$I8])" office:value-type="float" office:value="155149" calcext:value-type="float">
            <text:p>155149</text:p>
          </table:table-cell>
          <table:table-cell table:formula="of:=AVERAGEIFS([.$C$2:.$C$501];[.$B$2:.$B$501];[.$I8])" office:value-type="float" office:value="155376.4" calcext:value-type="float">
            <text:p>155376,4</text:p>
          </table:table-cell>
          <table:table-cell table:formula="of:=AVERAGEIFS([.$F$2:.$F$501];[.$B$2:.$B$501];[.$I8])" office:value-type="float" office:value="250.92233716" calcext:value-type="float">
            <text:p>250,922337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7</text:p>
          </table:table-cell>
          <table:table-cell office:value-type="float" office:value="453962" calcext:value-type="float">
            <text:p>453962</text:p>
          </table:table-cell>
          <table:table-cell office:value-type="float" office:value="108152" calcext:value-type="float">
            <text:p>108152</text:p>
          </table:table-cell>
          <table:table-cell office:value-type="float" office:value="345810" calcext:value-type="float">
            <text:p>345810</text:p>
          </table:table-cell>
          <table:table-cell office:value-type="float" office:value="405.8305134" calcext:value-type="float">
            <text:p>405,8305134</text:p>
          </table:table-cell>
          <table:table-cell table:number-columns-repeated="2"/>
          <table:table-cell office:value-type="string" calcext:value-type="string">
            <text:p>cflp-ci_07</text:p>
          </table:table-cell>
          <table:table-cell table:formula="of:=COM.MICROSOFT.MINIFS([.$C$2:.$C$501];[.$B$2:.$B$501];[.$I9])" office:value-type="float" office:value="452561" calcext:value-type="float">
            <text:p>452561</text:p>
          </table:table-cell>
          <table:table-cell table:formula="of:=AVERAGEIFS([.$C$2:.$C$501];[.$B$2:.$B$501];[.$I9])" office:value-type="float" office:value="453707.1" calcext:value-type="float">
            <text:p>453707,1</text:p>
          </table:table-cell>
          <table:table-cell table:formula="of:=AVERAGEIFS([.$F$2:.$F$501];[.$B$2:.$B$501];[.$I9])" office:value-type="float" office:value="414.30247138" calcext:value-type="float">
            <text:p>414,30247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8</text:p>
          </table:table-cell>
          <table:table-cell office:value-type="float" office:value="702404" calcext:value-type="float">
            <text:p>702404</text:p>
          </table:table-cell>
          <table:table-cell office:value-type="float" office:value="112724" calcext:value-type="float">
            <text:p>112724</text:p>
          </table:table-cell>
          <table:table-cell office:value-type="float" office:value="589680" calcext:value-type="float">
            <text:p>589680</text:p>
          </table:table-cell>
          <table:table-cell office:value-type="float" office:value="362.2872262" calcext:value-type="float">
            <text:p>362,2872262</text:p>
          </table:table-cell>
          <table:table-cell table:number-columns-repeated="2"/>
          <table:table-cell office:value-type="string" calcext:value-type="string">
            <text:p>cflp-ci_08</text:p>
          </table:table-cell>
          <table:table-cell table:formula="of:=COM.MICROSOFT.MINIFS([.$C$2:.$C$501];[.$B$2:.$B$501];[.$I10])" office:value-type="float" office:value="702000" calcext:value-type="float">
            <text:p>702000</text:p>
          </table:table-cell>
          <table:table-cell table:formula="of:=AVERAGEIFS([.$C$2:.$C$501];[.$B$2:.$B$501];[.$I10])" office:value-type="float" office:value="703657" calcext:value-type="float">
            <text:p>703657</text:p>
          </table:table-cell>
          <table:table-cell table:formula="of:=AVERAGEIFS([.$F$2:.$F$501];[.$B$2:.$B$501];[.$I10])" office:value-type="float" office:value="357.50358674" calcext:value-type="float">
            <text:p>357,503586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09</text:p>
          </table:table-cell>
          <table:table-cell office:value-type="float" office:value="334974" calcext:value-type="float">
            <text:p>334974</text:p>
          </table:table-cell>
          <table:table-cell office:value-type="float" office:value="89914" calcext:value-type="float">
            <text:p>89914</text:p>
          </table:table-cell>
          <table:table-cell office:value-type="float" office:value="245060" calcext:value-type="float">
            <text:p>245060</text:p>
          </table:table-cell>
          <table:table-cell office:value-type="float" office:value="435.2370293" calcext:value-type="float">
            <text:p>435,2370293</text:p>
          </table:table-cell>
          <table:table-cell table:number-columns-repeated="2"/>
          <table:table-cell office:value-type="string" calcext:value-type="string">
            <text:p>cflp-ci_09</text:p>
          </table:table-cell>
          <table:table-cell table:formula="of:=COM.MICROSOFT.MINIFS([.$C$2:.$C$501];[.$B$2:.$B$501];[.$I11])" office:value-type="float" office:value="334128" calcext:value-type="float">
            <text:p>334128</text:p>
          </table:table-cell>
          <table:table-cell table:formula="of:=AVERAGEIFS([.$C$2:.$C$501];[.$B$2:.$B$501];[.$I11])" office:value-type="float" office:value="334818.7" calcext:value-type="float">
            <text:p>334818,7</text:p>
          </table:table-cell>
          <table:table-cell table:formula="of:=AVERAGEIFS([.$F$2:.$F$501];[.$B$2:.$B$501];[.$I11])" office:value-type="float" office:value="432.79018335" calcext:value-type="float">
            <text:p>432,790183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0</text:p>
          </table:table-cell>
          <table:table-cell office:value-type="float" office:value="615404" calcext:value-type="float">
            <text:p>615404</text:p>
          </table:table-cell>
          <table:table-cell office:value-type="float" office:value="114714" calcext:value-type="float">
            <text:p>114714</text:p>
          </table:table-cell>
          <table:table-cell office:value-type="float" office:value="500690" calcext:value-type="float">
            <text:p>500690</text:p>
          </table:table-cell>
          <table:table-cell office:value-type="float" office:value="361.1934227" calcext:value-type="float">
            <text:p>361,1934227</text:p>
          </table:table-cell>
          <table:table-cell table:number-columns-repeated="2"/>
          <table:table-cell office:value-type="string" calcext:value-type="string">
            <text:p>cflp-ci_10</text:p>
          </table:table-cell>
          <table:table-cell table:formula="of:=COM.MICROSOFT.MINIFS([.$C$2:.$C$501];[.$B$2:.$B$501];[.$I12])" office:value-type="float" office:value="612854" calcext:value-type="float">
            <text:p>612854</text:p>
          </table:table-cell>
          <table:table-cell table:formula="of:=AVERAGEIFS([.$C$2:.$C$501];[.$B$2:.$B$501];[.$I12])" office:value-type="float" office:value="614279.3" calcext:value-type="float">
            <text:p>614279,3</text:p>
          </table:table-cell>
          <table:table-cell table:formula="of:=AVERAGEIFS([.$F$2:.$F$501];[.$B$2:.$B$501];[.$I12])" office:value-type="float" office:value="370.05254748" calcext:value-type="float">
            <text:p>370,052547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1</text:p>
          </table:table-cell>
          <table:table-cell office:value-type="float" office:value="30973" calcext:value-type="float">
            <text:p>30973</text:p>
          </table:table-cell>
          <table:table-cell office:value-type="float" office:value="15341" calcext:value-type="float">
            <text:p>15341</text:p>
          </table:table-cell>
          <table:table-cell office:value-type="float" office:value="15632" calcext:value-type="float">
            <text:p>15632</text:p>
          </table:table-cell>
          <table:table-cell office:value-type="float" office:value="82.81261336" calcext:value-type="float">
            <text:p>82,81261336</text:p>
          </table:table-cell>
          <table:table-cell table:number-columns-repeated="2"/>
          <table:table-cell office:value-type="string" calcext:value-type="string">
            <text:p>cflp-ci_11</text:p>
          </table:table-cell>
          <table:table-cell table:formula="of:=COM.MICROSOFT.MINIFS([.$C$2:.$C$501];[.$B$2:.$B$501];[.$I13])" office:value-type="float" office:value="30894" calcext:value-type="float">
            <text:p>30894</text:p>
          </table:table-cell>
          <table:table-cell table:formula="of:=AVERAGEIFS([.$C$2:.$C$501];[.$B$2:.$B$501];[.$I13])" office:value-type="float" office:value="30975.9" calcext:value-type="float">
            <text:p>30975,9</text:p>
          </table:table-cell>
          <table:table-cell table:formula="of:=AVERAGEIFS([.$F$2:.$F$501];[.$B$2:.$B$501];[.$I13])" office:value-type="float" office:value="82.812623371" calcext:value-type="float">
            <text:p>82,8126233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2</text:p>
          </table:table-cell>
          <table:table-cell office:value-type="float" office:value="461853" calcext:value-type="float">
            <text:p>461853</text:p>
          </table:table-cell>
          <table:table-cell office:value-type="float" office:value="71726" calcext:value-type="float">
            <text:p>71726</text:p>
          </table:table-cell>
          <table:table-cell office:value-type="float" office:value="390127" calcext:value-type="float">
            <text:p>390127</text:p>
          </table:table-cell>
          <table:table-cell office:value-type="float" office:value="247.8317917" calcext:value-type="float">
            <text:p>247,8317917</text:p>
          </table:table-cell>
          <table:table-cell table:number-columns-repeated="2"/>
          <table:table-cell office:value-type="string" calcext:value-type="string">
            <text:p>cflp-ci_12</text:p>
          </table:table-cell>
          <table:table-cell table:formula="of:=COM.MICROSOFT.MINIFS([.$C$2:.$C$501];[.$B$2:.$B$501];[.$I14])" office:value-type="float" office:value="461171" calcext:value-type="float">
            <text:p>461171</text:p>
          </table:table-cell>
          <table:table-cell table:formula="of:=AVERAGEIFS([.$C$2:.$C$501];[.$B$2:.$B$501];[.$I14])" office:value-type="float" office:value="462177.8" calcext:value-type="float">
            <text:p>462177,8</text:p>
          </table:table-cell>
          <table:table-cell table:formula="of:=AVERAGEIFS([.$F$2:.$F$501];[.$B$2:.$B$501];[.$I14])" office:value-type="float" office:value="247.83208697" calcext:value-type="float">
            <text:p>247,832086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3</text:p>
          </table:table-cell>
          <table:table-cell office:value-type="float" office:value="389074" calcext:value-type="float">
            <text:p>389074</text:p>
          </table:table-cell>
          <table:table-cell office:value-type="float" office:value="67074" calcext:value-type="float">
            <text:p>67074</text:p>
          </table:table-cell>
          <table:table-cell office:value-type="float" office:value="322000" calcext:value-type="float">
            <text:p>322000</text:p>
          </table:table-cell>
          <table:table-cell office:value-type="float" office:value="260.8095389" calcext:value-type="float">
            <text:p>260,8095389</text:p>
          </table:table-cell>
          <table:table-cell table:number-columns-repeated="2"/>
          <table:table-cell office:value-type="string" calcext:value-type="string">
            <text:p>cflp-ci_13</text:p>
          </table:table-cell>
          <table:table-cell table:formula="of:=COM.MICROSOFT.MINIFS([.$C$2:.$C$501];[.$B$2:.$B$501];[.$I15])" office:value-type="float" office:value="388264" calcext:value-type="float">
            <text:p>388264</text:p>
          </table:table-cell>
          <table:table-cell table:formula="of:=AVERAGEIFS([.$C$2:.$C$501];[.$B$2:.$B$501];[.$I15])" office:value-type="float" office:value="388879.6" calcext:value-type="float">
            <text:p>388879,6</text:p>
          </table:table-cell>
          <table:table-cell table:formula="of:=AVERAGEIFS([.$F$2:.$F$501];[.$B$2:.$B$501];[.$I15])" office:value-type="float" office:value="260.80983224" calcext:value-type="float">
            <text:p>260,80983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4</text:p>
          </table:table-cell>
          <table:table-cell office:value-type="float" office:value="1032106" calcext:value-type="float">
            <text:p>1032106</text:p>
          </table:table-cell>
          <table:table-cell office:value-type="float" office:value="132046" calcext:value-type="float">
            <text:p>132046</text:p>
          </table:table-cell>
          <table:table-cell office:value-type="float" office:value="900060" calcext:value-type="float">
            <text:p>900060</text:p>
          </table:table-cell>
          <table:table-cell office:value-type="float" office:value="406.5255529" calcext:value-type="float">
            <text:p>406,5255529</text:p>
          </table:table-cell>
          <table:table-cell table:number-columns-repeated="2"/>
          <table:table-cell office:value-type="string" calcext:value-type="string">
            <text:p>cflp-ci_14</text:p>
          </table:table-cell>
          <table:table-cell table:formula="of:=COM.MICROSOFT.MINIFS([.$C$2:.$C$501];[.$B$2:.$B$501];[.$I16])" office:value-type="float" office:value="1031054" calcext:value-type="float">
            <text:p>1031054</text:p>
          </table:table-cell>
          <table:table-cell table:formula="of:=AVERAGEIFS([.$C$2:.$C$501];[.$B$2:.$B$501];[.$I16])" office:value-type="float" office:value="1032521.9" calcext:value-type="float">
            <text:p>1032521,9</text:p>
          </table:table-cell>
          <table:table-cell table:formula="of:=AVERAGEIFS([.$F$2:.$F$501];[.$B$2:.$B$501];[.$I16])" office:value-type="float" office:value="403.55561393" calcext:value-type="float">
            <text:p>403,555613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5</text:p>
          </table:table-cell>
          <table:table-cell office:value-type="float" office:value="566458" calcext:value-type="float">
            <text:p>566458</text:p>
          </table:table-cell>
          <table:table-cell office:value-type="float" office:value="112794" calcext:value-type="float">
            <text:p>112794</text:p>
          </table:table-cell>
          <table:table-cell office:value-type="float" office:value="453664" calcext:value-type="float">
            <text:p>453664</text:p>
          </table:table-cell>
          <table:table-cell office:value-type="float" office:value="406.491927" calcext:value-type="float">
            <text:p>406,491927</text:p>
          </table:table-cell>
          <table:table-cell table:number-columns-repeated="2"/>
          <table:table-cell office:value-type="string" calcext:value-type="string">
            <text:p>cflp-ci_15</text:p>
          </table:table-cell>
          <table:table-cell table:formula="of:=COM.MICROSOFT.MINIFS([.$C$2:.$C$501];[.$B$2:.$B$501];[.$I17])" office:value-type="float" office:value="565607" calcext:value-type="float">
            <text:p>565607</text:p>
          </table:table-cell>
          <table:table-cell table:formula="of:=AVERAGEIFS([.$C$2:.$C$501];[.$B$2:.$B$501];[.$I17])" office:value-type="float" office:value="566459.6" calcext:value-type="float">
            <text:p>566459,6</text:p>
          </table:table-cell>
          <table:table-cell table:formula="of:=AVERAGEIFS([.$F$2:.$F$501];[.$B$2:.$B$501];[.$I17])" office:value-type="float" office:value="413.9379473" calcext:value-type="float">
            <text:p>413,93794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6</text:p>
          </table:table-cell>
          <table:table-cell office:value-type="float" office:value="891816" calcext:value-type="float">
            <text:p>891816</text:p>
          </table:table-cell>
          <table:table-cell office:value-type="float" office:value="106056" calcext:value-type="float">
            <text:p>106056</text:p>
          </table:table-cell>
          <table:table-cell office:value-type="float" office:value="785760" calcext:value-type="float">
            <text:p>785760</text:p>
          </table:table-cell>
          <table:table-cell office:value-type="float" office:value="369.1539049" calcext:value-type="float">
            <text:p>369,1539049</text:p>
          </table:table-cell>
          <table:table-cell table:number-columns-repeated="2"/>
          <table:table-cell office:value-type="string" calcext:value-type="string">
            <text:p>cflp-ci_16</text:p>
          </table:table-cell>
          <table:table-cell table:formula="of:=COM.MICROSOFT.MINIFS([.$C$2:.$C$501];[.$B$2:.$B$501];[.$I18])" office:value-type="float" office:value="891160" calcext:value-type="float">
            <text:p>891160</text:p>
          </table:table-cell>
          <table:table-cell table:formula="of:=AVERAGEIFS([.$C$2:.$C$501];[.$B$2:.$B$501];[.$I18])" office:value-type="float" office:value="892011.8" calcext:value-type="float">
            <text:p>892011,8</text:p>
          </table:table-cell>
          <table:table-cell table:formula="of:=AVERAGEIFS([.$F$2:.$F$501];[.$B$2:.$B$501];[.$I18])" office:value-type="float" office:value="370.69392213" calcext:value-type="float">
            <text:p>370,69392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7</text:p>
          </table:table-cell>
          <table:table-cell office:value-type="float" office:value="1233751" calcext:value-type="float">
            <text:p>1233751</text:p>
          </table:table-cell>
          <table:table-cell office:value-type="float" office:value="132961" calcext:value-type="float">
            <text:p>132961</text:p>
          </table:table-cell>
          <table:table-cell office:value-type="float" office:value="1100790" calcext:value-type="float">
            <text:p>1100790</text:p>
          </table:table-cell>
          <table:table-cell office:value-type="float" office:value="422.1648263" calcext:value-type="float">
            <text:p>422,1648263</text:p>
          </table:table-cell>
          <table:table-cell table:number-columns-repeated="2"/>
          <table:table-cell office:value-type="string" calcext:value-type="string">
            <text:p>cflp-ci_17</text:p>
          </table:table-cell>
          <table:table-cell table:formula="of:=COM.MICROSOFT.MINIFS([.$C$2:.$C$501];[.$B$2:.$B$501];[.$I19])" office:value-type="float" office:value="1231972" calcext:value-type="float">
            <text:p>1231972</text:p>
          </table:table-cell>
          <table:table-cell table:formula="of:=AVERAGEIFS([.$C$2:.$C$501];[.$B$2:.$B$501];[.$I19])" office:value-type="float" office:value="1233547.8" calcext:value-type="float">
            <text:p>1233547,8</text:p>
          </table:table-cell>
          <table:table-cell table:formula="of:=AVERAGEIFS([.$F$2:.$F$501];[.$B$2:.$B$501];[.$I19])" office:value-type="float" office:value="426.28684558" calcext:value-type="float">
            <text:p>426,286845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8</text:p>
          </table:table-cell>
          <table:table-cell office:value-type="float" office:value="906823" calcext:value-type="float">
            <text:p>906823</text:p>
          </table:table-cell>
          <table:table-cell office:value-type="float" office:value="118228" calcext:value-type="float">
            <text:p>118228</text:p>
          </table:table-cell>
          <table:table-cell office:value-type="float" office:value="788595" calcext:value-type="float">
            <text:p>788595</text:p>
          </table:table-cell>
          <table:table-cell office:value-type="float" office:value="383.6314794" calcext:value-type="float">
            <text:p>383,6314794</text:p>
          </table:table-cell>
          <table:table-cell table:number-columns-repeated="2"/>
          <table:table-cell office:value-type="string" calcext:value-type="string">
            <text:p>cflp-ci_18</text:p>
          </table:table-cell>
          <table:table-cell table:formula="of:=COM.MICROSOFT.MINIFS([.$C$2:.$C$501];[.$B$2:.$B$501];[.$I20])" office:value-type="float" office:value="903653" calcext:value-type="float">
            <text:p>903653</text:p>
          </table:table-cell>
          <table:table-cell table:formula="of:=AVERAGEIFS([.$C$2:.$C$501];[.$B$2:.$B$501];[.$I20])" office:value-type="float" office:value="905310.9" calcext:value-type="float">
            <text:p>905310,9</text:p>
          </table:table-cell>
          <table:table-cell table:formula="of:=AVERAGEIFS([.$F$2:.$F$501];[.$B$2:.$B$501];[.$I20])" office:value-type="float" office:value="385.92498261" calcext:value-type="float">
            <text:p>385,92498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19</text:p>
          </table:table-cell>
          <table:table-cell office:value-type="float" office:value="152869" calcext:value-type="float">
            <text:p>152869</text:p>
          </table:table-cell>
          <table:table-cell office:value-type="float" office:value="49962" calcext:value-type="float">
            <text:p>49962</text:p>
          </table:table-cell>
          <table:table-cell office:value-type="float" office:value="102907" calcext:value-type="float">
            <text:p>102907</text:p>
          </table:table-cell>
          <table:table-cell office:value-type="float" office:value="227.4312036" calcext:value-type="float">
            <text:p>227,4312036</text:p>
          </table:table-cell>
          <table:table-cell table:number-columns-repeated="2"/>
          <table:table-cell office:value-type="string" calcext:value-type="string">
            <text:p>cflp-ci_19</text:p>
          </table:table-cell>
          <table:table-cell table:formula="of:=COM.MICROSOFT.MINIFS([.$C$2:.$C$501];[.$B$2:.$B$501];[.$I21])" office:value-type="float" office:value="152349" calcext:value-type="float">
            <text:p>152349</text:p>
          </table:table-cell>
          <table:table-cell table:formula="of:=AVERAGEIFS([.$C$2:.$C$501];[.$B$2:.$B$501];[.$I21])" office:value-type="float" office:value="152740.9" calcext:value-type="float">
            <text:p>152740,9</text:p>
          </table:table-cell>
          <table:table-cell table:formula="of:=AVERAGEIFS([.$F$2:.$F$501];[.$B$2:.$B$501];[.$I21])" office:value-type="float" office:value="227.43203219" calcext:value-type="float">
            <text:p>227,43203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0</text:p>
          </table:table-cell>
          <table:table-cell office:value-type="float" office:value="1283356" calcext:value-type="float">
            <text:p>1283356</text:p>
          </table:table-cell>
          <table:table-cell office:value-type="float" office:value="147356" calcext:value-type="float">
            <text:p>147356</text:p>
          </table:table-cell>
          <table:table-cell office:value-type="float" office:value="1136000" calcext:value-type="float">
            <text:p>1136000</text:p>
          </table:table-cell>
          <table:table-cell office:value-type="float" office:value="407.8163853" calcext:value-type="float">
            <text:p>407,8163853</text:p>
          </table:table-cell>
          <table:table-cell table:number-columns-repeated="2"/>
          <table:table-cell office:value-type="string" calcext:value-type="string">
            <text:p>cflp-ci_20</text:p>
          </table:table-cell>
          <table:table-cell table:formula="of:=COM.MICROSOFT.MINIFS([.$C$2:.$C$501];[.$B$2:.$B$501];[.$I22])" office:value-type="float" office:value="1280618" calcext:value-type="float">
            <text:p>1280618</text:p>
          </table:table-cell>
          <table:table-cell table:formula="of:=AVERAGEIFS([.$C$2:.$C$501];[.$B$2:.$B$501];[.$I22])" office:value-type="float" office:value="1283255.5" calcext:value-type="float">
            <text:p>1283255,5</text:p>
          </table:table-cell>
          <table:table-cell table:formula="of:=AVERAGEIFS([.$F$2:.$F$501];[.$B$2:.$B$501];[.$I22])" office:value-type="float" office:value="412.62786305" calcext:value-type="float">
            <text:p>412,627863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1</text:p>
          </table:table-cell>
          <table:table-cell office:value-type="float" office:value="461436" calcext:value-type="float">
            <text:p>461436</text:p>
          </table:table-cell>
          <table:table-cell office:value-type="float" office:value="77961" calcext:value-type="float">
            <text:p>77961</text:p>
          </table:table-cell>
          <table:table-cell office:value-type="float" office:value="383475" calcext:value-type="float">
            <text:p>383475</text:p>
          </table:table-cell>
          <table:table-cell office:value-type="float" office:value="331.9021629" calcext:value-type="float">
            <text:p>331,9021629</text:p>
          </table:table-cell>
          <table:table-cell table:number-columns-repeated="2"/>
          <table:table-cell office:value-type="string" calcext:value-type="string">
            <text:p>cflp-ci_21</text:p>
          </table:table-cell>
          <table:table-cell table:formula="of:=COM.MICROSOFT.MINIFS([.$C$2:.$C$501];[.$B$2:.$B$501];[.$I23])" office:value-type="float" office:value="460143" calcext:value-type="float">
            <text:p>460143</text:p>
          </table:table-cell>
          <table:table-cell table:formula="of:=AVERAGEIFS([.$C$2:.$C$501];[.$B$2:.$B$501];[.$I23])" office:value-type="float" office:value="461168.5" calcext:value-type="float">
            <text:p>461168,5</text:p>
          </table:table-cell>
          <table:table-cell table:formula="of:=AVERAGEIFS([.$F$2:.$F$501];[.$B$2:.$B$501];[.$I23])" office:value-type="float" office:value="331.83984523" calcext:value-type="float">
            <text:p>331,839845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2</text:p>
          </table:table-cell>
          <table:table-cell office:value-type="float" office:value="314897" calcext:value-type="float">
            <text:p>314897</text:p>
          </table:table-cell>
          <table:table-cell office:value-type="float" office:value="71737" calcext:value-type="float">
            <text:p>71737</text:p>
          </table:table-cell>
          <table:table-cell office:value-type="float" office:value="243160" calcext:value-type="float">
            <text:p>243160</text:p>
          </table:table-cell>
          <table:table-cell office:value-type="float" office:value="267.6135486" calcext:value-type="float">
            <text:p>267,6135486</text:p>
          </table:table-cell>
          <table:table-cell table:number-columns-repeated="2"/>
          <table:table-cell office:value-type="string" calcext:value-type="string">
            <text:p>cflp-ci_22</text:p>
          </table:table-cell>
          <table:table-cell table:formula="of:=COM.MICROSOFT.MINIFS([.$C$2:.$C$501];[.$B$2:.$B$501];[.$I24])" office:value-type="float" office:value="313629" calcext:value-type="float">
            <text:p>313629</text:p>
          </table:table-cell>
          <table:table-cell table:formula="of:=AVERAGEIFS([.$C$2:.$C$501];[.$B$2:.$B$501];[.$I24])" office:value-type="float" office:value="314280.3" calcext:value-type="float">
            <text:p>314280,3</text:p>
          </table:table-cell>
          <table:table-cell table:formula="of:=AVERAGEIFS([.$F$2:.$F$501];[.$B$2:.$B$501];[.$I24])" office:value-type="float" office:value="267.61211005" calcext:value-type="float">
            <text:p>267,61211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3</text:p>
          </table:table-cell>
          <table:table-cell office:value-type="float" office:value="416171" calcext:value-type="float">
            <text:p>416171</text:p>
          </table:table-cell>
          <table:table-cell office:value-type="float" office:value="90074" calcext:value-type="float">
            <text:p>90074</text:p>
          </table:table-cell>
          <table:table-cell office:value-type="float" office:value="326097" calcext:value-type="float">
            <text:p>326097</text:p>
          </table:table-cell>
          <table:table-cell office:value-type="float" office:value="375.1761926" calcext:value-type="float">
            <text:p>375,1761926</text:p>
          </table:table-cell>
          <table:table-cell table:number-columns-repeated="2"/>
          <table:table-cell office:value-type="string" calcext:value-type="string">
            <text:p>cflp-ci_23</text:p>
          </table:table-cell>
          <table:table-cell table:formula="of:=COM.MICROSOFT.MINIFS([.$C$2:.$C$501];[.$B$2:.$B$501];[.$I25])" office:value-type="float" office:value="414336" calcext:value-type="float">
            <text:p>414336</text:p>
          </table:table-cell>
          <table:table-cell table:formula="of:=AVERAGEIFS([.$C$2:.$C$501];[.$B$2:.$B$501];[.$I25])" office:value-type="float" office:value="415852.6" calcext:value-type="float">
            <text:p>415852,6</text:p>
          </table:table-cell>
          <table:table-cell table:formula="of:=AVERAGEIFS([.$F$2:.$F$501];[.$B$2:.$B$501];[.$I25])" office:value-type="float" office:value="371.75760372" calcext:value-type="float">
            <text:p>371,757603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4</text:p>
          </table:table-cell>
          <table:table-cell office:value-type="float" office:value="473832" calcext:value-type="float">
            <text:p>473832</text:p>
          </table:table-cell>
          <table:table-cell office:value-type="float" office:value="111054" calcext:value-type="float">
            <text:p>111054</text:p>
          </table:table-cell>
          <table:table-cell office:value-type="float" office:value="362778" calcext:value-type="float">
            <text:p>362778</text:p>
          </table:table-cell>
          <table:table-cell office:value-type="float" office:value="413.11332" calcext:value-type="float">
            <text:p>413,11332</text:p>
          </table:table-cell>
          <table:table-cell table:number-columns-repeated="2"/>
          <table:table-cell office:value-type="string" calcext:value-type="string">
            <text:p>cflp-ci_24</text:p>
          </table:table-cell>
          <table:table-cell table:formula="of:=COM.MICROSOFT.MINIFS([.$C$2:.$C$501];[.$B$2:.$B$501];[.$I26])" office:value-type="float" office:value="473660" calcext:value-type="float">
            <text:p>473660</text:p>
          </table:table-cell>
          <table:table-cell table:formula="of:=AVERAGEIFS([.$C$2:.$C$501];[.$B$2:.$B$501];[.$I26])" office:value-type="float" office:value="474247.5" calcext:value-type="float">
            <text:p>474247,5</text:p>
          </table:table-cell>
          <table:table-cell table:formula="of:=AVERAGEIFS([.$F$2:.$F$501];[.$B$2:.$B$501];[.$I26])" office:value-type="float" office:value="411.45698801" calcext:value-type="float">
            <text:p>411,456988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5</text:p>
          </table:table-cell>
          <table:table-cell office:value-type="float" office:value="808140" calcext:value-type="float">
            <text:p>808140</text:p>
          </table:table-cell>
          <table:table-cell office:value-type="float" office:value="149316" calcext:value-type="float">
            <text:p>149316</text:p>
          </table:table-cell>
          <table:table-cell office:value-type="float" office:value="658824" calcext:value-type="float">
            <text:p>658824</text:p>
          </table:table-cell>
          <table:table-cell office:value-type="float" office:value="343.5820763" calcext:value-type="float">
            <text:p>343,5820763</text:p>
          </table:table-cell>
          <table:table-cell table:number-columns-repeated="2"/>
          <table:table-cell office:value-type="string" calcext:value-type="string">
            <text:p>cflp-ci_25</text:p>
          </table:table-cell>
          <table:table-cell table:formula="of:=COM.MICROSOFT.MINIFS([.$C$2:.$C$501];[.$B$2:.$B$501];[.$I27])" office:value-type="float" office:value="803729" calcext:value-type="float">
            <text:p>803729</text:p>
          </table:table-cell>
          <table:table-cell table:formula="of:=AVERAGEIFS([.$C$2:.$C$501];[.$B$2:.$B$501];[.$I27])" office:value-type="float" office:value="805523.5" calcext:value-type="float">
            <text:p>805523,5</text:p>
          </table:table-cell>
          <table:table-cell table:formula="of:=AVERAGEIFS([.$F$2:.$F$501];[.$B$2:.$B$501];[.$I27])" office:value-type="float" office:value="374.73172486" calcext:value-type="float">
            <text:p>374,731724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6</text:p>
          </table:table-cell>
          <table:table-cell office:value-type="float" office:value="698430" calcext:value-type="float">
            <text:p>698430</text:p>
          </table:table-cell>
          <table:table-cell office:value-type="float" office:value="117630" calcext:value-type="float">
            <text:p>117630</text:p>
          </table:table-cell>
          <table:table-cell office:value-type="float" office:value="580800" calcext:value-type="float">
            <text:p>580800</text:p>
          </table:table-cell>
          <table:table-cell office:value-type="float" office:value="436.2358578" calcext:value-type="float">
            <text:p>436,2358578</text:p>
          </table:table-cell>
          <table:table-cell table:number-columns-repeated="2"/>
          <table:table-cell office:value-type="string" calcext:value-type="string">
            <text:p>cflp-ci_26</text:p>
          </table:table-cell>
          <table:table-cell table:formula="of:=COM.MICROSOFT.MINIFS([.$C$2:.$C$501];[.$B$2:.$B$501];[.$I28])" office:value-type="float" office:value="698430" calcext:value-type="float">
            <text:p>698430</text:p>
          </table:table-cell>
          <table:table-cell table:formula="of:=AVERAGEIFS([.$C$2:.$C$501];[.$B$2:.$B$501];[.$I28])" office:value-type="float" office:value="700168" calcext:value-type="float">
            <text:p>700168</text:p>
          </table:table-cell>
          <table:table-cell table:formula="of:=AVERAGEIFS([.$F$2:.$F$501];[.$B$2:.$B$501];[.$I28])" office:value-type="float" office:value="438.41830743" calcext:value-type="float">
            <text:p>438,418307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7</text:p>
          </table:table-cell>
          <table:table-cell office:value-type="float" office:value="1435088" calcext:value-type="float">
            <text:p>1435088</text:p>
          </table:table-cell>
          <table:table-cell office:value-type="float" office:value="154982" calcext:value-type="float">
            <text:p>154982</text:p>
          </table:table-cell>
          <table:table-cell office:value-type="float" office:value="1280106" calcext:value-type="float">
            <text:p>1280106</text:p>
          </table:table-cell>
          <table:table-cell office:value-type="float" office:value="371.8471987" calcext:value-type="float">
            <text:p>371,8471987</text:p>
          </table:table-cell>
          <table:table-cell table:number-columns-repeated="2"/>
          <table:table-cell office:value-type="string" calcext:value-type="string">
            <text:p>cflp-ci_27</text:p>
          </table:table-cell>
          <table:table-cell table:formula="of:=COM.MICROSOFT.MINIFS([.$C$2:.$C$501];[.$B$2:.$B$501];[.$I29])" office:value-type="float" office:value="1433262" calcext:value-type="float">
            <text:p>1433262</text:p>
          </table:table-cell>
          <table:table-cell table:formula="of:=AVERAGEIFS([.$C$2:.$C$501];[.$B$2:.$B$501];[.$I29])" office:value-type="float" office:value="1434453.2" calcext:value-type="float">
            <text:p>1434453,2</text:p>
          </table:table-cell>
          <table:table-cell table:formula="of:=AVERAGEIFS([.$F$2:.$F$501];[.$B$2:.$B$501];[.$I29])" office:value-type="float" office:value="416.29882072" calcext:value-type="float">
            <text:p>416,29882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8</text:p>
          </table:table-cell>
          <table:table-cell office:value-type="float" office:value="471153" calcext:value-type="float">
            <text:p>471153</text:p>
          </table:table-cell>
          <table:table-cell office:value-type="float" office:value="77297" calcext:value-type="float">
            <text:p>77297</text:p>
          </table:table-cell>
          <table:table-cell office:value-type="float" office:value="393856" calcext:value-type="float">
            <text:p>393856</text:p>
          </table:table-cell>
          <table:table-cell office:value-type="float" office:value="291.1059828" calcext:value-type="float">
            <text:p>291,1059828</text:p>
          </table:table-cell>
          <table:table-cell table:number-columns-repeated="2"/>
          <table:table-cell office:value-type="string" calcext:value-type="string">
            <text:p>cflp-ci_28</text:p>
          </table:table-cell>
          <table:table-cell table:formula="of:=COM.MICROSOFT.MINIFS([.$C$2:.$C$501];[.$B$2:.$B$501];[.$I30])" office:value-type="float" office:value="469428" calcext:value-type="float">
            <text:p>469428</text:p>
          </table:table-cell>
          <table:table-cell table:formula="of:=AVERAGEIFS([.$C$2:.$C$501];[.$B$2:.$B$501];[.$I30])" office:value-type="float" office:value="470734.6" calcext:value-type="float">
            <text:p>470734,6</text:p>
          </table:table-cell>
          <table:table-cell table:formula="of:=AVERAGEIFS([.$F$2:.$F$501];[.$B$2:.$B$501];[.$I30])" office:value-type="float" office:value="291.10797544" calcext:value-type="float">
            <text:p>291,107975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29</text:p>
          </table:table-cell>
          <table:table-cell office:value-type="float" office:value="1383439" calcext:value-type="float">
            <text:p>1383439</text:p>
          </table:table-cell>
          <table:table-cell office:value-type="float" office:value="154560" calcext:value-type="float">
            <text:p>154560</text:p>
          </table:table-cell>
          <table:table-cell office:value-type="float" office:value="1228879" calcext:value-type="float">
            <text:p>1228879</text:p>
          </table:table-cell>
          <table:table-cell office:value-type="float" office:value="407.6510971" calcext:value-type="float">
            <text:p>407,6510971</text:p>
          </table:table-cell>
          <table:table-cell table:number-columns-repeated="2"/>
          <table:table-cell office:value-type="string" calcext:value-type="string">
            <text:p>cflp-ci_29</text:p>
          </table:table-cell>
          <table:table-cell table:formula="of:=COM.MICROSOFT.MINIFS([.$C$2:.$C$501];[.$B$2:.$B$501];[.$I31])" office:value-type="float" office:value="1381347" calcext:value-type="float">
            <text:p>1381347</text:p>
          </table:table-cell>
          <table:table-cell table:formula="of:=AVERAGEIFS([.$C$2:.$C$501];[.$B$2:.$B$501];[.$I31])" office:value-type="float" office:value="1383402.3" calcext:value-type="float">
            <text:p>1383402,3</text:p>
          </table:table-cell>
          <table:table-cell table:formula="of:=AVERAGEIFS([.$F$2:.$F$501];[.$B$2:.$B$501];[.$I31])" office:value-type="float" office:value="423.90160317" calcext:value-type="float">
            <text:p>423,901603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0</text:p>
          </table:table-cell>
          <table:table-cell office:value-type="float" office:value="582093" calcext:value-type="float">
            <text:p>582093</text:p>
          </table:table-cell>
          <table:table-cell office:value-type="float" office:value="102361" calcext:value-type="float">
            <text:p>102361</text:p>
          </table:table-cell>
          <table:table-cell office:value-type="float" office:value="479732" calcext:value-type="float">
            <text:p>479732</text:p>
          </table:table-cell>
          <table:table-cell office:value-type="float" office:value="395.6275336" calcext:value-type="float">
            <text:p>395,6275336</text:p>
          </table:table-cell>
          <table:table-cell table:number-columns-repeated="2"/>
          <table:table-cell office:value-type="string" calcext:value-type="string">
            <text:p>cflp-ci_30</text:p>
          </table:table-cell>
          <table:table-cell table:formula="of:=COM.MICROSOFT.MINIFS([.$C$2:.$C$501];[.$B$2:.$B$501];[.$I32])" office:value-type="float" office:value="580934" calcext:value-type="float">
            <text:p>580934</text:p>
          </table:table-cell>
          <table:table-cell table:formula="of:=AVERAGEIFS([.$C$2:.$C$501];[.$B$2:.$B$501];[.$I32])" office:value-type="float" office:value="581995.5" calcext:value-type="float">
            <text:p>581995,5</text:p>
          </table:table-cell>
          <table:table-cell table:formula="of:=AVERAGEIFS([.$F$2:.$F$501];[.$B$2:.$B$501];[.$I32])" office:value-type="float" office:value="394.90932447" calcext:value-type="float">
            <text:p>394,909324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1</text:p>
          </table:table-cell>
          <table:table-cell office:value-type="float" office:value="1219713" calcext:value-type="float">
            <text:p>1219713</text:p>
          </table:table-cell>
          <table:table-cell office:value-type="float" office:value="155078" calcext:value-type="float">
            <text:p>155078</text:p>
          </table:table-cell>
          <table:table-cell office:value-type="float" office:value="1064635" calcext:value-type="float">
            <text:p>1064635</text:p>
          </table:table-cell>
          <table:table-cell office:value-type="float" office:value="386.6304845" calcext:value-type="float">
            <text:p>386,6304845</text:p>
          </table:table-cell>
          <table:table-cell table:number-columns-repeated="2"/>
          <table:table-cell office:value-type="string" calcext:value-type="string">
            <text:p>cflp-ci_31</text:p>
          </table:table-cell>
          <table:table-cell table:formula="of:=COM.MICROSOFT.MINIFS([.$C$2:.$C$501];[.$B$2:.$B$501];[.$I33])" office:value-type="float" office:value="1216734" calcext:value-type="float">
            <text:p>1216734</text:p>
          </table:table-cell>
          <table:table-cell table:formula="of:=AVERAGEIFS([.$C$2:.$C$501];[.$B$2:.$B$501];[.$I33])" office:value-type="float" office:value="1218218.8" calcext:value-type="float">
            <text:p>1218218,8</text:p>
          </table:table-cell>
          <table:table-cell table:formula="of:=AVERAGEIFS([.$F$2:.$F$501];[.$B$2:.$B$501];[.$I33])" office:value-type="float" office:value="400.2491867" calcext:value-type="float">
            <text:p>400,24918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2</text:p>
          </table:table-cell>
          <table:table-cell office:value-type="float" office:value="495169" calcext:value-type="float">
            <text:p>495169</text:p>
          </table:table-cell>
          <table:table-cell office:value-type="float" office:value="111415" calcext:value-type="float">
            <text:p>111415</text:p>
          </table:table-cell>
          <table:table-cell office:value-type="float" office:value="383754" calcext:value-type="float">
            <text:p>383754</text:p>
          </table:table-cell>
          <table:table-cell office:value-type="float" office:value="408.7379706" calcext:value-type="float">
            <text:p>408,7379706</text:p>
          </table:table-cell>
          <table:table-cell table:number-columns-repeated="2"/>
          <table:table-cell office:value-type="string" calcext:value-type="string">
            <text:p>cflp-ci_32</text:p>
          </table:table-cell>
          <table:table-cell table:formula="of:=COM.MICROSOFT.MINIFS([.$C$2:.$C$501];[.$B$2:.$B$501];[.$I34])" office:value-type="float" office:value="492232" calcext:value-type="float">
            <text:p>492232</text:p>
          </table:table-cell>
          <table:table-cell table:formula="of:=AVERAGEIFS([.$C$2:.$C$501];[.$B$2:.$B$501];[.$I34])" office:value-type="float" office:value="493294.5" calcext:value-type="float">
            <text:p>493294,5</text:p>
          </table:table-cell>
          <table:table-cell table:formula="of:=AVERAGEIFS([.$F$2:.$F$501];[.$B$2:.$B$501];[.$I34])" office:value-type="float" office:value="403.59700887" calcext:value-type="float">
            <text:p>403,597008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3</text:p>
          </table:table-cell>
          <table:table-cell office:value-type="float" office:value="1083444" calcext:value-type="float">
            <text:p>1083444</text:p>
          </table:table-cell>
          <table:table-cell office:value-type="float" office:value="141339" calcext:value-type="float">
            <text:p>141339</text:p>
          </table:table-cell>
          <table:table-cell office:value-type="float" office:value="942105" calcext:value-type="float">
            <text:p>942105</text:p>
          </table:table-cell>
          <table:table-cell office:value-type="float" office:value="420.236683" calcext:value-type="float">
            <text:p>420,236683</text:p>
          </table:table-cell>
          <table:table-cell table:number-columns-repeated="2"/>
          <table:table-cell office:value-type="string" calcext:value-type="string">
            <text:p>cflp-ci_33</text:p>
          </table:table-cell>
          <table:table-cell table:formula="of:=COM.MICROSOFT.MINIFS([.$C$2:.$C$501];[.$B$2:.$B$501];[.$I35])" office:value-type="float" office:value="1082543" calcext:value-type="float">
            <text:p>1082543</text:p>
          </table:table-cell>
          <table:table-cell table:formula="of:=AVERAGEIFS([.$C$2:.$C$501];[.$B$2:.$B$501];[.$I35])" office:value-type="float" office:value="1083618" calcext:value-type="float">
            <text:p>1083618</text:p>
          </table:table-cell>
          <table:table-cell table:formula="of:=AVERAGEIFS([.$F$2:.$F$501];[.$B$2:.$B$501];[.$I35])" office:value-type="float" office:value="428.16598785" calcext:value-type="float">
            <text:p>428,165987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4</text:p>
          </table:table-cell>
          <table:table-cell office:value-type="float" office:value="1159958" calcext:value-type="float">
            <text:p>1159958</text:p>
          </table:table-cell>
          <table:table-cell office:value-type="float" office:value="127346" calcext:value-type="float">
            <text:p>127346</text:p>
          </table:table-cell>
          <table:table-cell office:value-type="float" office:value="1032612" calcext:value-type="float">
            <text:p>1032612</text:p>
          </table:table-cell>
          <table:table-cell office:value-type="float" office:value="405.80785" calcext:value-type="float">
            <text:p>405,80785</text:p>
          </table:table-cell>
          <table:table-cell table:number-columns-repeated="2"/>
          <table:table-cell office:value-type="string" calcext:value-type="string">
            <text:p>cflp-ci_34</text:p>
          </table:table-cell>
          <table:table-cell table:formula="of:=COM.MICROSOFT.MINIFS([.$C$2:.$C$501];[.$B$2:.$B$501];[.$I36])" office:value-type="float" office:value="1156148" calcext:value-type="float">
            <text:p>1156148</text:p>
          </table:table-cell>
          <table:table-cell table:formula="of:=AVERAGEIFS([.$C$2:.$C$501];[.$B$2:.$B$501];[.$I36])" office:value-type="float" office:value="1158156.4" calcext:value-type="float">
            <text:p>1158156,4</text:p>
          </table:table-cell>
          <table:table-cell table:formula="of:=AVERAGEIFS([.$F$2:.$F$501];[.$B$2:.$B$501];[.$I36])" office:value-type="float" office:value="407.07779224" calcext:value-type="float">
            <text:p>407,077792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5</text:p>
          </table:table-cell>
          <table:table-cell office:value-type="float" office:value="551570" calcext:value-type="float">
            <text:p>551570</text:p>
          </table:table-cell>
          <table:table-cell office:value-type="float" office:value="127748" calcext:value-type="float">
            <text:p>127748</text:p>
          </table:table-cell>
          <table:table-cell office:value-type="float" office:value="423822" calcext:value-type="float">
            <text:p>423822</text:p>
          </table:table-cell>
          <table:table-cell office:value-type="float" office:value="429.541141" calcext:value-type="float">
            <text:p>429,541141</text:p>
          </table:table-cell>
          <table:table-cell table:number-columns-repeated="2"/>
          <table:table-cell office:value-type="string" calcext:value-type="string">
            <text:p>cflp-ci_35</text:p>
          </table:table-cell>
          <table:table-cell table:formula="of:=COM.MICROSOFT.MINIFS([.$C$2:.$C$501];[.$B$2:.$B$501];[.$I37])" office:value-type="float" office:value="549152" calcext:value-type="float">
            <text:p>549152</text:p>
          </table:table-cell>
          <table:table-cell table:formula="of:=AVERAGEIFS([.$C$2:.$C$501];[.$B$2:.$B$501];[.$I37])" office:value-type="float" office:value="550971" calcext:value-type="float">
            <text:p>550971</text:p>
          </table:table-cell>
          <table:table-cell table:formula="of:=AVERAGEIFS([.$F$2:.$F$501];[.$B$2:.$B$501];[.$I37])" office:value-type="float" office:value="425.9236669" calcext:value-type="float">
            <text:p>425,92366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6</text:p>
          </table:table-cell>
          <table:table-cell office:value-type="float" office:value="556384" calcext:value-type="float">
            <text:p>556384</text:p>
          </table:table-cell>
          <table:table-cell office:value-type="float" office:value="100170" calcext:value-type="float">
            <text:p>100170</text:p>
          </table:table-cell>
          <table:table-cell office:value-type="float" office:value="456214" calcext:value-type="float">
            <text:p>456214</text:p>
          </table:table-cell>
          <table:table-cell office:value-type="float" office:value="343.6932247" calcext:value-type="float">
            <text:p>343,6932247</text:p>
          </table:table-cell>
          <table:table-cell table:number-columns-repeated="2"/>
          <table:table-cell office:value-type="string" calcext:value-type="string">
            <text:p>cflp-ci_36</text:p>
          </table:table-cell>
          <table:table-cell table:formula="of:=COM.MICROSOFT.MINIFS([.$C$2:.$C$501];[.$B$2:.$B$501];[.$I38])" office:value-type="float" office:value="556058" calcext:value-type="float">
            <text:p>556058</text:p>
          </table:table-cell>
          <table:table-cell table:formula="of:=AVERAGEIFS([.$C$2:.$C$501];[.$B$2:.$B$501];[.$I38])" office:value-type="float" office:value="557097" calcext:value-type="float">
            <text:p>557097</text:p>
          </table:table-cell>
          <table:table-cell table:formula="of:=AVERAGEIFS([.$F$2:.$F$501];[.$B$2:.$B$501];[.$I38])" office:value-type="float" office:value="343.70076547" calcext:value-type="float">
            <text:p>343,700765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7</text:p>
          </table:table-cell>
          <table:table-cell office:value-type="float" office:value="1291011" calcext:value-type="float">
            <text:p>1291011</text:p>
          </table:table-cell>
          <table:table-cell office:value-type="float" office:value="135429" calcext:value-type="float">
            <text:p>135429</text:p>
          </table:table-cell>
          <table:table-cell office:value-type="float" office:value="1155582" calcext:value-type="float">
            <text:p>1155582</text:p>
          </table:table-cell>
          <table:table-cell office:value-type="float" office:value="413.3613283" calcext:value-type="float">
            <text:p>413,3613283</text:p>
          </table:table-cell>
          <table:table-cell table:number-columns-repeated="2"/>
          <table:table-cell office:value-type="string" calcext:value-type="string">
            <text:p>cflp-ci_37</text:p>
          </table:table-cell>
          <table:table-cell table:formula="of:=COM.MICROSOFT.MINIFS([.$C$2:.$C$501];[.$B$2:.$B$501];[.$I39])" office:value-type="float" office:value="1290114" calcext:value-type="float">
            <text:p>1290114</text:p>
          </table:table-cell>
          <table:table-cell table:formula="of:=AVERAGEIFS([.$C$2:.$C$501];[.$B$2:.$B$501];[.$I39])" office:value-type="float" office:value="1291258.3" calcext:value-type="float">
            <text:p>1291258,3</text:p>
          </table:table-cell>
          <table:table-cell table:formula="of:=AVERAGEIFS([.$F$2:.$F$501];[.$B$2:.$B$501];[.$I39])" office:value-type="float" office:value="411.55837163" calcext:value-type="float">
            <text:p>411,558371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8</text:p>
          </table:table-cell>
          <table:table-cell office:value-type="float" office:value="1059408" calcext:value-type="float">
            <text:p>1059408</text:p>
          </table:table-cell>
          <table:table-cell office:value-type="float" office:value="125938" calcext:value-type="float">
            <text:p>125938</text:p>
          </table:table-cell>
          <table:table-cell office:value-type="float" office:value="933470" calcext:value-type="float">
            <text:p>933470</text:p>
          </table:table-cell>
          <table:table-cell office:value-type="float" office:value="379.6696137" calcext:value-type="float">
            <text:p>379,6696137</text:p>
          </table:table-cell>
          <table:table-cell table:number-columns-repeated="2"/>
          <table:table-cell office:value-type="string" calcext:value-type="string">
            <text:p>cflp-ci_38</text:p>
          </table:table-cell>
          <table:table-cell table:formula="of:=COM.MICROSOFT.MINIFS([.$C$2:.$C$501];[.$B$2:.$B$501];[.$I40])" office:value-type="float" office:value="1058405" calcext:value-type="float">
            <text:p>1058405</text:p>
          </table:table-cell>
          <table:table-cell table:formula="of:=AVERAGEIFS([.$C$2:.$C$501];[.$B$2:.$B$501];[.$I40])" office:value-type="float" office:value="1059980.9" calcext:value-type="float">
            <text:p>1059980,9</text:p>
          </table:table-cell>
          <table:table-cell table:formula="of:=AVERAGEIFS([.$F$2:.$F$501];[.$B$2:.$B$501];[.$I40])" office:value-type="float" office:value="381.44156502" calcext:value-type="float">
            <text:p>381,441565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39</text:p>
          </table:table-cell>
          <table:table-cell office:value-type="float" office:value="192846" calcext:value-type="float">
            <text:p>192846</text:p>
          </table:table-cell>
          <table:table-cell office:value-type="float" office:value="51738" calcext:value-type="float">
            <text:p>51738</text:p>
          </table:table-cell>
          <table:table-cell office:value-type="float" office:value="141108" calcext:value-type="float">
            <text:p>141108</text:p>
          </table:table-cell>
          <table:table-cell office:value-type="float" office:value="195.2939423" calcext:value-type="float">
            <text:p>195,2939423</text:p>
          </table:table-cell>
          <table:table-cell table:number-columns-repeated="2"/>
          <table:table-cell office:value-type="string" calcext:value-type="string">
            <text:p>cflp-ci_39</text:p>
          </table:table-cell>
          <table:table-cell table:formula="of:=COM.MICROSOFT.MINIFS([.$C$2:.$C$501];[.$B$2:.$B$501];[.$I41])" office:value-type="float" office:value="192846" calcext:value-type="float">
            <text:p>192846</text:p>
          </table:table-cell>
          <table:table-cell table:formula="of:=AVERAGEIFS([.$C$2:.$C$501];[.$B$2:.$B$501];[.$I41])" office:value-type="float" office:value="193320.9" calcext:value-type="float">
            <text:p>193320,9</text:p>
          </table:table-cell>
          <table:table-cell table:formula="of:=AVERAGEIFS([.$F$2:.$F$501];[.$B$2:.$B$501];[.$I41])" office:value-type="float" office:value="195.29401383" calcext:value-type="float">
            <text:p>195,294013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0</text:p>
          </table:table-cell>
          <table:table-cell office:value-type="float" office:value="639898" calcext:value-type="float">
            <text:p>639898</text:p>
          </table:table-cell>
          <table:table-cell office:value-type="float" office:value="98263" calcext:value-type="float">
            <text:p>98263</text:p>
          </table:table-cell>
          <table:table-cell office:value-type="float" office:value="541635" calcext:value-type="float">
            <text:p>541635</text:p>
          </table:table-cell>
          <table:table-cell office:value-type="float" office:value="399.9526442" calcext:value-type="float">
            <text:p>399,9526442</text:p>
          </table:table-cell>
          <table:table-cell table:number-columns-repeated="2"/>
          <table:table-cell office:value-type="string" calcext:value-type="string">
            <text:p>cflp-ci_40</text:p>
          </table:table-cell>
          <table:table-cell table:formula="of:=COM.MICROSOFT.MINIFS([.$C$2:.$C$501];[.$B$2:.$B$501];[.$I42])" office:value-type="float" office:value="638996" calcext:value-type="float">
            <text:p>638996</text:p>
          </table:table-cell>
          <table:table-cell table:formula="of:=AVERAGEIFS([.$C$2:.$C$501];[.$B$2:.$B$501];[.$I42])" office:value-type="float" office:value="639737.2" calcext:value-type="float">
            <text:p>639737,2</text:p>
          </table:table-cell>
          <table:table-cell table:formula="of:=AVERAGEIFS([.$F$2:.$F$501];[.$B$2:.$B$501];[.$I42])" office:value-type="float" office:value="397.00181694" calcext:value-type="float">
            <text:p>397,001816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1</text:p>
          </table:table-cell>
          <table:table-cell office:value-type="float" office:value="1311814" calcext:value-type="float">
            <text:p>1311814</text:p>
          </table:table-cell>
          <table:table-cell office:value-type="float" office:value="170440" calcext:value-type="float">
            <text:p>170440</text:p>
          </table:table-cell>
          <table:table-cell office:value-type="float" office:value="1141374" calcext:value-type="float">
            <text:p>1141374</text:p>
          </table:table-cell>
          <table:table-cell office:value-type="float" office:value="390.0261508" calcext:value-type="float">
            <text:p>390,0261508</text:p>
          </table:table-cell>
          <table:table-cell table:number-columns-repeated="2"/>
          <table:table-cell office:value-type="string" calcext:value-type="string">
            <text:p>cflp-ci_41</text:p>
          </table:table-cell>
          <table:table-cell table:formula="of:=COM.MICROSOFT.MINIFS([.$C$2:.$C$501];[.$B$2:.$B$501];[.$I43])" office:value-type="float" office:value="1309439" calcext:value-type="float">
            <text:p>1309439</text:p>
          </table:table-cell>
          <table:table-cell table:formula="of:=AVERAGEIFS([.$C$2:.$C$501];[.$B$2:.$B$501];[.$I43])" office:value-type="float" office:value="1311166" calcext:value-type="float">
            <text:p>1311166</text:p>
          </table:table-cell>
          <table:table-cell table:formula="of:=AVERAGEIFS([.$F$2:.$F$501];[.$B$2:.$B$501];[.$I43])" office:value-type="float" office:value="397.08062896" calcext:value-type="float">
            <text:p>397,08062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2</text:p>
          </table:table-cell>
          <table:table-cell office:value-type="float" office:value="425522" calcext:value-type="float">
            <text:p>425522</text:p>
          </table:table-cell>
          <table:table-cell office:value-type="float" office:value="75407" calcext:value-type="float">
            <text:p>75407</text:p>
          </table:table-cell>
          <table:table-cell office:value-type="float" office:value="350115" calcext:value-type="float">
            <text:p>350115</text:p>
          </table:table-cell>
          <table:table-cell office:value-type="float" office:value="304.0889078" calcext:value-type="float">
            <text:p>304,0889078</text:p>
          </table:table-cell>
          <table:table-cell table:number-columns-repeated="2"/>
          <table:table-cell office:value-type="string" calcext:value-type="string">
            <text:p>cflp-ci_42</text:p>
          </table:table-cell>
          <table:table-cell table:formula="of:=COM.MICROSOFT.MINIFS([.$C$2:.$C$501];[.$B$2:.$B$501];[.$I44])" office:value-type="float" office:value="422885" calcext:value-type="float">
            <text:p>422885</text:p>
          </table:table-cell>
          <table:table-cell table:formula="of:=AVERAGEIFS([.$C$2:.$C$501];[.$B$2:.$B$501];[.$I44])" office:value-type="float" office:value="424160.1" calcext:value-type="float">
            <text:p>424160,1</text:p>
          </table:table-cell>
          <table:table-cell table:formula="of:=AVERAGEIFS([.$F$2:.$F$501];[.$B$2:.$B$501];[.$I44])" office:value-type="float" office:value="304.64319112" calcext:value-type="float">
            <text:p>304,64319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3</text:p>
          </table:table-cell>
          <table:table-cell office:value-type="float" office:value="509437" calcext:value-type="float">
            <text:p>509437</text:p>
          </table:table-cell>
          <table:table-cell office:value-type="float" office:value="103456" calcext:value-type="float">
            <text:p>103456</text:p>
          </table:table-cell>
          <table:table-cell office:value-type="float" office:value="405981" calcext:value-type="float">
            <text:p>405981</text:p>
          </table:table-cell>
          <table:table-cell office:value-type="float" office:value="384.6680166" calcext:value-type="float">
            <text:p>384,6680166</text:p>
          </table:table-cell>
          <table:table-cell table:number-columns-repeated="2"/>
          <table:table-cell office:value-type="string" calcext:value-type="string">
            <text:p>cflp-ci_43</text:p>
          </table:table-cell>
          <table:table-cell table:formula="of:=COM.MICROSOFT.MINIFS([.$C$2:.$C$501];[.$B$2:.$B$501];[.$I45])" office:value-type="float" office:value="508871" calcext:value-type="float">
            <text:p>508871</text:p>
          </table:table-cell>
          <table:table-cell table:formula="of:=AVERAGEIFS([.$C$2:.$C$501];[.$B$2:.$B$501];[.$I45])" office:value-type="float" office:value="509989" calcext:value-type="float">
            <text:p>509989</text:p>
          </table:table-cell>
          <table:table-cell table:formula="of:=AVERAGEIFS([.$F$2:.$F$501];[.$B$2:.$B$501];[.$I45])" office:value-type="float" office:value="385.55816807" calcext:value-type="float">
            <text:p>385,558168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4</text:p>
          </table:table-cell>
          <table:table-cell office:value-type="float" office:value="768361" calcext:value-type="float">
            <text:p>768361</text:p>
          </table:table-cell>
          <table:table-cell office:value-type="float" office:value="132641" calcext:value-type="float">
            <text:p>132641</text:p>
          </table:table-cell>
          <table:table-cell office:value-type="float" office:value="635720" calcext:value-type="float">
            <text:p>635720</text:p>
          </table:table-cell>
          <table:table-cell office:value-type="float" office:value="386.4186123" calcext:value-type="float">
            <text:p>386,4186123</text:p>
          </table:table-cell>
          <table:table-cell table:number-columns-repeated="2"/>
          <table:table-cell office:value-type="string" calcext:value-type="string">
            <text:p>cflp-ci_44</text:p>
          </table:table-cell>
          <table:table-cell table:formula="of:=COM.MICROSOFT.MINIFS([.$C$2:.$C$501];[.$B$2:.$B$501];[.$I46])" office:value-type="float" office:value="766352" calcext:value-type="float">
            <text:p>766352</text:p>
          </table:table-cell>
          <table:table-cell table:formula="of:=AVERAGEIFS([.$C$2:.$C$501];[.$B$2:.$B$501];[.$I46])" office:value-type="float" office:value="767928" calcext:value-type="float">
            <text:p>767928</text:p>
          </table:table-cell>
          <table:table-cell table:formula="of:=AVERAGEIFS([.$F$2:.$F$501];[.$B$2:.$B$501];[.$I46])" office:value-type="float" office:value="383.01804405" calcext:value-type="float">
            <text:p>383,01804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5</text:p>
          </table:table-cell>
          <table:table-cell office:value-type="float" office:value="725446" calcext:value-type="float">
            <text:p>725446</text:p>
          </table:table-cell>
          <table:table-cell office:value-type="float" office:value="109233" calcext:value-type="float">
            <text:p>109233</text:p>
          </table:table-cell>
          <table:table-cell office:value-type="float" office:value="616213" calcext:value-type="float">
            <text:p>616213</text:p>
          </table:table-cell>
          <table:table-cell office:value-type="float" office:value="429.8042463" calcext:value-type="float">
            <text:p>429,8042463</text:p>
          </table:table-cell>
          <table:table-cell table:number-columns-repeated="2"/>
          <table:table-cell office:value-type="string" calcext:value-type="string">
            <text:p>cflp-ci_45</text:p>
          </table:table-cell>
          <table:table-cell table:formula="of:=COM.MICROSOFT.MINIFS([.$C$2:.$C$501];[.$B$2:.$B$501];[.$I47])" office:value-type="float" office:value="724761" calcext:value-type="float">
            <text:p>724761</text:p>
          </table:table-cell>
          <table:table-cell table:formula="of:=AVERAGEIFS([.$C$2:.$C$501];[.$B$2:.$B$501];[.$I47])" office:value-type="float" office:value="725291" calcext:value-type="float">
            <text:p>725291</text:p>
          </table:table-cell>
          <table:table-cell table:formula="of:=AVERAGEIFS([.$F$2:.$F$501];[.$B$2:.$B$501];[.$I47])" office:value-type="float" office:value="434.22486003" calcext:value-type="float">
            <text:p>434,224860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6</text:p>
          </table:table-cell>
          <table:table-cell office:value-type="float" office:value="638988" calcext:value-type="float">
            <text:p>638988</text:p>
          </table:table-cell>
          <table:table-cell office:value-type="float" office:value="120102" calcext:value-type="float">
            <text:p>120102</text:p>
          </table:table-cell>
          <table:table-cell office:value-type="float" office:value="518886" calcext:value-type="float">
            <text:p>518886</text:p>
          </table:table-cell>
          <table:table-cell office:value-type="float" office:value="415.4308598" calcext:value-type="float">
            <text:p>415,4308598</text:p>
          </table:table-cell>
          <table:table-cell table:number-columns-repeated="2"/>
          <table:table-cell office:value-type="string" calcext:value-type="string">
            <text:p>cflp-ci_46</text:p>
          </table:table-cell>
          <table:table-cell table:formula="of:=COM.MICROSOFT.MINIFS([.$C$2:.$C$501];[.$B$2:.$B$501];[.$I48])" office:value-type="float" office:value="637155" calcext:value-type="float">
            <text:p>637155</text:p>
          </table:table-cell>
          <table:table-cell table:formula="of:=AVERAGEIFS([.$C$2:.$C$501];[.$B$2:.$B$501];[.$I48])" office:value-type="float" office:value="638433.8" calcext:value-type="float">
            <text:p>638433,8</text:p>
          </table:table-cell>
          <table:table-cell table:formula="of:=AVERAGEIFS([.$F$2:.$F$501];[.$B$2:.$B$501];[.$I48])" office:value-type="float" office:value="424.82927803" calcext:value-type="float">
            <text:p>424,82927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7</text:p>
          </table:table-cell>
          <table:table-cell office:value-type="float" office:value="412266" calcext:value-type="float">
            <text:p>412266</text:p>
          </table:table-cell>
          <table:table-cell office:value-type="float" office:value="73311" calcext:value-type="float">
            <text:p>73311</text:p>
          </table:table-cell>
          <table:table-cell office:value-type="float" office:value="338955" calcext:value-type="float">
            <text:p>338955</text:p>
          </table:table-cell>
          <table:table-cell office:value-type="float" office:value="289.2466984" calcext:value-type="float">
            <text:p>289,2466984</text:p>
          </table:table-cell>
          <table:table-cell table:number-columns-repeated="2"/>
          <table:table-cell office:value-type="string" calcext:value-type="string">
            <text:p>cflp-ci_47</text:p>
          </table:table-cell>
          <table:table-cell table:formula="of:=COM.MICROSOFT.MINIFS([.$C$2:.$C$501];[.$B$2:.$B$501];[.$I49])" office:value-type="float" office:value="410913" calcext:value-type="float">
            <text:p>410913</text:p>
          </table:table-cell>
          <table:table-cell table:formula="of:=AVERAGEIFS([.$C$2:.$C$501];[.$B$2:.$B$501];[.$I49])" office:value-type="float" office:value="411767.5" calcext:value-type="float">
            <text:p>411767,5</text:p>
          </table:table-cell>
          <table:table-cell table:formula="of:=AVERAGEIFS([.$F$2:.$F$501];[.$B$2:.$B$501];[.$I49])" office:value-type="float" office:value="289.24630104" calcext:value-type="float">
            <text:p>289,24630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8</text:p>
          </table:table-cell>
          <table:table-cell office:value-type="float" office:value="778044" calcext:value-type="float">
            <text:p>778044</text:p>
          </table:table-cell>
          <table:table-cell office:value-type="float" office:value="105168" calcext:value-type="float">
            <text:p>105168</text:p>
          </table:table-cell>
          <table:table-cell office:value-type="float" office:value="672876" calcext:value-type="float">
            <text:p>672876</text:p>
          </table:table-cell>
          <table:table-cell office:value-type="float" office:value="339.9786649" calcext:value-type="float">
            <text:p>339,9786649</text:p>
          </table:table-cell>
          <table:table-cell table:number-columns-repeated="2"/>
          <table:table-cell office:value-type="string" calcext:value-type="string">
            <text:p>cflp-ci_48</text:p>
          </table:table-cell>
          <table:table-cell table:formula="of:=COM.MICROSOFT.MINIFS([.$C$2:.$C$501];[.$B$2:.$B$501];[.$I50])" office:value-type="float" office:value="778044" calcext:value-type="float">
            <text:p>778044</text:p>
          </table:table-cell>
          <table:table-cell table:formula="of:=AVERAGEIFS([.$C$2:.$C$501];[.$B$2:.$B$501];[.$I50])" office:value-type="float" office:value="779471.1" calcext:value-type="float">
            <text:p>779471,1</text:p>
          </table:table-cell>
          <table:table-cell table:formula="of:=AVERAGEIFS([.$F$2:.$F$501];[.$B$2:.$B$501];[.$I50])" office:value-type="float" office:value="339.86049696" calcext:value-type="float">
            <text:p>339,860496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flp-ci_49</text:p>
          </table:table-cell>
          <table:table-cell office:value-type="float" office:value="306479" calcext:value-type="float">
            <text:p>306479</text:p>
          </table:table-cell>
          <table:table-cell office:value-type="float" office:value="69949" calcext:value-type="float">
            <text:p>69949</text:p>
          </table:table-cell>
          <table:table-cell office:value-type="float" office:value="236530" calcext:value-type="float">
            <text:p>236530</text:p>
          </table:table-cell>
          <table:table-cell office:value-type="float" office:value="297.2846286" calcext:value-type="float">
            <text:p>297,2846286</text:p>
          </table:table-cell>
          <table:table-cell table:number-columns-repeated="2"/>
          <table:table-cell office:value-type="string" calcext:value-type="string">
            <text:p>cflp-ci_49</text:p>
          </table:table-cell>
          <table:table-cell table:formula="of:=COM.MICROSOFT.MINIFS([.$C$2:.$C$501];[.$B$2:.$B$501];[.$I51])" office:value-type="float" office:value="305726" calcext:value-type="float">
            <text:p>305726</text:p>
          </table:table-cell>
          <table:table-cell table:formula="of:=AVERAGEIFS([.$C$2:.$C$501];[.$B$2:.$B$501];[.$I51])" office:value-type="float" office:value="306143.6" calcext:value-type="float">
            <text:p>306143,6</text:p>
          </table:table-cell>
          <table:table-cell table:formula="of:=AVERAGEIFS([.$F$2:.$F$501];[.$B$2:.$B$501];[.$I51])" office:value-type="float" office:value="297.29139556" calcext:value-type="float">
            <text:p>297,29139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0</text:p>
          </table:table-cell>
          <table:table-cell office:value-type="float" office:value="425889" calcext:value-type="float">
            <text:p>425889</text:p>
          </table:table-cell>
          <table:table-cell office:value-type="float" office:value="76434" calcext:value-type="float">
            <text:p>76434</text:p>
          </table:table-cell>
          <table:table-cell office:value-type="float" office:value="349455" calcext:value-type="float">
            <text:p>349455</text:p>
          </table:table-cell>
          <table:table-cell office:value-type="float" office:value="290.4868997" calcext:value-type="float">
            <text:p>290,4868997</text:p>
          </table:table-cell>
          <table:table-cell table:number-columns-repeated="3"/>
          <table:table-cell table:formula="of:=AVERAGE([.J2:.J51])" office:value-type="float" office:value="697281.62" calcext:value-type="float">
            <text:p>697281,62</text:p>
          </table:table-cell>
          <table:table-cell table:formula="of:=AVERAGE([.K2:.K51])" office:value-type="float" office:value="698454.892" calcext:value-type="float">
            <text:p>698454,892</text:p>
          </table:table-cell>
          <table:table-cell table:formula="of:=AVERAGE([.L2:.L51])" office:value-type="float" office:value="360.89232212122" calcext:value-type="float">
            <text:p>360,89232212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1</text:p>
          </table:table-cell>
          <table:table-cell office:value-type="float" office:value="573983" calcext:value-type="float">
            <text:p>573983</text:p>
          </table:table-cell>
          <table:table-cell office:value-type="float" office:value="125577" calcext:value-type="float">
            <text:p>125577</text:p>
          </table:table-cell>
          <table:table-cell office:value-type="float" office:value="448406" calcext:value-type="float">
            <text:p>448406</text:p>
          </table:table-cell>
          <table:table-cell office:value-type="float" office:value="390.1663635" calcext:value-type="float">
            <text:p>390,166363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2</text:p>
          </table:table-cell>
          <table:table-cell office:value-type="float" office:value="448701" calcext:value-type="float">
            <text:p>448701</text:p>
          </table:table-cell>
          <table:table-cell office:value-type="float" office:value="114401" calcext:value-type="float">
            <text:p>114401</text:p>
          </table:table-cell>
          <table:table-cell office:value-type="float" office:value="334300" calcext:value-type="float">
            <text:p>334300</text:p>
          </table:table-cell>
          <table:table-cell office:value-type="float" office:value="395.4238132" calcext:value-type="float">
            <text:p>395,423813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3</text:p>
          </table:table-cell>
          <table:table-cell office:value-type="float" office:value="1509597" calcext:value-type="float">
            <text:p>1509597</text:p>
          </table:table-cell>
          <table:table-cell office:value-type="float" office:value="169677" calcext:value-type="float">
            <text:p>169677</text:p>
          </table:table-cell>
          <table:table-cell office:value-type="float" office:value="1339920" calcext:value-type="float">
            <text:p>1339920</text:p>
          </table:table-cell>
          <table:table-cell office:value-type="float" office:value="367.5441427" calcext:value-type="float">
            <text:p>367,544142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4</text:p>
          </table:table-cell>
          <table:table-cell office:value-type="float" office:value="1220618" calcext:value-type="float">
            <text:p>1220618</text:p>
          </table:table-cell>
          <table:table-cell office:value-type="float" office:value="139786" calcext:value-type="float">
            <text:p>139786</text:p>
          </table:table-cell>
          <table:table-cell office:value-type="float" office:value="1080832" calcext:value-type="float">
            <text:p>1080832</text:p>
          </table:table-cell>
          <table:table-cell office:value-type="float" office:value="401.5812951" calcext:value-type="float">
            <text:p>401,581295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5</text:p>
          </table:table-cell>
          <table:table-cell office:value-type="float" office:value="368456" calcext:value-type="float">
            <text:p>368456</text:p>
          </table:table-cell>
          <table:table-cell office:value-type="float" office:value="99731" calcext:value-type="float">
            <text:p>99731</text:p>
          </table:table-cell>
          <table:table-cell office:value-type="float" office:value="268725" calcext:value-type="float">
            <text:p>268725</text:p>
          </table:table-cell>
          <table:table-cell office:value-type="float" office:value="385.2568868" calcext:value-type="float">
            <text:p>385,25688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6</text:p>
          </table:table-cell>
          <table:table-cell office:value-type="float" office:value="155296" calcext:value-type="float">
            <text:p>155296</text:p>
          </table:table-cell>
          <table:table-cell office:value-type="float" office:value="56066" calcext:value-type="float">
            <text:p>56066</text:p>
          </table:table-cell>
          <table:table-cell office:value-type="float" office:value="99230" calcext:value-type="float">
            <text:p>99230</text:p>
          </table:table-cell>
          <table:table-cell office:value-type="float" office:value="250.9243549" calcext:value-type="float">
            <text:p>250,9243549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7</text:p>
          </table:table-cell>
          <table:table-cell office:value-type="float" office:value="453931" calcext:value-type="float">
            <text:p>453931</text:p>
          </table:table-cell>
          <table:table-cell office:value-type="float" office:value="108133" calcext:value-type="float">
            <text:p>108133</text:p>
          </table:table-cell>
          <table:table-cell office:value-type="float" office:value="345798" calcext:value-type="float">
            <text:p>345798</text:p>
          </table:table-cell>
          <table:table-cell office:value-type="float" office:value="420.8700883" calcext:value-type="float">
            <text:p>420,870088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8</text:p>
          </table:table-cell>
          <table:table-cell office:value-type="float" office:value="703303" calcext:value-type="float">
            <text:p>703303</text:p>
          </table:table-cell>
          <table:table-cell office:value-type="float" office:value="112819" calcext:value-type="float">
            <text:p>112819</text:p>
          </table:table-cell>
          <table:table-cell office:value-type="float" office:value="590484" calcext:value-type="float">
            <text:p>590484</text:p>
          </table:table-cell>
          <table:table-cell office:value-type="float" office:value="357.4200413" calcext:value-type="float">
            <text:p>357,420041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09</text:p>
          </table:table-cell>
          <table:table-cell office:value-type="float" office:value="334128" calcext:value-type="float">
            <text:p>334128</text:p>
          </table:table-cell>
          <table:table-cell office:value-type="float" office:value="88903" calcext:value-type="float">
            <text:p>88903</text:p>
          </table:table-cell>
          <table:table-cell office:value-type="float" office:value="245225" calcext:value-type="float">
            <text:p>245225</text:p>
          </table:table-cell>
          <table:table-cell office:value-type="float" office:value="434.0228442" calcext:value-type="float">
            <text:p>434,022844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0</text:p>
          </table:table-cell>
          <table:table-cell office:value-type="float" office:value="614457" calcext:value-type="float">
            <text:p>614457</text:p>
          </table:table-cell>
          <table:table-cell office:value-type="float" office:value="112467" calcext:value-type="float">
            <text:p>112467</text:p>
          </table:table-cell>
          <table:table-cell office:value-type="float" office:value="501990" calcext:value-type="float">
            <text:p>501990</text:p>
          </table:table-cell>
          <table:table-cell office:value-type="float" office:value="372.8503601" calcext:value-type="float">
            <text:p>372,850360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1</text:p>
          </table:table-cell>
          <table:table-cell office:value-type="float" office:value="31105" calcext:value-type="float">
            <text:p>31105</text:p>
          </table:table-cell>
          <table:table-cell office:value-type="float" office:value="15921" calcext:value-type="float">
            <text:p>15921</text:p>
          </table:table-cell>
          <table:table-cell office:value-type="float" office:value="15184" calcext:value-type="float">
            <text:p>15184</text:p>
          </table:table-cell>
          <table:table-cell office:value-type="float" office:value="82.81260136" calcext:value-type="float">
            <text:p>82,8126013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2</text:p>
          </table:table-cell>
          <table:table-cell office:value-type="float" office:value="461171" calcext:value-type="float">
            <text:p>461171</text:p>
          </table:table-cell>
          <table:table-cell office:value-type="float" office:value="71044" calcext:value-type="float">
            <text:p>71044</text:p>
          </table:table-cell>
          <table:table-cell office:value-type="float" office:value="390127" calcext:value-type="float">
            <text:p>390127</text:p>
          </table:table-cell>
          <table:table-cell office:value-type="float" office:value="247.8328898" calcext:value-type="float">
            <text:p>247,832889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3</text:p>
          </table:table-cell>
          <table:table-cell office:value-type="float" office:value="389089" calcext:value-type="float">
            <text:p>389089</text:p>
          </table:table-cell>
          <table:table-cell office:value-type="float" office:value="67969" calcext:value-type="float">
            <text:p>67969</text:p>
          </table:table-cell>
          <table:table-cell office:value-type="float" office:value="321120" calcext:value-type="float">
            <text:p>321120</text:p>
          </table:table-cell>
          <table:table-cell office:value-type="float" office:value="260.8097838" calcext:value-type="float">
            <text:p>260,80978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4</text:p>
          </table:table-cell>
          <table:table-cell office:value-type="float" office:value="1033166" calcext:value-type="float">
            <text:p>1033166</text:p>
          </table:table-cell>
          <table:table-cell office:value-type="float" office:value="132532" calcext:value-type="float">
            <text:p>132532</text:p>
          </table:table-cell>
          <table:table-cell office:value-type="float" office:value="900634" calcext:value-type="float">
            <text:p>900634</text:p>
          </table:table-cell>
          <table:table-cell office:value-type="float" office:value="398.4793726" calcext:value-type="float">
            <text:p>398,479372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5</text:p>
          </table:table-cell>
          <table:table-cell office:value-type="float" office:value="566957" calcext:value-type="float">
            <text:p>566957</text:p>
          </table:table-cell>
          <table:table-cell office:value-type="float" office:value="112765" calcext:value-type="float">
            <text:p>112765</text:p>
          </table:table-cell>
          <table:table-cell office:value-type="float" office:value="454192" calcext:value-type="float">
            <text:p>454192</text:p>
          </table:table-cell>
          <table:table-cell office:value-type="float" office:value="420.5861018" calcext:value-type="float">
            <text:p>420,586101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6</text:p>
          </table:table-cell>
          <table:table-cell office:value-type="float" office:value="891860" calcext:value-type="float">
            <text:p>891860</text:p>
          </table:table-cell>
          <table:table-cell office:value-type="float" office:value="104680" calcext:value-type="float">
            <text:p>104680</text:p>
          </table:table-cell>
          <table:table-cell office:value-type="float" office:value="787180" calcext:value-type="float">
            <text:p>787180</text:p>
          </table:table-cell>
          <table:table-cell office:value-type="float" office:value="369.717128" calcext:value-type="float">
            <text:p>369,71712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7</text:p>
          </table:table-cell>
          <table:table-cell office:value-type="float" office:value="1233866" calcext:value-type="float">
            <text:p>1233866</text:p>
          </table:table-cell>
          <table:table-cell office:value-type="float" office:value="132770" calcext:value-type="float">
            <text:p>132770</text:p>
          </table:table-cell>
          <table:table-cell office:value-type="float" office:value="1101096" calcext:value-type="float">
            <text:p>1101096</text:p>
          </table:table-cell>
          <table:table-cell office:value-type="float" office:value="428.3167968" calcext:value-type="float">
            <text:p>428,316796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8</text:p>
          </table:table-cell>
          <table:table-cell office:value-type="float" office:value="905623" calcext:value-type="float">
            <text:p>905623</text:p>
          </table:table-cell>
          <table:table-cell office:value-type="float" office:value="117688" calcext:value-type="float">
            <text:p>117688</text:p>
          </table:table-cell>
          <table:table-cell office:value-type="float" office:value="787935" calcext:value-type="float">
            <text:p>787935</text:p>
          </table:table-cell>
          <table:table-cell office:value-type="float" office:value="383.3933758" calcext:value-type="float">
            <text:p>383,393375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19</text:p>
          </table:table-cell>
          <table:table-cell office:value-type="float" office:value="152523" calcext:value-type="float">
            <text:p>152523</text:p>
          </table:table-cell>
          <table:table-cell office:value-type="float" office:value="49861" calcext:value-type="float">
            <text:p>49861</text:p>
          </table:table-cell>
          <table:table-cell office:value-type="float" office:value="102662" calcext:value-type="float">
            <text:p>102662</text:p>
          </table:table-cell>
          <table:table-cell office:value-type="float" office:value="227.4322202" calcext:value-type="float">
            <text:p>227,432220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0</text:p>
          </table:table-cell>
          <table:table-cell office:value-type="float" office:value="1281586" calcext:value-type="float">
            <text:p>1281586</text:p>
          </table:table-cell>
          <table:table-cell office:value-type="float" office:value="148642" calcext:value-type="float">
            <text:p>148642</text:p>
          </table:table-cell>
          <table:table-cell office:value-type="float" office:value="1132944" calcext:value-type="float">
            <text:p>1132944</text:p>
          </table:table-cell>
          <table:table-cell office:value-type="float" office:value="421.4150017" calcext:value-type="float">
            <text:p>421,415001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1</text:p>
          </table:table-cell>
          <table:table-cell office:value-type="float" office:value="462290" calcext:value-type="float">
            <text:p>462290</text:p>
          </table:table-cell>
          <table:table-cell office:value-type="float" office:value="80675" calcext:value-type="float">
            <text:p>80675</text:p>
          </table:table-cell>
          <table:table-cell office:value-type="float" office:value="381615" calcext:value-type="float">
            <text:p>381615</text:p>
          </table:table-cell>
          <table:table-cell office:value-type="float" office:value="331.9067516" calcext:value-type="float">
            <text:p>331,906751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2</text:p>
          </table:table-cell>
          <table:table-cell office:value-type="float" office:value="314096" calcext:value-type="float">
            <text:p>314096</text:p>
          </table:table-cell>
          <table:table-cell office:value-type="float" office:value="71486" calcext:value-type="float">
            <text:p>71486</text:p>
          </table:table-cell>
          <table:table-cell office:value-type="float" office:value="242610" calcext:value-type="float">
            <text:p>242610</text:p>
          </table:table-cell>
          <table:table-cell office:value-type="float" office:value="267.6122223" calcext:value-type="float">
            <text:p>267,612222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3</text:p>
          </table:table-cell>
          <table:table-cell office:value-type="float" office:value="416394" calcext:value-type="float">
            <text:p>416394</text:p>
          </table:table-cell>
          <table:table-cell office:value-type="float" office:value="89001" calcext:value-type="float">
            <text:p>89001</text:p>
          </table:table-cell>
          <table:table-cell office:value-type="float" office:value="327393" calcext:value-type="float">
            <text:p>327393</text:p>
          </table:table-cell>
          <table:table-cell office:value-type="float" office:value="372.7453856" calcext:value-type="float">
            <text:p>372,745385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4</text:p>
          </table:table-cell>
          <table:table-cell office:value-type="float" office:value="474685" calcext:value-type="float">
            <text:p>474685</text:p>
          </table:table-cell>
          <table:table-cell office:value-type="float" office:value="110467" calcext:value-type="float">
            <text:p>110467</text:p>
          </table:table-cell>
          <table:table-cell office:value-type="float" office:value="364218" calcext:value-type="float">
            <text:p>364218</text:p>
          </table:table-cell>
          <table:table-cell office:value-type="float" office:value="413.1342785" calcext:value-type="float">
            <text:p>413,13427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5</text:p>
          </table:table-cell>
          <table:table-cell office:value-type="float" office:value="806387" calcext:value-type="float">
            <text:p>806387</text:p>
          </table:table-cell>
          <table:table-cell office:value-type="float" office:value="147499" calcext:value-type="float">
            <text:p>147499</text:p>
          </table:table-cell>
          <table:table-cell office:value-type="float" office:value="658888" calcext:value-type="float">
            <text:p>658888</text:p>
          </table:table-cell>
          <table:table-cell office:value-type="float" office:value="371.924673" calcext:value-type="float">
            <text:p>371,92467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6</text:p>
          </table:table-cell>
          <table:table-cell office:value-type="float" office:value="700025" calcext:value-type="float">
            <text:p>700025</text:p>
          </table:table-cell>
          <table:table-cell office:value-type="float" office:value="119511" calcext:value-type="float">
            <text:p>119511</text:p>
          </table:table-cell>
          <table:table-cell office:value-type="float" office:value="580514" calcext:value-type="float">
            <text:p>580514</text:p>
          </table:table-cell>
          <table:table-cell office:value-type="float" office:value="438.9094105" calcext:value-type="float">
            <text:p>438,909410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7</text:p>
          </table:table-cell>
          <table:table-cell office:value-type="float" office:value="1436164" calcext:value-type="float">
            <text:p>1436164</text:p>
          </table:table-cell>
          <table:table-cell office:value-type="float" office:value="152476" calcext:value-type="float">
            <text:p>152476</text:p>
          </table:table-cell>
          <table:table-cell office:value-type="float" office:value="1283688" calcext:value-type="float">
            <text:p>1283688</text:p>
          </table:table-cell>
          <table:table-cell office:value-type="float" office:value="413.2832236" calcext:value-type="float">
            <text:p>413,283223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8</text:p>
          </table:table-cell>
          <table:table-cell office:value-type="float" office:value="470096" calcext:value-type="float">
            <text:p>470096</text:p>
          </table:table-cell>
          <table:table-cell office:value-type="float" office:value="78501" calcext:value-type="float">
            <text:p>78501</text:p>
          </table:table-cell>
          <table:table-cell office:value-type="float" office:value="391595" calcext:value-type="float">
            <text:p>391595</text:p>
          </table:table-cell>
          <table:table-cell office:value-type="float" office:value="291.1064085" calcext:value-type="float">
            <text:p>291,1064085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29</text:p>
          </table:table-cell>
          <table:table-cell office:value-type="float" office:value="1383800" calcext:value-type="float">
            <text:p>1383800</text:p>
          </table:table-cell>
          <table:table-cell office:value-type="float" office:value="154513" calcext:value-type="float">
            <text:p>154513</text:p>
          </table:table-cell>
          <table:table-cell office:value-type="float" office:value="1229287" calcext:value-type="float">
            <text:p>1229287</text:p>
          </table:table-cell>
          <table:table-cell office:value-type="float" office:value="430.8410474" calcext:value-type="float">
            <text:p>430,841047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0</text:p>
          </table:table-cell>
          <table:table-cell office:value-type="float" office:value="580934" calcext:value-type="float">
            <text:p>580934</text:p>
          </table:table-cell>
          <table:table-cell office:value-type="float" office:value="102247" calcext:value-type="float">
            <text:p>102247</text:p>
          </table:table-cell>
          <table:table-cell office:value-type="float" office:value="478687" calcext:value-type="float">
            <text:p>478687</text:p>
          </table:table-cell>
          <table:table-cell office:value-type="float" office:value="395.6639964" calcext:value-type="float">
            <text:p>395,663996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1</text:p>
          </table:table-cell>
          <table:table-cell office:value-type="float" office:value="1216734" calcext:value-type="float">
            <text:p>1216734</text:p>
          </table:table-cell>
          <table:table-cell office:value-type="float" office:value="153737" calcext:value-type="float">
            <text:p>153737</text:p>
          </table:table-cell>
          <table:table-cell office:value-type="float" office:value="1062997" calcext:value-type="float">
            <text:p>1062997</text:p>
          </table:table-cell>
          <table:table-cell office:value-type="float" office:value="394.0239911" calcext:value-type="float">
            <text:p>394,023991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2</text:p>
          </table:table-cell>
          <table:table-cell office:value-type="float" office:value="492937" calcext:value-type="float">
            <text:p>492937</text:p>
          </table:table-cell>
          <table:table-cell office:value-type="float" office:value="108952" calcext:value-type="float">
            <text:p>108952</text:p>
          </table:table-cell>
          <table:table-cell office:value-type="float" office:value="383985" calcext:value-type="float">
            <text:p>383985</text:p>
          </table:table-cell>
          <table:table-cell office:value-type="float" office:value="404.513691" calcext:value-type="float">
            <text:p>404,51369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3</text:p>
          </table:table-cell>
          <table:table-cell office:value-type="float" office:value="1082987" calcext:value-type="float">
            <text:p>1082987</text:p>
          </table:table-cell>
          <table:table-cell office:value-type="float" office:value="141017" calcext:value-type="float">
            <text:p>141017</text:p>
          </table:table-cell>
          <table:table-cell office:value-type="float" office:value="941970" calcext:value-type="float">
            <text:p>941970</text:p>
          </table:table-cell>
          <table:table-cell office:value-type="float" office:value="426.4516996" calcext:value-type="float">
            <text:p>426,451699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4</text:p>
          </table:table-cell>
          <table:table-cell office:value-type="float" office:value="1158883" calcext:value-type="float">
            <text:p>1158883</text:p>
          </table:table-cell>
          <table:table-cell office:value-type="float" office:value="125264" calcext:value-type="float">
            <text:p>125264</text:p>
          </table:table-cell>
          <table:table-cell office:value-type="float" office:value="1033619" calcext:value-type="float">
            <text:p>1033619</text:p>
          </table:table-cell>
          <table:table-cell office:value-type="float" office:value="406.4046876" calcext:value-type="float">
            <text:p>406,404687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5</text:p>
          </table:table-cell>
          <table:table-cell office:value-type="float" office:value="549152" calcext:value-type="float">
            <text:p>549152</text:p>
          </table:table-cell>
          <table:table-cell office:value-type="float" office:value="125930" calcext:value-type="float">
            <text:p>125930</text:p>
          </table:table-cell>
          <table:table-cell office:value-type="float" office:value="423222" calcext:value-type="float">
            <text:p>423222</text:p>
          </table:table-cell>
          <table:table-cell office:value-type="float" office:value="426.0326007" calcext:value-type="float">
            <text:p>426,0326007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6</text:p>
          </table:table-cell>
          <table:table-cell office:value-type="float" office:value="556753" calcext:value-type="float">
            <text:p>556753</text:p>
          </table:table-cell>
          <table:table-cell office:value-type="float" office:value="100110" calcext:value-type="float">
            <text:p>100110</text:p>
          </table:table-cell>
          <table:table-cell office:value-type="float" office:value="456643" calcext:value-type="float">
            <text:p>456643</text:p>
          </table:table-cell>
          <table:table-cell office:value-type="float" office:value="343.6975612" calcext:value-type="float">
            <text:p>343,697561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7</text:p>
          </table:table-cell>
          <table:table-cell office:value-type="float" office:value="1291846" calcext:value-type="float">
            <text:p>1291846</text:p>
          </table:table-cell>
          <table:table-cell office:value-type="float" office:value="136156" calcext:value-type="float">
            <text:p>136156</text:p>
          </table:table-cell>
          <table:table-cell office:value-type="float" office:value="1155690" calcext:value-type="float">
            <text:p>1155690</text:p>
          </table:table-cell>
          <table:table-cell office:value-type="float" office:value="407.760322" calcext:value-type="float">
            <text:p>407,76032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8</text:p>
          </table:table-cell>
          <table:table-cell office:value-type="float" office:value="1060581" calcext:value-type="float">
            <text:p>1060581</text:p>
          </table:table-cell>
          <table:table-cell office:value-type="float" office:value="125819" calcext:value-type="float">
            <text:p>125819</text:p>
          </table:table-cell>
          <table:table-cell office:value-type="float" office:value="934762" calcext:value-type="float">
            <text:p>934762</text:p>
          </table:table-cell>
          <table:table-cell office:value-type="float" office:value="382.7935746" calcext:value-type="float">
            <text:p>382,793574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39</text:p>
          </table:table-cell>
          <table:table-cell office:value-type="float" office:value="193157" calcext:value-type="float">
            <text:p>193157</text:p>
          </table:table-cell>
          <table:table-cell office:value-type="float" office:value="51004" calcext:value-type="float">
            <text:p>51004</text:p>
          </table:table-cell>
          <table:table-cell office:value-type="float" office:value="142153" calcext:value-type="float">
            <text:p>142153</text:p>
          </table:table-cell>
          <table:table-cell office:value-type="float" office:value="195.2939243" calcext:value-type="float">
            <text:p>195,2939243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0</text:p>
          </table:table-cell>
          <table:table-cell office:value-type="float" office:value="639191" calcext:value-type="float">
            <text:p>639191</text:p>
          </table:table-cell>
          <table:table-cell office:value-type="float" office:value="97526" calcext:value-type="float">
            <text:p>97526</text:p>
          </table:table-cell>
          <table:table-cell office:value-type="float" office:value="541665" calcext:value-type="float">
            <text:p>541665</text:p>
          </table:table-cell>
          <table:table-cell office:value-type="float" office:value="397.4871962" calcext:value-type="float">
            <text:p>397,48719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1</text:p>
          </table:table-cell>
          <table:table-cell office:value-type="float" office:value="1311308" calcext:value-type="float">
            <text:p>1311308</text:p>
          </table:table-cell>
          <table:table-cell office:value-type="float" office:value="172079" calcext:value-type="float">
            <text:p>172079</text:p>
          </table:table-cell>
          <table:table-cell office:value-type="float" office:value="1139229" calcext:value-type="float">
            <text:p>1139229</text:p>
          </table:table-cell>
          <table:table-cell office:value-type="float" office:value="387.7075562" calcext:value-type="float">
            <text:p>387,707556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2</text:p>
          </table:table-cell>
          <table:table-cell office:value-type="float" office:value="424063" calcext:value-type="float">
            <text:p>424063</text:p>
          </table:table-cell>
          <table:table-cell office:value-type="float" office:value="74413" calcext:value-type="float">
            <text:p>74413</text:p>
          </table:table-cell>
          <table:table-cell office:value-type="float" office:value="349650" calcext:value-type="float">
            <text:p>349650</text:p>
          </table:table-cell>
          <table:table-cell office:value-type="float" office:value="304.701538" calcext:value-type="float">
            <text:p>304,701538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3</text:p>
          </table:table-cell>
          <table:table-cell office:value-type="float" office:value="509561" calcext:value-type="float">
            <text:p>509561</text:p>
          </table:table-cell>
          <table:table-cell office:value-type="float" office:value="102275" calcext:value-type="float">
            <text:p>102275</text:p>
          </table:table-cell>
          <table:table-cell office:value-type="float" office:value="407286" calcext:value-type="float">
            <text:p>407286</text:p>
          </table:table-cell>
          <table:table-cell office:value-type="float" office:value="386.9874261" calcext:value-type="float">
            <text:p>386,987426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4</text:p>
          </table:table-cell>
          <table:table-cell office:value-type="float" office:value="766610" calcext:value-type="float">
            <text:p>766610</text:p>
          </table:table-cell>
          <table:table-cell office:value-type="float" office:value="133140" calcext:value-type="float">
            <text:p>133140</text:p>
          </table:table-cell>
          <table:table-cell office:value-type="float" office:value="633470" calcext:value-type="float">
            <text:p>633470</text:p>
          </table:table-cell>
          <table:table-cell office:value-type="float" office:value="382.881506" calcext:value-type="float">
            <text:p>382,88150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5</text:p>
          </table:table-cell>
          <table:table-cell office:value-type="float" office:value="724926" calcext:value-type="float">
            <text:p>724926</text:p>
          </table:table-cell>
          <table:table-cell office:value-type="float" office:value="108856" calcext:value-type="float">
            <text:p>108856</text:p>
          </table:table-cell>
          <table:table-cell office:value-type="float" office:value="616070" calcext:value-type="float">
            <text:p>616070</text:p>
          </table:table-cell>
          <table:table-cell office:value-type="float" office:value="435.3631196" calcext:value-type="float">
            <text:p>435,3631196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6</text:p>
          </table:table-cell>
          <table:table-cell office:value-type="float" office:value="638743" calcext:value-type="float">
            <text:p>638743</text:p>
          </table:table-cell>
          <table:table-cell office:value-type="float" office:value="117940" calcext:value-type="float">
            <text:p>117940</text:p>
          </table:table-cell>
          <table:table-cell office:value-type="float" office:value="520803" calcext:value-type="float">
            <text:p>520803</text:p>
          </table:table-cell>
          <table:table-cell office:value-type="float" office:value="428.9016984" calcext:value-type="float">
            <text:p>428,901698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7</text:p>
          </table:table-cell>
          <table:table-cell office:value-type="float" office:value="412041" calcext:value-type="float">
            <text:p>412041</text:p>
          </table:table-cell>
          <table:table-cell office:value-type="float" office:value="72936" calcext:value-type="float">
            <text:p>72936</text:p>
          </table:table-cell>
          <table:table-cell office:value-type="float" office:value="339105" calcext:value-type="float">
            <text:p>339105</text:p>
          </table:table-cell>
          <table:table-cell office:value-type="float" office:value="289.2448371" calcext:value-type="float">
            <text:p>289,244837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8</text:p>
          </table:table-cell>
          <table:table-cell office:value-type="float" office:value="779476" calcext:value-type="float">
            <text:p>779476</text:p>
          </table:table-cell>
          <table:table-cell office:value-type="float" office:value="104026" calcext:value-type="float">
            <text:p>104026</text:p>
          </table:table-cell>
          <table:table-cell office:value-type="float" office:value="675450" calcext:value-type="float">
            <text:p>675450</text:p>
          </table:table-cell>
          <table:table-cell office:value-type="float" office:value="338.7471144" calcext:value-type="float">
            <text:p>338,7471144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flp-ci_49</text:p>
          </table:table-cell>
          <table:table-cell office:value-type="float" office:value="306952" calcext:value-type="float">
            <text:p>306952</text:p>
          </table:table-cell>
          <table:table-cell office:value-type="float" office:value="70592" calcext:value-type="float">
            <text:p>70592</text:p>
          </table:table-cell>
          <table:table-cell office:value-type="float" office:value="236360" calcext:value-type="float">
            <text:p>236360</text:p>
          </table:table-cell>
          <table:table-cell office:value-type="float" office:value="297.2876783" calcext:value-type="float">
            <text:p>297,28767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0</text:p>
          </table:table-cell>
          <table:table-cell office:value-type="float" office:value="424519" calcext:value-type="float">
            <text:p>424519</text:p>
          </table:table-cell>
          <table:table-cell office:value-type="float" office:value="78289" calcext:value-type="float">
            <text:p>78289</text:p>
          </table:table-cell>
          <table:table-cell office:value-type="float" office:value="346230" calcext:value-type="float">
            <text:p>346230</text:p>
          </table:table-cell>
          <table:table-cell office:value-type="float" office:value="291.101174" calcext:value-type="float">
            <text:p>291,1011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1</text:p>
          </table:table-cell>
          <table:table-cell office:value-type="float" office:value="576552" calcext:value-type="float">
            <text:p>576552</text:p>
          </table:table-cell>
          <table:table-cell office:value-type="float" office:value="126403" calcext:value-type="float">
            <text:p>126403</text:p>
          </table:table-cell>
          <table:table-cell office:value-type="float" office:value="450149" calcext:value-type="float">
            <text:p>450149</text:p>
          </table:table-cell>
          <table:table-cell office:value-type="float" office:value="394.0813987" calcext:value-type="float">
            <text:p>394,081398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2</text:p>
          </table:table-cell>
          <table:table-cell office:value-type="float" office:value="449266" calcext:value-type="float">
            <text:p>449266</text:p>
          </table:table-cell>
          <table:table-cell office:value-type="float" office:value="114696" calcext:value-type="float">
            <text:p>114696</text:p>
          </table:table-cell>
          <table:table-cell office:value-type="float" office:value="334570" calcext:value-type="float">
            <text:p>334570</text:p>
          </table:table-cell>
          <table:table-cell office:value-type="float" office:value="387.4111407" calcext:value-type="float">
            <text:p>387,411140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3</text:p>
          </table:table-cell>
          <table:table-cell office:value-type="float" office:value="1509360" calcext:value-type="float">
            <text:p>1509360</text:p>
          </table:table-cell>
          <table:table-cell office:value-type="float" office:value="169984" calcext:value-type="float">
            <text:p>169984</text:p>
          </table:table-cell>
          <table:table-cell office:value-type="float" office:value="1339376" calcext:value-type="float">
            <text:p>1339376</text:p>
          </table:table-cell>
          <table:table-cell office:value-type="float" office:value="364.9041218" calcext:value-type="float">
            <text:p>364,904121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4</text:p>
          </table:table-cell>
          <table:table-cell office:value-type="float" office:value="1223518" calcext:value-type="float">
            <text:p>1223518</text:p>
          </table:table-cell>
          <table:table-cell office:value-type="float" office:value="140798" calcext:value-type="float">
            <text:p>140798</text:p>
          </table:table-cell>
          <table:table-cell office:value-type="float" office:value="1082720" calcext:value-type="float">
            <text:p>1082720</text:p>
          </table:table-cell>
          <table:table-cell office:value-type="float" office:value="389.381297" calcext:value-type="float">
            <text:p>389,3812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5</text:p>
          </table:table-cell>
          <table:table-cell office:value-type="float" office:value="368938" calcext:value-type="float">
            <text:p>368938</text:p>
          </table:table-cell>
          <table:table-cell office:value-type="float" office:value="100153" calcext:value-type="float">
            <text:p>100153</text:p>
          </table:table-cell>
          <table:table-cell office:value-type="float" office:value="268785" calcext:value-type="float">
            <text:p>268785</text:p>
          </table:table-cell>
          <table:table-cell office:value-type="float" office:value="379.70733" calcext:value-type="float">
            <text:p>379,707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6</text:p>
          </table:table-cell>
          <table:table-cell office:value-type="float" office:value="155401" calcext:value-type="float">
            <text:p>155401</text:p>
          </table:table-cell>
          <table:table-cell office:value-type="float" office:value="56161" calcext:value-type="float">
            <text:p>56161</text:p>
          </table:table-cell>
          <table:table-cell office:value-type="float" office:value="99240" calcext:value-type="float">
            <text:p>99240</text:p>
          </table:table-cell>
          <table:table-cell office:value-type="float" office:value="250.9270553" calcext:value-type="float">
            <text:p>250,92705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7</text:p>
          </table:table-cell>
          <table:table-cell office:value-type="float" office:value="454134" calcext:value-type="float">
            <text:p>454134</text:p>
          </table:table-cell>
          <table:table-cell office:value-type="float" office:value="108168" calcext:value-type="float">
            <text:p>108168</text:p>
          </table:table-cell>
          <table:table-cell office:value-type="float" office:value="345966" calcext:value-type="float">
            <text:p>345966</text:p>
          </table:table-cell>
          <table:table-cell office:value-type="float" office:value="419.2298804" calcext:value-type="float">
            <text:p>419,22988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8</text:p>
          </table:table-cell>
          <table:table-cell office:value-type="float" office:value="703698" calcext:value-type="float">
            <text:p>703698</text:p>
          </table:table-cell>
          <table:table-cell office:value-type="float" office:value="113742" calcext:value-type="float">
            <text:p>113742</text:p>
          </table:table-cell>
          <table:table-cell office:value-type="float" office:value="589956" calcext:value-type="float">
            <text:p>589956</text:p>
          </table:table-cell>
          <table:table-cell office:value-type="float" office:value="355.5957691" calcext:value-type="float">
            <text:p>355,595769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09</text:p>
          </table:table-cell>
          <table:table-cell office:value-type="float" office:value="334539" calcext:value-type="float">
            <text:p>334539</text:p>
          </table:table-cell>
          <table:table-cell office:value-type="float" office:value="89709" calcext:value-type="float">
            <text:p>89709</text:p>
          </table:table-cell>
          <table:table-cell office:value-type="float" office:value="244830" calcext:value-type="float">
            <text:p>244830</text:p>
          </table:table-cell>
          <table:table-cell office:value-type="float" office:value="434.6660763" calcext:value-type="float">
            <text:p>434,666076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0</text:p>
          </table:table-cell>
          <table:table-cell office:value-type="float" office:value="614075" calcext:value-type="float">
            <text:p>614075</text:p>
          </table:table-cell>
          <table:table-cell office:value-type="float" office:value="113295" calcext:value-type="float">
            <text:p>113295</text:p>
          </table:table-cell>
          <table:table-cell office:value-type="float" office:value="500780" calcext:value-type="float">
            <text:p>500780</text:p>
          </table:table-cell>
          <table:table-cell office:value-type="float" office:value="372.8203147" calcext:value-type="float">
            <text:p>372,820314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1</text:p>
          </table:table-cell>
          <table:table-cell office:value-type="float" office:value="30894" calcext:value-type="float">
            <text:p>30894</text:p>
          </table:table-cell>
          <table:table-cell office:value-type="float" office:value="15478" calcext:value-type="float">
            <text:p>15478</text:p>
          </table:table-cell>
          <table:table-cell office:value-type="float" office:value="15416" calcext:value-type="float">
            <text:p>15416</text:p>
          </table:table-cell>
          <table:table-cell office:value-type="float" office:value="82.8126068" calcext:value-type="float">
            <text:p>82,812606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2</text:p>
          </table:table-cell>
          <table:table-cell office:value-type="float" office:value="462361" calcext:value-type="float">
            <text:p>462361</text:p>
          </table:table-cell>
          <table:table-cell office:value-type="float" office:value="71645" calcext:value-type="float">
            <text:p>71645</text:p>
          </table:table-cell>
          <table:table-cell office:value-type="float" office:value="390716" calcext:value-type="float">
            <text:p>390716</text:p>
          </table:table-cell>
          <table:table-cell office:value-type="float" office:value="247.8328128" calcext:value-type="float">
            <text:p>247,832812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3</text:p>
          </table:table-cell>
          <table:table-cell office:value-type="float" office:value="388984" calcext:value-type="float">
            <text:p>388984</text:p>
          </table:table-cell>
          <table:table-cell office:value-type="float" office:value="65124" calcext:value-type="float">
            <text:p>65124</text:p>
          </table:table-cell>
          <table:table-cell office:value-type="float" office:value="323860" calcext:value-type="float">
            <text:p>323860</text:p>
          </table:table-cell>
          <table:table-cell office:value-type="float" office:value="260.8102859" calcext:value-type="float">
            <text:p>260,810285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4</text:p>
          </table:table-cell>
          <table:table-cell office:value-type="float" office:value="1032317" calcext:value-type="float">
            <text:p>1032317</text:p>
          </table:table-cell>
          <table:table-cell office:value-type="float" office:value="131613" calcext:value-type="float">
            <text:p>131613</text:p>
          </table:table-cell>
          <table:table-cell office:value-type="float" office:value="900704" calcext:value-type="float">
            <text:p>900704</text:p>
          </table:table-cell>
          <table:table-cell office:value-type="float" office:value="403.9321967" calcext:value-type="float">
            <text:p>403,93219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5</text:p>
          </table:table-cell>
          <table:table-cell office:value-type="float" office:value="566353" calcext:value-type="float">
            <text:p>566353</text:p>
          </table:table-cell>
          <table:table-cell office:value-type="float" office:value="111897" calcext:value-type="float">
            <text:p>111897</text:p>
          </table:table-cell>
          <table:table-cell office:value-type="float" office:value="454456" calcext:value-type="float">
            <text:p>454456</text:p>
          </table:table-cell>
          <table:table-cell office:value-type="float" office:value="415.6358867" calcext:value-type="float">
            <text:p>415,635886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6</text:p>
          </table:table-cell>
          <table:table-cell office:value-type="float" office:value="891207" calcext:value-type="float">
            <text:p>891207</text:p>
          </table:table-cell>
          <table:table-cell office:value-type="float" office:value="106107" calcext:value-type="float">
            <text:p>106107</text:p>
          </table:table-cell>
          <table:table-cell office:value-type="float" office:value="785100" calcext:value-type="float">
            <text:p>785100</text:p>
          </table:table-cell>
          <table:table-cell office:value-type="float" office:value="370.3361681" calcext:value-type="float">
            <text:p>370,336168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7</text:p>
          </table:table-cell>
          <table:table-cell office:value-type="float" office:value="1232889" calcext:value-type="float">
            <text:p>1232889</text:p>
          </table:table-cell>
          <table:table-cell office:value-type="float" office:value="133917" calcext:value-type="float">
            <text:p>133917</text:p>
          </table:table-cell>
          <table:table-cell office:value-type="float" office:value="1098972" calcext:value-type="float">
            <text:p>1098972</text:p>
          </table:table-cell>
          <table:table-cell office:value-type="float" office:value="432.5882501" calcext:value-type="float">
            <text:p>432,588250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8</text:p>
          </table:table-cell>
          <table:table-cell office:value-type="float" office:value="906014" calcext:value-type="float">
            <text:p>906014</text:p>
          </table:table-cell>
          <table:table-cell office:value-type="float" office:value="118289" calcext:value-type="float">
            <text:p>118289</text:p>
          </table:table-cell>
          <table:table-cell office:value-type="float" office:value="787725" calcext:value-type="float">
            <text:p>787725</text:p>
          </table:table-cell>
          <table:table-cell office:value-type="float" office:value="388.2984833" calcext:value-type="float">
            <text:p>388,298483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19</text:p>
          </table:table-cell>
          <table:table-cell office:value-type="float" office:value="152349" calcext:value-type="float">
            <text:p>152349</text:p>
          </table:table-cell>
          <table:table-cell office:value-type="float" office:value="50373" calcext:value-type="float">
            <text:p>50373</text:p>
          </table:table-cell>
          <table:table-cell office:value-type="float" office:value="101976" calcext:value-type="float">
            <text:p>101976</text:p>
          </table:table-cell>
          <table:table-cell office:value-type="float" office:value="227.4318573" calcext:value-type="float">
            <text:p>227,431857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0</text:p>
          </table:table-cell>
          <table:table-cell office:value-type="float" office:value="1283867" calcext:value-type="float">
            <text:p>1283867</text:p>
          </table:table-cell>
          <table:table-cell office:value-type="float" office:value="149067" calcext:value-type="float">
            <text:p>149067</text:p>
          </table:table-cell>
          <table:table-cell office:value-type="float" office:value="1134800" calcext:value-type="float">
            <text:p>1134800</text:p>
          </table:table-cell>
          <table:table-cell office:value-type="float" office:value="418.9137031" calcext:value-type="float">
            <text:p>418,91370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1</text:p>
          </table:table-cell>
          <table:table-cell office:value-type="float" office:value="461133" calcext:value-type="float">
            <text:p>461133</text:p>
          </table:table-cell>
          <table:table-cell office:value-type="float" office:value="78213" calcext:value-type="float">
            <text:p>78213</text:p>
          </table:table-cell>
          <table:table-cell office:value-type="float" office:value="382920" calcext:value-type="float">
            <text:p>382920</text:p>
          </table:table-cell>
          <table:table-cell office:value-type="float" office:value="331.9044955" calcext:value-type="float">
            <text:p>331,904495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2</text:p>
          </table:table-cell>
          <table:table-cell office:value-type="float" office:value="313791" calcext:value-type="float">
            <text:p>313791</text:p>
          </table:table-cell>
          <table:table-cell office:value-type="float" office:value="70911" calcext:value-type="float">
            <text:p>70911</text:p>
          </table:table-cell>
          <table:table-cell office:value-type="float" office:value="242880" calcext:value-type="float">
            <text:p>242880</text:p>
          </table:table-cell>
          <table:table-cell office:value-type="float" office:value="267.612911" calcext:value-type="float">
            <text:p>267,6129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3</text:p>
          </table:table-cell>
          <table:table-cell office:value-type="float" office:value="414629" calcext:value-type="float">
            <text:p>414629</text:p>
          </table:table-cell>
          <table:table-cell office:value-type="float" office:value="88046" calcext:value-type="float">
            <text:p>88046</text:p>
          </table:table-cell>
          <table:table-cell office:value-type="float" office:value="326583" calcext:value-type="float">
            <text:p>326583</text:p>
          </table:table-cell>
          <table:table-cell office:value-type="float" office:value="370.2726769" calcext:value-type="float">
            <text:p>370,272676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4</text:p>
          </table:table-cell>
          <table:table-cell office:value-type="float" office:value="474359" calcext:value-type="float">
            <text:p>474359</text:p>
          </table:table-cell>
          <table:table-cell office:value-type="float" office:value="112547" calcext:value-type="float">
            <text:p>112547</text:p>
          </table:table-cell>
          <table:table-cell office:value-type="float" office:value="361812" calcext:value-type="float">
            <text:p>361812</text:p>
          </table:table-cell>
          <table:table-cell office:value-type="float" office:value="413.7410616" calcext:value-type="float">
            <text:p>413,741061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5</text:p>
          </table:table-cell>
          <table:table-cell office:value-type="float" office:value="805737" calcext:value-type="float">
            <text:p>805737</text:p>
          </table:table-cell>
          <table:table-cell office:value-type="float" office:value="147921" calcext:value-type="float">
            <text:p>147921</text:p>
          </table:table-cell>
          <table:table-cell office:value-type="float" office:value="657816" calcext:value-type="float">
            <text:p>657816</text:p>
          </table:table-cell>
          <table:table-cell office:value-type="float" office:value="375.0643705" calcext:value-type="float">
            <text:p>375,064370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6</text:p>
          </table:table-cell>
          <table:table-cell office:value-type="float" office:value="700501" calcext:value-type="float">
            <text:p>700501</text:p>
          </table:table-cell>
          <table:table-cell office:value-type="float" office:value="119712" calcext:value-type="float">
            <text:p>119712</text:p>
          </table:table-cell>
          <table:table-cell office:value-type="float" office:value="580789" calcext:value-type="float">
            <text:p>580789</text:p>
          </table:table-cell>
          <table:table-cell office:value-type="float" office:value="441.4388372" calcext:value-type="float">
            <text:p>441,438837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7</text:p>
          </table:table-cell>
          <table:table-cell office:value-type="float" office:value="1434067" calcext:value-type="float">
            <text:p>1434067</text:p>
          </table:table-cell>
          <table:table-cell office:value-type="float" office:value="152485" calcext:value-type="float">
            <text:p>152485</text:p>
          </table:table-cell>
          <table:table-cell office:value-type="float" office:value="1281582" calcext:value-type="float">
            <text:p>1281582</text:p>
          </table:table-cell>
          <table:table-cell office:value-type="float" office:value="426.5927465" calcext:value-type="float">
            <text:p>426,592746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8</text:p>
          </table:table-cell>
          <table:table-cell office:value-type="float" office:value="471198" calcext:value-type="float">
            <text:p>471198</text:p>
          </table:table-cell>
          <table:table-cell office:value-type="float" office:value="79178" calcext:value-type="float">
            <text:p>79178</text:p>
          </table:table-cell>
          <table:table-cell office:value-type="float" office:value="392020" calcext:value-type="float">
            <text:p>392020</text:p>
          </table:table-cell>
          <table:table-cell office:value-type="float" office:value="291.1084004" calcext:value-type="float">
            <text:p>291,108400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29</text:p>
          </table:table-cell>
          <table:table-cell office:value-type="float" office:value="1381347" calcext:value-type="float">
            <text:p>1381347</text:p>
          </table:table-cell>
          <table:table-cell office:value-type="float" office:value="154066" calcext:value-type="float">
            <text:p>154066</text:p>
          </table:table-cell>
          <table:table-cell office:value-type="float" office:value="1227281" calcext:value-type="float">
            <text:p>1227281</text:p>
          </table:table-cell>
          <table:table-cell office:value-type="float" office:value="431.5361412" calcext:value-type="float">
            <text:p>431,536141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0</text:p>
          </table:table-cell>
          <table:table-cell office:value-type="float" office:value="582030" calcext:value-type="float">
            <text:p>582030</text:p>
          </table:table-cell>
          <table:table-cell office:value-type="float" office:value="102188" calcext:value-type="float">
            <text:p>102188</text:p>
          </table:table-cell>
          <table:table-cell office:value-type="float" office:value="479842" calcext:value-type="float">
            <text:p>479842</text:p>
          </table:table-cell>
          <table:table-cell office:value-type="float" office:value="393.7958083" calcext:value-type="float">
            <text:p>393,795808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1</text:p>
          </table:table-cell>
          <table:table-cell office:value-type="float" office:value="1219430" calcext:value-type="float">
            <text:p>1219430</text:p>
          </table:table-cell>
          <table:table-cell office:value-type="float" office:value="155263" calcext:value-type="float">
            <text:p>155263</text:p>
          </table:table-cell>
          <table:table-cell office:value-type="float" office:value="1064167" calcext:value-type="float">
            <text:p>1064167</text:p>
          </table:table-cell>
          <table:table-cell office:value-type="float" office:value="393.6732138" calcext:value-type="float">
            <text:p>393,67321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2</text:p>
          </table:table-cell>
          <table:table-cell office:value-type="float" office:value="492232" calcext:value-type="float">
            <text:p>492232</text:p>
          </table:table-cell>
          <table:table-cell office:value-type="float" office:value="108821" calcext:value-type="float">
            <text:p>108821</text:p>
          </table:table-cell>
          <table:table-cell office:value-type="float" office:value="383411" calcext:value-type="float">
            <text:p>383411</text:p>
          </table:table-cell>
          <table:table-cell office:value-type="float" office:value="403.8851353" calcext:value-type="float">
            <text:p>403,885135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3</text:p>
          </table:table-cell>
          <table:table-cell office:value-type="float" office:value="1082543" calcext:value-type="float">
            <text:p>1082543</text:p>
          </table:table-cell>
          <table:table-cell office:value-type="float" office:value="140303" calcext:value-type="float">
            <text:p>140303</text:p>
          </table:table-cell>
          <table:table-cell office:value-type="float" office:value="942240" calcext:value-type="float">
            <text:p>942240</text:p>
          </table:table-cell>
          <table:table-cell office:value-type="float" office:value="429.4910697" calcext:value-type="float">
            <text:p>429,491069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4</text:p>
          </table:table-cell>
          <table:table-cell office:value-type="float" office:value="1158021" calcext:value-type="float">
            <text:p>1158021</text:p>
          </table:table-cell>
          <table:table-cell office:value-type="float" office:value="126492" calcext:value-type="float">
            <text:p>126492</text:p>
          </table:table-cell>
          <table:table-cell office:value-type="float" office:value="1031529" calcext:value-type="float">
            <text:p>1031529</text:p>
          </table:table-cell>
          <table:table-cell office:value-type="float" office:value="406.2129986" calcext:value-type="float">
            <text:p>406,212998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5</text:p>
          </table:table-cell>
          <table:table-cell office:value-type="float" office:value="551137" calcext:value-type="float">
            <text:p>551137</text:p>
          </table:table-cell>
          <table:table-cell office:value-type="float" office:value="127633" calcext:value-type="float">
            <text:p>127633</text:p>
          </table:table-cell>
          <table:table-cell office:value-type="float" office:value="423504" calcext:value-type="float">
            <text:p>423504</text:p>
          </table:table-cell>
          <table:table-cell office:value-type="float" office:value="420.1298729" calcext:value-type="float">
            <text:p>420,1298729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6</text:p>
          </table:table-cell>
          <table:table-cell office:value-type="float" office:value="556517" calcext:value-type="float">
            <text:p>556517</text:p>
          </table:table-cell>
          <table:table-cell office:value-type="float" office:value="99247" calcext:value-type="float">
            <text:p>99247</text:p>
          </table:table-cell>
          <table:table-cell office:value-type="float" office:value="457270" calcext:value-type="float">
            <text:p>457270</text:p>
          </table:table-cell>
          <table:table-cell office:value-type="float" office:value="342.470603" calcext:value-type="float">
            <text:p>342,47060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7</text:p>
          </table:table-cell>
          <table:table-cell office:value-type="float" office:value="1292006" calcext:value-type="float">
            <text:p>1292006</text:p>
          </table:table-cell>
          <table:table-cell office:value-type="float" office:value="136802" calcext:value-type="float">
            <text:p>136802</text:p>
          </table:table-cell>
          <table:table-cell office:value-type="float" office:value="1155204" calcext:value-type="float">
            <text:p>1155204</text:p>
          </table:table-cell>
          <table:table-cell office:value-type="float" office:value="409.025937" calcext:value-type="float">
            <text:p>409,025937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8</text:p>
          </table:table-cell>
          <table:table-cell office:value-type="float" office:value="1059964" calcext:value-type="float">
            <text:p>1059964</text:p>
          </table:table-cell>
          <table:table-cell office:value-type="float" office:value="125559" calcext:value-type="float">
            <text:p>125559</text:p>
          </table:table-cell>
          <table:table-cell office:value-type="float" office:value="934405" calcext:value-type="float">
            <text:p>934405</text:p>
          </table:table-cell>
          <table:table-cell office:value-type="float" office:value="381.0180278" calcext:value-type="float">
            <text:p>381,018027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39</text:p>
          </table:table-cell>
          <table:table-cell office:value-type="float" office:value="193329" calcext:value-type="float">
            <text:p>193329</text:p>
          </table:table-cell>
          <table:table-cell office:value-type="float" office:value="52463" calcext:value-type="float">
            <text:p>52463</text:p>
          </table:table-cell>
          <table:table-cell office:value-type="float" office:value="140866" calcext:value-type="float">
            <text:p>140866</text:p>
          </table:table-cell>
          <table:table-cell office:value-type="float" office:value="195.2936038" calcext:value-type="float">
            <text:p>195,293603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0</text:p>
          </table:table-cell>
          <table:table-cell office:value-type="float" office:value="638996" calcext:value-type="float">
            <text:p>638996</text:p>
          </table:table-cell>
          <table:table-cell office:value-type="float" office:value="95876" calcext:value-type="float">
            <text:p>95876</text:p>
          </table:table-cell>
          <table:table-cell office:value-type="float" office:value="543120" calcext:value-type="float">
            <text:p>543120</text:p>
          </table:table-cell>
          <table:table-cell office:value-type="float" office:value="398.7251044" calcext:value-type="float">
            <text:p>398,725104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1</text:p>
          </table:table-cell>
          <table:table-cell office:value-type="float" office:value="1311291" calcext:value-type="float">
            <text:p>1311291</text:p>
          </table:table-cell>
          <table:table-cell office:value-type="float" office:value="170567" calcext:value-type="float">
            <text:p>170567</text:p>
          </table:table-cell>
          <table:table-cell office:value-type="float" office:value="1140724" calcext:value-type="float">
            <text:p>1140724</text:p>
          </table:table-cell>
          <table:table-cell office:value-type="float" office:value="393.0723586" calcext:value-type="float">
            <text:p>393,0723586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2</text:p>
          </table:table-cell>
          <table:table-cell office:value-type="float" office:value="423811" calcext:value-type="float">
            <text:p>423811</text:p>
          </table:table-cell>
          <table:table-cell office:value-type="float" office:value="74431" calcext:value-type="float">
            <text:p>74431</text:p>
          </table:table-cell>
          <table:table-cell office:value-type="float" office:value="349380" calcext:value-type="float">
            <text:p>349380</text:p>
          </table:table-cell>
          <table:table-cell office:value-type="float" office:value="304.7036174" calcext:value-type="float">
            <text:p>304,703617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3</text:p>
          </table:table-cell>
          <table:table-cell office:value-type="float" office:value="510462" calcext:value-type="float">
            <text:p>510462</text:p>
          </table:table-cell>
          <table:table-cell office:value-type="float" office:value="104247" calcext:value-type="float">
            <text:p>104247</text:p>
          </table:table-cell>
          <table:table-cell office:value-type="float" office:value="406215" calcext:value-type="float">
            <text:p>406215</text:p>
          </table:table-cell>
          <table:table-cell office:value-type="float" office:value="389.4567571" calcext:value-type="float">
            <text:p>389,456757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4</text:p>
          </table:table-cell>
          <table:table-cell office:value-type="float" office:value="766463" calcext:value-type="float">
            <text:p>766463</text:p>
          </table:table-cell>
          <table:table-cell office:value-type="float" office:value="130173" calcext:value-type="float">
            <text:p>130173</text:p>
          </table:table-cell>
          <table:table-cell office:value-type="float" office:value="636290" calcext:value-type="float">
            <text:p>636290</text:p>
          </table:table-cell>
          <table:table-cell office:value-type="float" office:value="386.9955984" calcext:value-type="float">
            <text:p>386,9955984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5</text:p>
          </table:table-cell>
          <table:table-cell office:value-type="float" office:value="725113" calcext:value-type="float">
            <text:p>725113</text:p>
          </table:table-cell>
          <table:table-cell office:value-type="float" office:value="108614" calcext:value-type="float">
            <text:p>108614</text:p>
          </table:table-cell>
          <table:table-cell office:value-type="float" office:value="616499" calcext:value-type="float">
            <text:p>616499</text:p>
          </table:table-cell>
          <table:table-cell office:value-type="float" office:value="439.5843388" calcext:value-type="float">
            <text:p>439,5843388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6</text:p>
          </table:table-cell>
          <table:table-cell office:value-type="float" office:value="637155" calcext:value-type="float">
            <text:p>637155</text:p>
          </table:table-cell>
          <table:table-cell office:value-type="float" office:value="116766" calcext:value-type="float">
            <text:p>116766</text:p>
          </table:table-cell>
          <table:table-cell office:value-type="float" office:value="520389" calcext:value-type="float">
            <text:p>520389</text:p>
          </table:table-cell>
          <table:table-cell office:value-type="float" office:value="429.1163661" calcext:value-type="float">
            <text:p>429,116366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7</text:p>
          </table:table-cell>
          <table:table-cell office:value-type="float" office:value="411829" calcext:value-type="float">
            <text:p>411829</text:p>
          </table:table-cell>
          <table:table-cell office:value-type="float" office:value="73114" calcext:value-type="float">
            <text:p>73114</text:p>
          </table:table-cell>
          <table:table-cell office:value-type="float" office:value="338715" calcext:value-type="float">
            <text:p>338715</text:p>
          </table:table-cell>
          <table:table-cell office:value-type="float" office:value="289.2456875" calcext:value-type="float">
            <text:p>289,2456875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8</text:p>
          </table:table-cell>
          <table:table-cell office:value-type="float" office:value="780054" calcext:value-type="float">
            <text:p>780054</text:p>
          </table:table-cell>
          <table:table-cell office:value-type="float" office:value="103218" calcext:value-type="float">
            <text:p>103218</text:p>
          </table:table-cell>
          <table:table-cell office:value-type="float" office:value="676836" calcext:value-type="float">
            <text:p>676836</text:p>
          </table:table-cell>
          <table:table-cell office:value-type="float" office:value="339.3699731" calcext:value-type="float">
            <text:p>339,369973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flp-ci_49</text:p>
          </table:table-cell>
          <table:table-cell office:value-type="float" office:value="305888" calcext:value-type="float">
            <text:p>305888</text:p>
          </table:table-cell>
          <table:table-cell office:value-type="float" office:value="71038" calcext:value-type="float">
            <text:p>71038</text:p>
          </table:table-cell>
          <table:table-cell office:value-type="float" office:value="234850" calcext:value-type="float">
            <text:p>234850</text:p>
          </table:table-cell>
          <table:table-cell office:value-type="float" office:value="297.2835006" calcext:value-type="float">
            <text:p>297,283500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0</text:p>
          </table:table-cell>
          <table:table-cell office:value-type="float" office:value="425232" calcext:value-type="float">
            <text:p>425232</text:p>
          </table:table-cell>
          <table:table-cell office:value-type="float" office:value="77232" calcext:value-type="float">
            <text:p>77232</text:p>
          </table:table-cell>
          <table:table-cell office:value-type="float" office:value="348000" calcext:value-type="float">
            <text:p>348000</text:p>
          </table:table-cell>
          <table:table-cell office:value-type="float" office:value="290.4806535" calcext:value-type="float">
            <text:p>290,480653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1</text:p>
          </table:table-cell>
          <table:table-cell office:value-type="float" office:value="574956" calcext:value-type="float">
            <text:p>574956</text:p>
          </table:table-cell>
          <table:table-cell office:value-type="float" office:value="125199" calcext:value-type="float">
            <text:p>125199</text:p>
          </table:table-cell>
          <table:table-cell office:value-type="float" office:value="449757" calcext:value-type="float">
            <text:p>449757</text:p>
          </table:table-cell>
          <table:table-cell office:value-type="float" office:value="394.0607819" calcext:value-type="float">
            <text:p>394,060781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2</text:p>
          </table:table-cell>
          <table:table-cell office:value-type="float" office:value="448789" calcext:value-type="float">
            <text:p>448789</text:p>
          </table:table-cell>
          <table:table-cell office:value-type="float" office:value="113844" calcext:value-type="float">
            <text:p>113844</text:p>
          </table:table-cell>
          <table:table-cell office:value-type="float" office:value="334945" calcext:value-type="float">
            <text:p>334945</text:p>
          </table:table-cell>
          <table:table-cell office:value-type="float" office:value="379.859766" calcext:value-type="float">
            <text:p>379,8597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3</text:p>
          </table:table-cell>
          <table:table-cell office:value-type="float" office:value="1509475" calcext:value-type="float">
            <text:p>1509475</text:p>
          </table:table-cell>
          <table:table-cell office:value-type="float" office:value="169203" calcext:value-type="float">
            <text:p>169203</text:p>
          </table:table-cell>
          <table:table-cell office:value-type="float" office:value="1340272" calcext:value-type="float">
            <text:p>1340272</text:p>
          </table:table-cell>
          <table:table-cell office:value-type="float" office:value="364.7547731" calcext:value-type="float">
            <text:p>364,754773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4</text:p>
          </table:table-cell>
          <table:table-cell office:value-type="float" office:value="1223461" calcext:value-type="float">
            <text:p>1223461</text:p>
          </table:table-cell>
          <table:table-cell office:value-type="float" office:value="140629" calcext:value-type="float">
            <text:p>140629</text:p>
          </table:table-cell>
          <table:table-cell office:value-type="float" office:value="1082832" calcext:value-type="float">
            <text:p>1082832</text:p>
          </table:table-cell>
          <table:table-cell office:value-type="float" office:value="389.7633383" calcext:value-type="float">
            <text:p>389,76333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5</text:p>
          </table:table-cell>
          <table:table-cell office:value-type="float" office:value="368588" calcext:value-type="float">
            <text:p>368588</text:p>
          </table:table-cell>
          <table:table-cell office:value-type="float" office:value="99798" calcext:value-type="float">
            <text:p>99798</text:p>
          </table:table-cell>
          <table:table-cell office:value-type="float" office:value="268790" calcext:value-type="float">
            <text:p>268790</text:p>
          </table:table-cell>
          <table:table-cell office:value-type="float" office:value="387.6689343" calcext:value-type="float">
            <text:p>387,66893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6</text:p>
          </table:table-cell>
          <table:table-cell office:value-type="float" office:value="155574" calcext:value-type="float">
            <text:p>155574</text:p>
          </table:table-cell>
          <table:table-cell office:value-type="float" office:value="56259" calcext:value-type="float">
            <text:p>56259</text:p>
          </table:table-cell>
          <table:table-cell office:value-type="float" office:value="99315" calcext:value-type="float">
            <text:p>99315</text:p>
          </table:table-cell>
          <table:table-cell office:value-type="float" office:value="250.922464" calcext:value-type="float">
            <text:p>250,92246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7</text:p>
          </table:table-cell>
          <table:table-cell office:value-type="float" office:value="453587" calcext:value-type="float">
            <text:p>453587</text:p>
          </table:table-cell>
          <table:table-cell office:value-type="float" office:value="107195" calcext:value-type="float">
            <text:p>107195</text:p>
          </table:table-cell>
          <table:table-cell office:value-type="float" office:value="346392" calcext:value-type="float">
            <text:p>346392</text:p>
          </table:table-cell>
          <table:table-cell office:value-type="float" office:value="412.4963695" calcext:value-type="float">
            <text:p>412,49636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8</text:p>
          </table:table-cell>
          <table:table-cell office:value-type="float" office:value="704207" calcext:value-type="float">
            <text:p>704207</text:p>
          </table:table-cell>
          <table:table-cell office:value-type="float" office:value="113099" calcext:value-type="float">
            <text:p>113099</text:p>
          </table:table-cell>
          <table:table-cell office:value-type="float" office:value="591108" calcext:value-type="float">
            <text:p>591108</text:p>
          </table:table-cell>
          <table:table-cell office:value-type="float" office:value="357.9075682" calcext:value-type="float">
            <text:p>357,907568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09</text:p>
          </table:table-cell>
          <table:table-cell office:value-type="float" office:value="334339" calcext:value-type="float">
            <text:p>334339</text:p>
          </table:table-cell>
          <table:table-cell office:value-type="float" office:value="88484" calcext:value-type="float">
            <text:p>88484</text:p>
          </table:table-cell>
          <table:table-cell office:value-type="float" office:value="245855" calcext:value-type="float">
            <text:p>245855</text:p>
          </table:table-cell>
          <table:table-cell office:value-type="float" office:value="434.0036198" calcext:value-type="float">
            <text:p>434,003619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0</text:p>
          </table:table-cell>
          <table:table-cell office:value-type="float" office:value="613371" calcext:value-type="float">
            <text:p>613371</text:p>
          </table:table-cell>
          <table:table-cell office:value-type="float" office:value="113611" calcext:value-type="float">
            <text:p>113611</text:p>
          </table:table-cell>
          <table:table-cell office:value-type="float" office:value="499760" calcext:value-type="float">
            <text:p>499760</text:p>
          </table:table-cell>
          <table:table-cell office:value-type="float" office:value="370.9195399" calcext:value-type="float">
            <text:p>370,919539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1</text:p>
          </table:table-cell>
          <table:table-cell office:value-type="float" office:value="30980" calcext:value-type="float">
            <text:p>30980</text:p>
          </table:table-cell>
          <table:table-cell office:value-type="float" office:value="15724" calcext:value-type="float">
            <text:p>15724</text:p>
          </table:table-cell>
          <table:table-cell office:value-type="float" office:value="15256" calcext:value-type="float">
            <text:p>15256</text:p>
          </table:table-cell>
          <table:table-cell office:value-type="float" office:value="82.81259416" calcext:value-type="float">
            <text:p>82,812594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2</text:p>
          </table:table-cell>
          <table:table-cell office:value-type="float" office:value="463480" calcext:value-type="float">
            <text:p>463480</text:p>
          </table:table-cell>
          <table:table-cell office:value-type="float" office:value="71700" calcext:value-type="float">
            <text:p>71700</text:p>
          </table:table-cell>
          <table:table-cell office:value-type="float" office:value="391780" calcext:value-type="float">
            <text:p>391780</text:p>
          </table:table-cell>
          <table:table-cell office:value-type="float" office:value="247.8316228" calcext:value-type="float">
            <text:p>247,831622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3</text:p>
          </table:table-cell>
          <table:table-cell office:value-type="float" office:value="389172" calcext:value-type="float">
            <text:p>389172</text:p>
          </table:table-cell>
          <table:table-cell office:value-type="float" office:value="67732" calcext:value-type="float">
            <text:p>67732</text:p>
          </table:table-cell>
          <table:table-cell office:value-type="float" office:value="321440" calcext:value-type="float">
            <text:p>321440</text:p>
          </table:table-cell>
          <table:table-cell office:value-type="float" office:value="260.8099443" calcext:value-type="float">
            <text:p>260,809944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4</text:p>
          </table:table-cell>
          <table:table-cell office:value-type="float" office:value="1031365" calcext:value-type="float">
            <text:p>1031365</text:p>
          </table:table-cell>
          <table:table-cell office:value-type="float" office:value="132677" calcext:value-type="float">
            <text:p>132677</text:p>
          </table:table-cell>
          <table:table-cell office:value-type="float" office:value="898688" calcext:value-type="float">
            <text:p>898688</text:p>
          </table:table-cell>
          <table:table-cell office:value-type="float" office:value="407.4970622" calcext:value-type="float">
            <text:p>407,497062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5</text:p>
          </table:table-cell>
          <table:table-cell office:value-type="float" office:value="565796" calcext:value-type="float">
            <text:p>565796</text:p>
          </table:table-cell>
          <table:table-cell office:value-type="float" office:value="112660" calcext:value-type="float">
            <text:p>112660</text:p>
          </table:table-cell>
          <table:table-cell office:value-type="float" office:value="453136" calcext:value-type="float">
            <text:p>453136</text:p>
          </table:table-cell>
          <table:table-cell office:value-type="float" office:value="413.0439795" calcext:value-type="float">
            <text:p>413,043979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6</text:p>
          </table:table-cell>
          <table:table-cell office:value-type="float" office:value="891160" calcext:value-type="float">
            <text:p>891160</text:p>
          </table:table-cell>
          <table:table-cell office:value-type="float" office:value="104580" calcext:value-type="float">
            <text:p>104580</text:p>
          </table:table-cell>
          <table:table-cell office:value-type="float" office:value="786580" calcext:value-type="float">
            <text:p>786580</text:p>
          </table:table-cell>
          <table:table-cell office:value-type="float" office:value="370.9301605" calcext:value-type="float">
            <text:p>370,93016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7</text:p>
          </table:table-cell>
          <table:table-cell office:value-type="float" office:value="1231972" calcext:value-type="float">
            <text:p>1231972</text:p>
          </table:table-cell>
          <table:table-cell office:value-type="float" office:value="133342" calcext:value-type="float">
            <text:p>133342</text:p>
          </table:table-cell>
          <table:table-cell office:value-type="float" office:value="1098630" calcext:value-type="float">
            <text:p>1098630</text:p>
          </table:table-cell>
          <table:table-cell office:value-type="float" office:value="424.2252663" calcext:value-type="float">
            <text:p>424,22526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8</text:p>
          </table:table-cell>
          <table:table-cell office:value-type="float" office:value="903653" calcext:value-type="float">
            <text:p>903653</text:p>
          </table:table-cell>
          <table:table-cell office:value-type="float" office:value="117383" calcext:value-type="float">
            <text:p>117383</text:p>
          </table:table-cell>
          <table:table-cell office:value-type="float" office:value="786270" calcext:value-type="float">
            <text:p>786270</text:p>
          </table:table-cell>
          <table:table-cell office:value-type="float" office:value="387.6708559" calcext:value-type="float">
            <text:p>387,670855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19</text:p>
          </table:table-cell>
          <table:table-cell office:value-type="float" office:value="152404" calcext:value-type="float">
            <text:p>152404</text:p>
          </table:table-cell>
          <table:table-cell office:value-type="float" office:value="50456" calcext:value-type="float">
            <text:p>50456</text:p>
          </table:table-cell>
          <table:table-cell office:value-type="float" office:value="101948" calcext:value-type="float">
            <text:p>101948</text:p>
          </table:table-cell>
          <table:table-cell office:value-type="float" office:value="227.432978" calcext:value-type="float">
            <text:p>227,4329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0</text:p>
          </table:table-cell>
          <table:table-cell office:value-type="float" office:value="1284468" calcext:value-type="float">
            <text:p>1284468</text:p>
          </table:table-cell>
          <table:table-cell office:value-type="float" office:value="149348" calcext:value-type="float">
            <text:p>149348</text:p>
          </table:table-cell>
          <table:table-cell office:value-type="float" office:value="1135120" calcext:value-type="float">
            <text:p>1135120</text:p>
          </table:table-cell>
          <table:table-cell office:value-type="float" office:value="418.8506956" calcext:value-type="float">
            <text:p>418,85069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1</text:p>
          </table:table-cell>
          <table:table-cell office:value-type="float" office:value="461265" calcext:value-type="float">
            <text:p>461265</text:p>
          </table:table-cell>
          <table:table-cell office:value-type="float" office:value="78180" calcext:value-type="float">
            <text:p>78180</text:p>
          </table:table-cell>
          <table:table-cell office:value-type="float" office:value="383085" calcext:value-type="float">
            <text:p>383085</text:p>
          </table:table-cell>
          <table:table-cell office:value-type="float" office:value="331.9007278" calcext:value-type="float">
            <text:p>331,900727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2</text:p>
          </table:table-cell>
          <table:table-cell office:value-type="float" office:value="313999" calcext:value-type="float">
            <text:p>313999</text:p>
          </table:table-cell>
          <table:table-cell office:value-type="float" office:value="71519" calcext:value-type="float">
            <text:p>71519</text:p>
          </table:table-cell>
          <table:table-cell office:value-type="float" office:value="242480" calcext:value-type="float">
            <text:p>242480</text:p>
          </table:table-cell>
          <table:table-cell office:value-type="float" office:value="267.611447" calcext:value-type="float">
            <text:p>267,61144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3</text:p>
          </table:table-cell>
          <table:table-cell office:value-type="float" office:value="415884" calcext:value-type="float">
            <text:p>415884</text:p>
          </table:table-cell>
          <table:table-cell office:value-type="float" office:value="89355" calcext:value-type="float">
            <text:p>89355</text:p>
          </table:table-cell>
          <table:table-cell office:value-type="float" office:value="326529" calcext:value-type="float">
            <text:p>326529</text:p>
          </table:table-cell>
          <table:table-cell office:value-type="float" office:value="370.2727067" calcext:value-type="float">
            <text:p>370,272706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4</text:p>
          </table:table-cell>
          <table:table-cell office:value-type="float" office:value="475021" calcext:value-type="float">
            <text:p>475021</text:p>
          </table:table-cell>
          <table:table-cell office:value-type="float" office:value="112051" calcext:value-type="float">
            <text:p>112051</text:p>
          </table:table-cell>
          <table:table-cell office:value-type="float" office:value="362970" calcext:value-type="float">
            <text:p>362970</text:p>
          </table:table-cell>
          <table:table-cell office:value-type="float" office:value="409.4409525" calcext:value-type="float">
            <text:p>409,440952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5</text:p>
          </table:table-cell>
          <table:table-cell office:value-type="float" office:value="806136" calcext:value-type="float">
            <text:p>806136</text:p>
          </table:table-cell>
          <table:table-cell office:value-type="float" office:value="146888" calcext:value-type="float">
            <text:p>146888</text:p>
          </table:table-cell>
          <table:table-cell office:value-type="float" office:value="659248" calcext:value-type="float">
            <text:p>659248</text:p>
          </table:table-cell>
          <table:table-cell office:value-type="float" office:value="381.149405" calcext:value-type="float">
            <text:p>381,14940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6</text:p>
          </table:table-cell>
          <table:table-cell office:value-type="float" office:value="700593" calcext:value-type="float">
            <text:p>700593</text:p>
          </table:table-cell>
          <table:table-cell office:value-type="float" office:value="121289" calcext:value-type="float">
            <text:p>121289</text:p>
          </table:table-cell>
          <table:table-cell office:value-type="float" office:value="579304" calcext:value-type="float">
            <text:p>579304</text:p>
          </table:table-cell>
          <table:table-cell office:value-type="float" office:value="441.7869249" calcext:value-type="float">
            <text:p>441,786924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7</text:p>
          </table:table-cell>
          <table:table-cell office:value-type="float" office:value="1434365" calcext:value-type="float">
            <text:p>1434365</text:p>
          </table:table-cell>
          <table:table-cell office:value-type="float" office:value="151253" calcext:value-type="float">
            <text:p>151253</text:p>
          </table:table-cell>
          <table:table-cell office:value-type="float" office:value="1283112" calcext:value-type="float">
            <text:p>1283112</text:p>
          </table:table-cell>
          <table:table-cell office:value-type="float" office:value="431.14308" calcext:value-type="float">
            <text:p>431,1430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8</text:p>
          </table:table-cell>
          <table:table-cell office:value-type="float" office:value="470850" calcext:value-type="float">
            <text:p>470850</text:p>
          </table:table-cell>
          <table:table-cell office:value-type="float" office:value="78558" calcext:value-type="float">
            <text:p>78558</text:p>
          </table:table-cell>
          <table:table-cell office:value-type="float" office:value="392292" calcext:value-type="float">
            <text:p>392292</text:p>
          </table:table-cell>
          <table:table-cell office:value-type="float" office:value="291.1032368" calcext:value-type="float">
            <text:p>291,103236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29</text:p>
          </table:table-cell>
          <table:table-cell office:value-type="float" office:value="1382883" calcext:value-type="float">
            <text:p>1382883</text:p>
          </table:table-cell>
          <table:table-cell office:value-type="float" office:value="154157" calcext:value-type="float">
            <text:p>154157</text:p>
          </table:table-cell>
          <table:table-cell office:value-type="float" office:value="1228726" calcext:value-type="float">
            <text:p>1228726</text:p>
          </table:table-cell>
          <table:table-cell office:value-type="float" office:value="431.3411056" calcext:value-type="float">
            <text:p>431,341105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0</text:p>
          </table:table-cell>
          <table:table-cell office:value-type="float" office:value="581444" calcext:value-type="float">
            <text:p>581444</text:p>
          </table:table-cell>
          <table:table-cell office:value-type="float" office:value="102999" calcext:value-type="float">
            <text:p>102999</text:p>
          </table:table-cell>
          <table:table-cell office:value-type="float" office:value="478445" calcext:value-type="float">
            <text:p>478445</text:p>
          </table:table-cell>
          <table:table-cell office:value-type="float" office:value="395.6428106" calcext:value-type="float">
            <text:p>395,642810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1</text:p>
          </table:table-cell>
          <table:table-cell office:value-type="float" office:value="1219097" calcext:value-type="float">
            <text:p>1219097</text:p>
          </table:table-cell>
          <table:table-cell office:value-type="float" office:value="153799" calcext:value-type="float">
            <text:p>153799</text:p>
          </table:table-cell>
          <table:table-cell office:value-type="float" office:value="1065298" calcext:value-type="float">
            <text:p>1065298</text:p>
          </table:table-cell>
          <table:table-cell office:value-type="float" office:value="407.4994886" calcext:value-type="float">
            <text:p>407,499488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2</text:p>
          </table:table-cell>
          <table:table-cell office:value-type="float" office:value="493296" calcext:value-type="float">
            <text:p>493296</text:p>
          </table:table-cell>
          <table:table-cell office:value-type="float" office:value="109374" calcext:value-type="float">
            <text:p>109374</text:p>
          </table:table-cell>
          <table:table-cell office:value-type="float" office:value="383922" calcext:value-type="float">
            <text:p>383922</text:p>
          </table:table-cell>
          <table:table-cell office:value-type="float" office:value="400.7832663" calcext:value-type="float">
            <text:p>400,783266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3</text:p>
          </table:table-cell>
          <table:table-cell office:value-type="float" office:value="1083984" calcext:value-type="float">
            <text:p>1083984</text:p>
          </table:table-cell>
          <table:table-cell office:value-type="float" office:value="141744" calcext:value-type="float">
            <text:p>141744</text:p>
          </table:table-cell>
          <table:table-cell office:value-type="float" office:value="942240" calcext:value-type="float">
            <text:p>942240</text:p>
          </table:table-cell>
          <table:table-cell office:value-type="float" office:value="426.310716" calcext:value-type="float">
            <text:p>426,31071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4</text:p>
          </table:table-cell>
          <table:table-cell office:value-type="float" office:value="1159058" calcext:value-type="float">
            <text:p>1159058</text:p>
          </table:table-cell>
          <table:table-cell office:value-type="float" office:value="126313" calcext:value-type="float">
            <text:p>126313</text:p>
          </table:table-cell>
          <table:table-cell office:value-type="float" office:value="1032745" calcext:value-type="float">
            <text:p>1032745</text:p>
          </table:table-cell>
          <table:table-cell office:value-type="float" office:value="405.5481531" calcext:value-type="float">
            <text:p>405,548153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5</text:p>
          </table:table-cell>
          <table:table-cell office:value-type="float" office:value="551009" calcext:value-type="float">
            <text:p>551009</text:p>
          </table:table-cell>
          <table:table-cell office:value-type="float" office:value="128387" calcext:value-type="float">
            <text:p>128387</text:p>
          </table:table-cell>
          <table:table-cell office:value-type="float" office:value="422622" calcext:value-type="float">
            <text:p>422622</text:p>
          </table:table-cell>
          <table:table-cell office:value-type="float" office:value="420.7231155" calcext:value-type="float">
            <text:p>420,7231155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6</text:p>
          </table:table-cell>
          <table:table-cell office:value-type="float" office:value="557729" calcext:value-type="float">
            <text:p>557729</text:p>
          </table:table-cell>
          <table:table-cell office:value-type="float" office:value="100151" calcext:value-type="float">
            <text:p>100151</text:p>
          </table:table-cell>
          <table:table-cell office:value-type="float" office:value="457578" calcext:value-type="float">
            <text:p>457578</text:p>
          </table:table-cell>
          <table:table-cell office:value-type="float" office:value="344.3174273" calcext:value-type="float">
            <text:p>344,317427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7</text:p>
          </table:table-cell>
          <table:table-cell office:value-type="float" office:value="1290114" calcext:value-type="float">
            <text:p>1290114</text:p>
          </table:table-cell>
          <table:table-cell office:value-type="float" office:value="135774" calcext:value-type="float">
            <text:p>135774</text:p>
          </table:table-cell>
          <table:table-cell office:value-type="float" office:value="1154340" calcext:value-type="float">
            <text:p>1154340</text:p>
          </table:table-cell>
          <table:table-cell office:value-type="float" office:value="413.39113" calcext:value-type="float">
            <text:p>413,3911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8</text:p>
          </table:table-cell>
          <table:table-cell office:value-type="float" office:value="1059576" calcext:value-type="float">
            <text:p>1059576</text:p>
          </table:table-cell>
          <table:table-cell office:value-type="float" office:value="124168" calcext:value-type="float">
            <text:p>124168</text:p>
          </table:table-cell>
          <table:table-cell office:value-type="float" office:value="935408" calcext:value-type="float">
            <text:p>935408</text:p>
          </table:table-cell>
          <table:table-cell office:value-type="float" office:value="383.4584438" calcext:value-type="float">
            <text:p>383,4584438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39</text:p>
          </table:table-cell>
          <table:table-cell office:value-type="float" office:value="193479" calcext:value-type="float">
            <text:p>193479</text:p>
          </table:table-cell>
          <table:table-cell office:value-type="float" office:value="52294" calcext:value-type="float">
            <text:p>52294</text:p>
          </table:table-cell>
          <table:table-cell office:value-type="float" office:value="141185" calcext:value-type="float">
            <text:p>141185</text:p>
          </table:table-cell>
          <table:table-cell office:value-type="float" office:value="195.2936787" calcext:value-type="float">
            <text:p>195,293678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0</text:p>
          </table:table-cell>
          <table:table-cell office:value-type="float" office:value="640212" calcext:value-type="float">
            <text:p>640212</text:p>
          </table:table-cell>
          <table:table-cell office:value-type="float" office:value="99582" calcext:value-type="float">
            <text:p>99582</text:p>
          </table:table-cell>
          <table:table-cell office:value-type="float" office:value="540630" calcext:value-type="float">
            <text:p>540630</text:p>
          </table:table-cell>
          <table:table-cell office:value-type="float" office:value="397.5149174" calcext:value-type="float">
            <text:p>397,5149174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1</text:p>
          </table:table-cell>
          <table:table-cell office:value-type="float" office:value="1309439" calcext:value-type="float">
            <text:p>1309439</text:p>
          </table:table-cell>
          <table:table-cell office:value-type="float" office:value="168377" calcext:value-type="float">
            <text:p>168377</text:p>
          </table:table-cell>
          <table:table-cell office:value-type="float" office:value="1141062" calcext:value-type="float">
            <text:p>1141062</text:p>
          </table:table-cell>
          <table:table-cell office:value-type="float" office:value="396.4226083" calcext:value-type="float">
            <text:p>396,42260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2</text:p>
          </table:table-cell>
          <table:table-cell office:value-type="float" office:value="424062" calcext:value-type="float">
            <text:p>424062</text:p>
          </table:table-cell>
          <table:table-cell office:value-type="float" office:value="74577" calcext:value-type="float">
            <text:p>74577</text:p>
          </table:table-cell>
          <table:table-cell office:value-type="float" office:value="349485" calcext:value-type="float">
            <text:p>349485</text:p>
          </table:table-cell>
          <table:table-cell office:value-type="float" office:value="304.7014642" calcext:value-type="float">
            <text:p>304,701464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3</text:p>
          </table:table-cell>
          <table:table-cell office:value-type="float" office:value="509747" calcext:value-type="float">
            <text:p>509747</text:p>
          </table:table-cell>
          <table:table-cell office:value-type="float" office:value="103352" calcext:value-type="float">
            <text:p>103352</text:p>
          </table:table-cell>
          <table:table-cell office:value-type="float" office:value="406395" calcext:value-type="float">
            <text:p>406395</text:p>
          </table:table-cell>
          <table:table-cell office:value-type="float" office:value="381.5925166" calcext:value-type="float">
            <text:p>381,592516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4</text:p>
          </table:table-cell>
          <table:table-cell office:value-type="float" office:value="766352" calcext:value-type="float">
            <text:p>766352</text:p>
          </table:table-cell>
          <table:table-cell office:value-type="float" office:value="131552" calcext:value-type="float">
            <text:p>131552</text:p>
          </table:table-cell>
          <table:table-cell office:value-type="float" office:value="634800" calcext:value-type="float">
            <text:p>634800</text:p>
          </table:table-cell>
          <table:table-cell office:value-type="float" office:value="387.1319483" calcext:value-type="float">
            <text:p>387,131948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5</text:p>
          </table:table-cell>
          <table:table-cell office:value-type="float" office:value="724876" calcext:value-type="float">
            <text:p>724876</text:p>
          </table:table-cell>
          <table:table-cell office:value-type="float" office:value="108052" calcext:value-type="float">
            <text:p>108052</text:p>
          </table:table-cell>
          <table:table-cell office:value-type="float" office:value="616824" calcext:value-type="float">
            <text:p>616824</text:p>
          </table:table-cell>
          <table:table-cell office:value-type="float" office:value="437.0288771" calcext:value-type="float">
            <text:p>437,0288771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6</text:p>
          </table:table-cell>
          <table:table-cell office:value-type="float" office:value="638536" calcext:value-type="float">
            <text:p>638536</text:p>
          </table:table-cell>
          <table:table-cell office:value-type="float" office:value="117076" calcext:value-type="float">
            <text:p>117076</text:p>
          </table:table-cell>
          <table:table-cell office:value-type="float" office:value="521460" calcext:value-type="float">
            <text:p>521460</text:p>
          </table:table-cell>
          <table:table-cell office:value-type="float" office:value="429.4604579" calcext:value-type="float">
            <text:p>429,4604579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7</text:p>
          </table:table-cell>
          <table:table-cell office:value-type="float" office:value="412536" calcext:value-type="float">
            <text:p>412536</text:p>
          </table:table-cell>
          <table:table-cell office:value-type="float" office:value="73236" calcext:value-type="float">
            <text:p>73236</text:p>
          </table:table-cell>
          <table:table-cell office:value-type="float" office:value="339300" calcext:value-type="float">
            <text:p>339300</text:p>
          </table:table-cell>
          <table:table-cell office:value-type="float" office:value="289.2471976" calcext:value-type="float">
            <text:p>289,2471976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8</text:p>
          </table:table-cell>
          <table:table-cell office:value-type="float" office:value="780489" calcext:value-type="float">
            <text:p>780489</text:p>
          </table:table-cell>
          <table:table-cell office:value-type="float" office:value="105165" calcext:value-type="float">
            <text:p>105165</text:p>
          </table:table-cell>
          <table:table-cell office:value-type="float" office:value="675324" calcext:value-type="float">
            <text:p>675324</text:p>
          </table:table-cell>
          <table:table-cell office:value-type="float" office:value="339.9900527" calcext:value-type="float">
            <text:p>339,9900527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flp-ci_49</text:p>
          </table:table-cell>
          <table:table-cell office:value-type="float" office:value="306060" calcext:value-type="float">
            <text:p>306060</text:p>
          </table:table-cell>
          <table:table-cell office:value-type="float" office:value="69500" calcext:value-type="float">
            <text:p>69500</text:p>
          </table:table-cell>
          <table:table-cell office:value-type="float" office:value="236560" calcext:value-type="float">
            <text:p>236560</text:p>
          </table:table-cell>
          <table:table-cell office:value-type="float" office:value="297.3175163" calcext:value-type="float">
            <text:p>297,317516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0</text:p>
          </table:table-cell>
          <table:table-cell office:value-type="float" office:value="424959" calcext:value-type="float">
            <text:p>424959</text:p>
          </table:table-cell>
          <table:table-cell office:value-type="float" office:value="77679" calcext:value-type="float">
            <text:p>77679</text:p>
          </table:table-cell>
          <table:table-cell office:value-type="float" office:value="347280" calcext:value-type="float">
            <text:p>347280</text:p>
          </table:table-cell>
          <table:table-cell office:value-type="float" office:value="290.4801716" calcext:value-type="float">
            <text:p>290,480171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1</text:p>
          </table:table-cell>
          <table:table-cell office:value-type="float" office:value="575369" calcext:value-type="float">
            <text:p>575369</text:p>
          </table:table-cell>
          <table:table-cell office:value-type="float" office:value="125192" calcext:value-type="float">
            <text:p>125192</text:p>
          </table:table-cell>
          <table:table-cell office:value-type="float" office:value="450177" calcext:value-type="float">
            <text:p>450177</text:p>
          </table:table-cell>
          <table:table-cell office:value-type="float" office:value="394.657883" calcext:value-type="float">
            <text:p>394,65788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2</text:p>
          </table:table-cell>
          <table:table-cell office:value-type="float" office:value="449923" calcext:value-type="float">
            <text:p>449923</text:p>
          </table:table-cell>
          <table:table-cell office:value-type="float" office:value="115103" calcext:value-type="float">
            <text:p>115103</text:p>
          </table:table-cell>
          <table:table-cell office:value-type="float" office:value="334820" calcext:value-type="float">
            <text:p>334820</text:p>
          </table:table-cell>
          <table:table-cell office:value-type="float" office:value="381.1164161" calcext:value-type="float">
            <text:p>381,116416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3</text:p>
          </table:table-cell>
          <table:table-cell office:value-type="float" office:value="1510095" calcext:value-type="float">
            <text:p>1510095</text:p>
          </table:table-cell>
          <table:table-cell office:value-type="float" office:value="169135" calcext:value-type="float">
            <text:p>169135</text:p>
          </table:table-cell>
          <table:table-cell office:value-type="float" office:value="1340960" calcext:value-type="float">
            <text:p>1340960</text:p>
          </table:table-cell>
          <table:table-cell office:value-type="float" office:value="368.9622238" calcext:value-type="float">
            <text:p>368,962223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4</text:p>
          </table:table-cell>
          <table:table-cell office:value-type="float" office:value="1222236" calcext:value-type="float">
            <text:p>1222236</text:p>
          </table:table-cell>
          <table:table-cell office:value-type="float" office:value="141836" calcext:value-type="float">
            <text:p>141836</text:p>
          </table:table-cell>
          <table:table-cell office:value-type="float" office:value="1080400" calcext:value-type="float">
            <text:p>1080400</text:p>
          </table:table-cell>
          <table:table-cell office:value-type="float" office:value="386.6661408" calcext:value-type="float">
            <text:p>386,666140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5</text:p>
          </table:table-cell>
          <table:table-cell office:value-type="float" office:value="368803" calcext:value-type="float">
            <text:p>368803</text:p>
          </table:table-cell>
          <table:table-cell office:value-type="float" office:value="100628" calcext:value-type="float">
            <text:p>100628</text:p>
          </table:table-cell>
          <table:table-cell office:value-type="float" office:value="268175" calcext:value-type="float">
            <text:p>268175</text:p>
          </table:table-cell>
          <table:table-cell office:value-type="float" office:value="386.6621452" calcext:value-type="float">
            <text:p>386,662145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6</text:p>
          </table:table-cell>
          <table:table-cell office:value-type="float" office:value="155239" calcext:value-type="float">
            <text:p>155239</text:p>
          </table:table-cell>
          <table:table-cell office:value-type="float" office:value="55889" calcext:value-type="float">
            <text:p>55889</text:p>
          </table:table-cell>
          <table:table-cell office:value-type="float" office:value="99350" calcext:value-type="float">
            <text:p>99350</text:p>
          </table:table-cell>
          <table:table-cell office:value-type="float" office:value="250.9200228" calcext:value-type="float">
            <text:p>250,920022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7</text:p>
          </table:table-cell>
          <table:table-cell office:value-type="float" office:value="453414" calcext:value-type="float">
            <text:p>453414</text:p>
          </table:table-cell>
          <table:table-cell office:value-type="float" office:value="107364" calcext:value-type="float">
            <text:p>107364</text:p>
          </table:table-cell>
          <table:table-cell office:value-type="float" office:value="346050" calcext:value-type="float">
            <text:p>346050</text:p>
          </table:table-cell>
          <table:table-cell office:value-type="float" office:value="421.2914891" calcext:value-type="float">
            <text:p>421,291489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8</text:p>
          </table:table-cell>
          <table:table-cell office:value-type="float" office:value="705310" calcext:value-type="float">
            <text:p>705310</text:p>
          </table:table-cell>
          <table:table-cell office:value-type="float" office:value="114490" calcext:value-type="float">
            <text:p>114490</text:p>
          </table:table-cell>
          <table:table-cell office:value-type="float" office:value="590820" calcext:value-type="float">
            <text:p>590820</text:p>
          </table:table-cell>
          <table:table-cell office:value-type="float" office:value="356.7507861" calcext:value-type="float">
            <text:p>356,750786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09</text:p>
          </table:table-cell>
          <table:table-cell office:value-type="float" office:value="335632" calcext:value-type="float">
            <text:p>335632</text:p>
          </table:table-cell>
          <table:table-cell office:value-type="float" office:value="89937" calcext:value-type="float">
            <text:p>89937</text:p>
          </table:table-cell>
          <table:table-cell office:value-type="float" office:value="245695" calcext:value-type="float">
            <text:p>245695</text:p>
          </table:table-cell>
          <table:table-cell office:value-type="float" office:value="430.3408578" calcext:value-type="float">
            <text:p>430,340857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0</text:p>
          </table:table-cell>
          <table:table-cell office:value-type="float" office:value="615541" calcext:value-type="float">
            <text:p>615541</text:p>
          </table:table-cell>
          <table:table-cell office:value-type="float" office:value="114551" calcext:value-type="float">
            <text:p>114551</text:p>
          </table:table-cell>
          <table:table-cell office:value-type="float" office:value="500990" calcext:value-type="float">
            <text:p>500990</text:p>
          </table:table-cell>
          <table:table-cell office:value-type="float" office:value="369.7679144" calcext:value-type="float">
            <text:p>369,767914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1</text:p>
          </table:table-cell>
          <table:table-cell office:value-type="float" office:value="31031" calcext:value-type="float">
            <text:p>31031</text:p>
          </table:table-cell>
          <table:table-cell office:value-type="float" office:value="15247" calcext:value-type="float">
            <text:p>15247</text:p>
          </table:table-cell>
          <table:table-cell office:value-type="float" office:value="15784" calcext:value-type="float">
            <text:p>15784</text:p>
          </table:table-cell>
          <table:table-cell office:value-type="float" office:value="82.81258949" calcext:value-type="float">
            <text:p>82,8125894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2</text:p>
          </table:table-cell>
          <table:table-cell office:value-type="float" office:value="462609" calcext:value-type="float">
            <text:p>462609</text:p>
          </table:table-cell>
          <table:table-cell office:value-type="float" office:value="73983" calcext:value-type="float">
            <text:p>73983</text:p>
          </table:table-cell>
          <table:table-cell office:value-type="float" office:value="388626" calcext:value-type="float">
            <text:p>388626</text:p>
          </table:table-cell>
          <table:table-cell office:value-type="float" office:value="247.8315217" calcext:value-type="float">
            <text:p>247,831521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3</text:p>
          </table:table-cell>
          <table:table-cell office:value-type="float" office:value="389304" calcext:value-type="float">
            <text:p>389304</text:p>
          </table:table-cell>
          <table:table-cell office:value-type="float" office:value="66684" calcext:value-type="float">
            <text:p>66684</text:p>
          </table:table-cell>
          <table:table-cell office:value-type="float" office:value="322620" calcext:value-type="float">
            <text:p>322620</text:p>
          </table:table-cell>
          <table:table-cell office:value-type="float" office:value="260.8111154" calcext:value-type="float">
            <text:p>260,811115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4</text:p>
          </table:table-cell>
          <table:table-cell office:value-type="float" office:value="1032902" calcext:value-type="float">
            <text:p>1032902</text:p>
          </table:table-cell>
          <table:table-cell office:value-type="float" office:value="134424" calcext:value-type="float">
            <text:p>134424</text:p>
          </table:table-cell>
          <table:table-cell office:value-type="float" office:value="898478" calcext:value-type="float">
            <text:p>898478</text:p>
          </table:table-cell>
          <table:table-cell office:value-type="float" office:value="405.3217384" calcext:value-type="float">
            <text:p>405,321738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5</text:p>
          </table:table-cell>
          <table:table-cell office:value-type="float" office:value="565607" calcext:value-type="float">
            <text:p>565607</text:p>
          </table:table-cell>
          <table:table-cell office:value-type="float" office:value="113015" calcext:value-type="float">
            <text:p>113015</text:p>
          </table:table-cell>
          <table:table-cell office:value-type="float" office:value="452592" calcext:value-type="float">
            <text:p>452592</text:p>
          </table:table-cell>
          <table:table-cell office:value-type="float" office:value="413.8135348" calcext:value-type="float">
            <text:p>413,813534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6</text:p>
          </table:table-cell>
          <table:table-cell office:value-type="float" office:value="892577" calcext:value-type="float">
            <text:p>892577</text:p>
          </table:table-cell>
          <table:table-cell office:value-type="float" office:value="105437" calcext:value-type="float">
            <text:p>105437</text:p>
          </table:table-cell>
          <table:table-cell office:value-type="float" office:value="787140" calcext:value-type="float">
            <text:p>787140</text:p>
          </table:table-cell>
          <table:table-cell office:value-type="float" office:value="370.3291787" calcext:value-type="float">
            <text:p>370,329178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7</text:p>
          </table:table-cell>
          <table:table-cell office:value-type="float" office:value="1233392" calcext:value-type="float">
            <text:p>1233392</text:p>
          </table:table-cell>
          <table:table-cell office:value-type="float" office:value="134330" calcext:value-type="float">
            <text:p>134330</text:p>
          </table:table-cell>
          <table:table-cell office:value-type="float" office:value="1099062" calcext:value-type="float">
            <text:p>1099062</text:p>
          </table:table-cell>
          <table:table-cell office:value-type="float" office:value="420.8446978" calcext:value-type="float">
            <text:p>420,844697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8</text:p>
          </table:table-cell>
          <table:table-cell office:value-type="float" office:value="903778" calcext:value-type="float">
            <text:p>903778</text:p>
          </table:table-cell>
          <table:table-cell office:value-type="float" office:value="117703" calcext:value-type="float">
            <text:p>117703</text:p>
          </table:table-cell>
          <table:table-cell office:value-type="float" office:value="786075" calcext:value-type="float">
            <text:p>786075</text:p>
          </table:table-cell>
          <table:table-cell office:value-type="float" office:value="386.4137281" calcext:value-type="float">
            <text:p>386,413728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19</text:p>
          </table:table-cell>
          <table:table-cell office:value-type="float" office:value="153372" calcext:value-type="float">
            <text:p>153372</text:p>
          </table:table-cell>
          <table:table-cell office:value-type="float" office:value="50115" calcext:value-type="float">
            <text:p>50115</text:p>
          </table:table-cell>
          <table:table-cell office:value-type="float" office:value="103257" calcext:value-type="float">
            <text:p>103257</text:p>
          </table:table-cell>
          <table:table-cell office:value-type="float" office:value="227.431776" calcext:value-type="float">
            <text:p>227,43177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0</text:p>
          </table:table-cell>
          <table:table-cell office:value-type="float" office:value="1284359" calcext:value-type="float">
            <text:p>1284359</text:p>
          </table:table-cell>
          <table:table-cell office:value-type="float" office:value="152055" calcext:value-type="float">
            <text:p>152055</text:p>
          </table:table-cell>
          <table:table-cell office:value-type="float" office:value="1132304" calcext:value-type="float">
            <text:p>1132304</text:p>
          </table:table-cell>
          <table:table-cell office:value-type="float" office:value="409.2952046" calcext:value-type="float">
            <text:p>409,295204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1</text:p>
          </table:table-cell>
          <table:table-cell office:value-type="float" office:value="461202" calcext:value-type="float">
            <text:p>461202</text:p>
          </table:table-cell>
          <table:table-cell office:value-type="float" office:value="77712" calcext:value-type="float">
            <text:p>77712</text:p>
          </table:table-cell>
          <table:table-cell office:value-type="float" office:value="383490" calcext:value-type="float">
            <text:p>383490</text:p>
          </table:table-cell>
          <table:table-cell office:value-type="float" office:value="331.9017822" calcext:value-type="float">
            <text:p>331,901782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2</text:p>
          </table:table-cell>
          <table:table-cell office:value-type="float" office:value="314529" calcext:value-type="float">
            <text:p>314529</text:p>
          </table:table-cell>
          <table:table-cell office:value-type="float" office:value="71099" calcext:value-type="float">
            <text:p>71099</text:p>
          </table:table-cell>
          <table:table-cell office:value-type="float" office:value="243430" calcext:value-type="float">
            <text:p>243430</text:p>
          </table:table-cell>
          <table:table-cell office:value-type="float" office:value="267.6116087" calcext:value-type="float">
            <text:p>267,611608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3</text:p>
          </table:table-cell>
          <table:table-cell office:value-type="float" office:value="416622" calcext:value-type="float">
            <text:p>416622</text:p>
          </table:table-cell>
          <table:table-cell office:value-type="float" office:value="88266" calcext:value-type="float">
            <text:p>88266</text:p>
          </table:table-cell>
          <table:table-cell office:value-type="float" office:value="328356" calcext:value-type="float">
            <text:p>328356</text:p>
          </table:table-cell>
          <table:table-cell office:value-type="float" office:value="371.514892" calcext:value-type="float">
            <text:p>371,51489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4</text:p>
          </table:table-cell>
          <table:table-cell office:value-type="float" office:value="474138" calcext:value-type="float">
            <text:p>474138</text:p>
          </table:table-cell>
          <table:table-cell office:value-type="float" office:value="110484" calcext:value-type="float">
            <text:p>110484</text:p>
          </table:table-cell>
          <table:table-cell office:value-type="float" office:value="363654" calcext:value-type="float">
            <text:p>363654</text:p>
          </table:table-cell>
          <table:table-cell office:value-type="float" office:value="407.5724504" calcext:value-type="float">
            <text:p>407,572450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5</text:p>
          </table:table-cell>
          <table:table-cell office:value-type="float" office:value="803729" calcext:value-type="float">
            <text:p>803729</text:p>
          </table:table-cell>
          <table:table-cell office:value-type="float" office:value="146217" calcext:value-type="float">
            <text:p>146217</text:p>
          </table:table-cell>
          <table:table-cell office:value-type="float" office:value="657512" calcext:value-type="float">
            <text:p>657512</text:p>
          </table:table-cell>
          <table:table-cell office:value-type="float" office:value="386.8290343" calcext:value-type="float">
            <text:p>386,829034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6</text:p>
          </table:table-cell>
          <table:table-cell office:value-type="float" office:value="700166" calcext:value-type="float">
            <text:p>700166</text:p>
          </table:table-cell>
          <table:table-cell office:value-type="float" office:value="120246" calcext:value-type="float">
            <text:p>120246</text:p>
          </table:table-cell>
          <table:table-cell office:value-type="float" office:value="579920" calcext:value-type="float">
            <text:p>579920</text:p>
          </table:table-cell>
          <table:table-cell office:value-type="float" office:value="441.4872332" calcext:value-type="float">
            <text:p>441,487233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7</text:p>
          </table:table-cell>
          <table:table-cell office:value-type="float" office:value="1434046" calcext:value-type="float">
            <text:p>1434046</text:p>
          </table:table-cell>
          <table:table-cell office:value-type="float" office:value="152104" calcext:value-type="float">
            <text:p>152104</text:p>
          </table:table-cell>
          <table:table-cell office:value-type="float" office:value="1281942" calcext:value-type="float">
            <text:p>1281942</text:p>
          </table:table-cell>
          <table:table-cell office:value-type="float" office:value="426.2613911" calcext:value-type="float">
            <text:p>426,261391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8</text:p>
          </table:table-cell>
          <table:table-cell office:value-type="float" office:value="470647" calcext:value-type="float">
            <text:p>470647</text:p>
          </table:table-cell>
          <table:table-cell office:value-type="float" office:value="78015" calcext:value-type="float">
            <text:p>78015</text:p>
          </table:table-cell>
          <table:table-cell office:value-type="float" office:value="392632" calcext:value-type="float">
            <text:p>392632</text:p>
          </table:table-cell>
          <table:table-cell office:value-type="float" office:value="291.1064943" calcext:value-type="float">
            <text:p>291,106494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29</text:p>
          </table:table-cell>
          <table:table-cell office:value-type="float" office:value="1383077" calcext:value-type="float">
            <text:p>1383077</text:p>
          </table:table-cell>
          <table:table-cell office:value-type="float" office:value="153467" calcext:value-type="float">
            <text:p>153467</text:p>
          </table:table-cell>
          <table:table-cell office:value-type="float" office:value="1229610" calcext:value-type="float">
            <text:p>1229610</text:p>
          </table:table-cell>
          <table:table-cell office:value-type="float" office:value="419.6012586" calcext:value-type="float">
            <text:p>419,601258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0</text:p>
          </table:table-cell>
          <table:table-cell office:value-type="float" office:value="581969" calcext:value-type="float">
            <text:p>581969</text:p>
          </table:table-cell>
          <table:table-cell office:value-type="float" office:value="103645" calcext:value-type="float">
            <text:p>103645</text:p>
          </table:table-cell>
          <table:table-cell office:value-type="float" office:value="478324" calcext:value-type="float">
            <text:p>478324</text:p>
          </table:table-cell>
          <table:table-cell office:value-type="float" office:value="395.5860816" calcext:value-type="float">
            <text:p>395,586081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1</text:p>
          </table:table-cell>
          <table:table-cell office:value-type="float" office:value="1217795" calcext:value-type="float">
            <text:p>1217795</text:p>
          </table:table-cell>
          <table:table-cell office:value-type="float" office:value="154382" calcext:value-type="float">
            <text:p>154382</text:p>
          </table:table-cell>
          <table:table-cell office:value-type="float" office:value="1063413" calcext:value-type="float">
            <text:p>1063413</text:p>
          </table:table-cell>
          <table:table-cell office:value-type="float" office:value="406.2583641" calcext:value-type="float">
            <text:p>406,258364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2</text:p>
          </table:table-cell>
          <table:table-cell office:value-type="float" office:value="492516" calcext:value-type="float">
            <text:p>492516</text:p>
          </table:table-cell>
          <table:table-cell office:value-type="float" office:value="108489" calcext:value-type="float">
            <text:p>108489</text:p>
          </table:table-cell>
          <table:table-cell office:value-type="float" office:value="384027" calcext:value-type="float">
            <text:p>384027</text:p>
          </table:table-cell>
          <table:table-cell office:value-type="float" office:value="400.7798008" calcext:value-type="float">
            <text:p>400,779800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3</text:p>
          </table:table-cell>
          <table:table-cell office:value-type="float" office:value="1085084" calcext:value-type="float">
            <text:p>1085084</text:p>
          </table:table-cell>
          <table:table-cell office:value-type="float" office:value="142379" calcext:value-type="float">
            <text:p>142379</text:p>
          </table:table-cell>
          <table:table-cell office:value-type="float" office:value="942705" calcext:value-type="float">
            <text:p>942705</text:p>
          </table:table-cell>
          <table:table-cell office:value-type="float" office:value="426.4660123" calcext:value-type="float">
            <text:p>426,4660123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4</text:p>
          </table:table-cell>
          <table:table-cell office:value-type="float" office:value="1159362" calcext:value-type="float">
            <text:p>1159362</text:p>
          </table:table-cell>
          <table:table-cell office:value-type="float" office:value="125705" calcext:value-type="float">
            <text:p>125705</text:p>
          </table:table-cell>
          <table:table-cell office:value-type="float" office:value="1033657" calcext:value-type="float">
            <text:p>1033657</text:p>
          </table:table-cell>
          <table:table-cell office:value-type="float" office:value="407.0584281" calcext:value-type="float">
            <text:p>407,0584281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5</text:p>
          </table:table-cell>
          <table:table-cell office:value-type="float" office:value="550730" calcext:value-type="float">
            <text:p>550730</text:p>
          </table:table-cell>
          <table:table-cell office:value-type="float" office:value="127490" calcext:value-type="float">
            <text:p>127490</text:p>
          </table:table-cell>
          <table:table-cell office:value-type="float" office:value="423240" calcext:value-type="float">
            <text:p>423240</text:p>
          </table:table-cell>
          <table:table-cell office:value-type="float" office:value="436.2823285" calcext:value-type="float">
            <text:p>436,282328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6</text:p>
          </table:table-cell>
          <table:table-cell office:value-type="float" office:value="557225" calcext:value-type="float">
            <text:p>557225</text:p>
          </table:table-cell>
          <table:table-cell office:value-type="float" office:value="100142" calcext:value-type="float">
            <text:p>100142</text:p>
          </table:table-cell>
          <table:table-cell office:value-type="float" office:value="457083" calcext:value-type="float">
            <text:p>457083</text:p>
          </table:table-cell>
          <table:table-cell office:value-type="float" office:value="343.080155" calcext:value-type="float">
            <text:p>343,080155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7</text:p>
          </table:table-cell>
          <table:table-cell office:value-type="float" office:value="1291317" calcext:value-type="float">
            <text:p>1291317</text:p>
          </table:table-cell>
          <table:table-cell office:value-type="float" office:value="135735" calcext:value-type="float">
            <text:p>135735</text:p>
          </table:table-cell>
          <table:table-cell office:value-type="float" office:value="1155582" calcext:value-type="float">
            <text:p>1155582</text:p>
          </table:table-cell>
          <table:table-cell office:value-type="float" office:value="417.2899736" calcext:value-type="float">
            <text:p>417,289973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8</text:p>
          </table:table-cell>
          <table:table-cell office:value-type="float" office:value="1060118" calcext:value-type="float">
            <text:p>1060118</text:p>
          </table:table-cell>
          <table:table-cell office:value-type="float" office:value="125696" calcext:value-type="float">
            <text:p>125696</text:p>
          </table:table-cell>
          <table:table-cell office:value-type="float" office:value="934422" calcext:value-type="float">
            <text:p>934422</text:p>
          </table:table-cell>
          <table:table-cell office:value-type="float" office:value="378.4002926" calcext:value-type="float">
            <text:p>378,400292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39</text:p>
          </table:table-cell>
          <table:table-cell office:value-type="float" office:value="193105" calcext:value-type="float">
            <text:p>193105</text:p>
          </table:table-cell>
          <table:table-cell office:value-type="float" office:value="51260" calcext:value-type="float">
            <text:p>51260</text:p>
          </table:table-cell>
          <table:table-cell office:value-type="float" office:value="141845" calcext:value-type="float">
            <text:p>141845</text:p>
          </table:table-cell>
          <table:table-cell office:value-type="float" office:value="195.2942616" calcext:value-type="float">
            <text:p>195,294261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0</text:p>
          </table:table-cell>
          <table:table-cell office:value-type="float" office:value="640067" calcext:value-type="float">
            <text:p>640067</text:p>
          </table:table-cell>
          <table:table-cell office:value-type="float" office:value="97202" calcext:value-type="float">
            <text:p>97202</text:p>
          </table:table-cell>
          <table:table-cell office:value-type="float" office:value="542865" calcext:value-type="float">
            <text:p>542865</text:p>
          </table:table-cell>
          <table:table-cell office:value-type="float" office:value="394.4025788" calcext:value-type="float">
            <text:p>394,4025788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1</text:p>
          </table:table-cell>
          <table:table-cell office:value-type="float" office:value="1311041" calcext:value-type="float">
            <text:p>1311041</text:p>
          </table:table-cell>
          <table:table-cell office:value-type="float" office:value="170512" calcext:value-type="float">
            <text:p>170512</text:p>
          </table:table-cell>
          <table:table-cell office:value-type="float" office:value="1140529" calcext:value-type="float">
            <text:p>1140529</text:p>
          </table:table-cell>
          <table:table-cell office:value-type="float" office:value="403.7545116" calcext:value-type="float">
            <text:p>403,754511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2</text:p>
          </table:table-cell>
          <table:table-cell office:value-type="float" office:value="423870" calcext:value-type="float">
            <text:p>423870</text:p>
          </table:table-cell>
          <table:table-cell office:value-type="float" office:value="73095" calcext:value-type="float">
            <text:p>73095</text:p>
          </table:table-cell>
          <table:table-cell office:value-type="float" office:value="350775" calcext:value-type="float">
            <text:p>350775</text:p>
          </table:table-cell>
          <table:table-cell office:value-type="float" office:value="304.7053864" calcext:value-type="float">
            <text:p>304,705386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3</text:p>
          </table:table-cell>
          <table:table-cell office:value-type="float" office:value="508871" calcext:value-type="float">
            <text:p>508871</text:p>
          </table:table-cell>
          <table:table-cell office:value-type="float" office:value="103142" calcext:value-type="float">
            <text:p>103142</text:p>
          </table:table-cell>
          <table:table-cell office:value-type="float" office:value="405729" calcext:value-type="float">
            <text:p>405729</text:p>
          </table:table-cell>
          <table:table-cell office:value-type="float" office:value="384.7801566" calcext:value-type="float">
            <text:p>384,780156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4</text:p>
          </table:table-cell>
          <table:table-cell office:value-type="float" office:value="769165" calcext:value-type="float">
            <text:p>769165</text:p>
          </table:table-cell>
          <table:table-cell office:value-type="float" office:value="132565" calcext:value-type="float">
            <text:p>132565</text:p>
          </table:table-cell>
          <table:table-cell office:value-type="float" office:value="636600" calcext:value-type="float">
            <text:p>636600</text:p>
          </table:table-cell>
          <table:table-cell office:value-type="float" office:value="377.1156322" calcext:value-type="float">
            <text:p>377,1156322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5</text:p>
          </table:table-cell>
          <table:table-cell office:value-type="float" office:value="724933" calcext:value-type="float">
            <text:p>724933</text:p>
          </table:table-cell>
          <table:table-cell office:value-type="float" office:value="108148" calcext:value-type="float">
            <text:p>108148</text:p>
          </table:table-cell>
          <table:table-cell office:value-type="float" office:value="616785" calcext:value-type="float">
            <text:p>616785</text:p>
          </table:table-cell>
          <table:table-cell office:value-type="float" office:value="434.1683439" calcext:value-type="float">
            <text:p>434,168343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6</text:p>
          </table:table-cell>
          <table:table-cell office:value-type="float" office:value="638837" calcext:value-type="float">
            <text:p>638837</text:p>
          </table:table-cell>
          <table:table-cell office:value-type="float" office:value="119186" calcext:value-type="float">
            <text:p>119186</text:p>
          </table:table-cell>
          <table:table-cell office:value-type="float" office:value="519651" calcext:value-type="float">
            <text:p>519651</text:p>
          </table:table-cell>
          <table:table-cell office:value-type="float" office:value="421.2082847" calcext:value-type="float">
            <text:p>421,2082847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7</text:p>
          </table:table-cell>
          <table:table-cell office:value-type="float" office:value="410913" calcext:value-type="float">
            <text:p>410913</text:p>
          </table:table-cell>
          <table:table-cell office:value-type="float" office:value="72798" calcext:value-type="float">
            <text:p>72798</text:p>
          </table:table-cell>
          <table:table-cell office:value-type="float" office:value="338115" calcext:value-type="float">
            <text:p>338115</text:p>
          </table:table-cell>
          <table:table-cell office:value-type="float" office:value="289.2443616" calcext:value-type="float">
            <text:p>289,2443616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8</text:p>
          </table:table-cell>
          <table:table-cell office:value-type="float" office:value="778735" calcext:value-type="float">
            <text:p>778735</text:p>
          </table:table-cell>
          <table:table-cell office:value-type="float" office:value="105517" calcext:value-type="float">
            <text:p>105517</text:p>
          </table:table-cell>
          <table:table-cell office:value-type="float" office:value="673218" calcext:value-type="float">
            <text:p>673218</text:p>
          </table:table-cell>
          <table:table-cell office:value-type="float" office:value="339.9799089" calcext:value-type="float">
            <text:p>339,9799089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flp-ci_49</text:p>
          </table:table-cell>
          <table:table-cell office:value-type="float" office:value="305902" calcext:value-type="float">
            <text:p>305902</text:p>
          </table:table-cell>
          <table:table-cell office:value-type="float" office:value="69362" calcext:value-type="float">
            <text:p>69362</text:p>
          </table:table-cell>
          <table:table-cell office:value-type="float" office:value="236540" calcext:value-type="float">
            <text:p>236540</text:p>
          </table:table-cell>
          <table:table-cell office:value-type="float" office:value="297.2920644" calcext:value-type="float">
            <text:p>297,292064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0</text:p>
          </table:table-cell>
          <table:table-cell office:value-type="float" office:value="426170" calcext:value-type="float">
            <text:p>426170</text:p>
          </table:table-cell>
          <table:table-cell office:value-type="float" office:value="78545" calcext:value-type="float">
            <text:p>78545</text:p>
          </table:table-cell>
          <table:table-cell office:value-type="float" office:value="347625" calcext:value-type="float">
            <text:p>347625</text:p>
          </table:table-cell>
          <table:table-cell office:value-type="float" office:value="290.4814643" calcext:value-type="float">
            <text:p>290,481464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1</text:p>
          </table:table-cell>
          <table:table-cell office:value-type="float" office:value="576486" calcext:value-type="float">
            <text:p>576486</text:p>
          </table:table-cell>
          <table:table-cell office:value-type="float" office:value="127261" calcext:value-type="float">
            <text:p>127261</text:p>
          </table:table-cell>
          <table:table-cell office:value-type="float" office:value="449225" calcext:value-type="float">
            <text:p>449225</text:p>
          </table:table-cell>
          <table:table-cell office:value-type="float" office:value="386.7063559" calcext:value-type="float">
            <text:p>386,706355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2</text:p>
          </table:table-cell>
          <table:table-cell office:value-type="float" office:value="448953" calcext:value-type="float">
            <text:p>448953</text:p>
          </table:table-cell>
          <table:table-cell office:value-type="float" office:value="115403" calcext:value-type="float">
            <text:p>115403</text:p>
          </table:table-cell>
          <table:table-cell office:value-type="float" office:value="333550" calcext:value-type="float">
            <text:p>333550</text:p>
          </table:table-cell>
          <table:table-cell office:value-type="float" office:value="385.5154445" calcext:value-type="float">
            <text:p>385,515444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3</text:p>
          </table:table-cell>
          <table:table-cell office:value-type="float" office:value="1510858" calcext:value-type="float">
            <text:p>1510858</text:p>
          </table:table-cell>
          <table:table-cell office:value-type="float" office:value="170042" calcext:value-type="float">
            <text:p>170042</text:p>
          </table:table-cell>
          <table:table-cell office:value-type="float" office:value="1340816" calcext:value-type="float">
            <text:p>1340816</text:p>
          </table:table-cell>
          <table:table-cell office:value-type="float" office:value="377.68165" calcext:value-type="float">
            <text:p>377,6816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4</text:p>
          </table:table-cell>
          <table:table-cell office:value-type="float" office:value="1221332" calcext:value-type="float">
            <text:p>1221332</text:p>
          </table:table-cell>
          <table:table-cell office:value-type="float" office:value="139796" calcext:value-type="float">
            <text:p>139796</text:p>
          </table:table-cell>
          <table:table-cell office:value-type="float" office:value="1081536" calcext:value-type="float">
            <text:p>1081536</text:p>
          </table:table-cell>
          <table:table-cell office:value-type="float" office:value="402.3033359" calcext:value-type="float">
            <text:p>402,303335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5</text:p>
          </table:table-cell>
          <table:table-cell office:value-type="float" office:value="368694" calcext:value-type="float">
            <text:p>368694</text:p>
          </table:table-cell>
          <table:table-cell office:value-type="float" office:value="100844" calcext:value-type="float">
            <text:p>100844</text:p>
          </table:table-cell>
          <table:table-cell office:value-type="float" office:value="267850" calcext:value-type="float">
            <text:p>267850</text:p>
          </table:table-cell>
          <table:table-cell office:value-type="float" office:value="386.0119904" calcext:value-type="float">
            <text:p>386,01199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6</text:p>
          </table:table-cell>
          <table:table-cell office:value-type="float" office:value="155311" calcext:value-type="float">
            <text:p>155311</text:p>
          </table:table-cell>
          <table:table-cell office:value-type="float" office:value="56241" calcext:value-type="float">
            <text:p>56241</text:p>
          </table:table-cell>
          <table:table-cell office:value-type="float" office:value="99070" calcext:value-type="float">
            <text:p>99070</text:p>
          </table:table-cell>
          <table:table-cell office:value-type="float" office:value="250.9219928" calcext:value-type="float">
            <text:p>250,921992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7</text:p>
          </table:table-cell>
          <table:table-cell office:value-type="float" office:value="454418" calcext:value-type="float">
            <text:p>454418</text:p>
          </table:table-cell>
          <table:table-cell office:value-type="float" office:value="108692" calcext:value-type="float">
            <text:p>108692</text:p>
          </table:table-cell>
          <table:table-cell office:value-type="float" office:value="345726" calcext:value-type="float">
            <text:p>345726</text:p>
          </table:table-cell>
          <table:table-cell office:value-type="float" office:value="412.1035795" calcext:value-type="float">
            <text:p>412,103579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8</text:p>
          </table:table-cell>
          <table:table-cell office:value-type="float" office:value="703504" calcext:value-type="float">
            <text:p>703504</text:p>
          </table:table-cell>
          <table:table-cell office:value-type="float" office:value="112792" calcext:value-type="float">
            <text:p>112792</text:p>
          </table:table-cell>
          <table:table-cell office:value-type="float" office:value="590712" calcext:value-type="float">
            <text:p>590712</text:p>
          </table:table-cell>
          <table:table-cell office:value-type="float" office:value="357.9008604" calcext:value-type="float">
            <text:p>357,90086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09</text:p>
          </table:table-cell>
          <table:table-cell office:value-type="float" office:value="334920" calcext:value-type="float">
            <text:p>334920</text:p>
          </table:table-cell>
          <table:table-cell office:value-type="float" office:value="89915" calcext:value-type="float">
            <text:p>89915</text:p>
          </table:table-cell>
          <table:table-cell office:value-type="float" office:value="245005" calcext:value-type="float">
            <text:p>245005</text:p>
          </table:table-cell>
          <table:table-cell office:value-type="float" office:value="430.9314221" calcext:value-type="float">
            <text:p>430,93142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0</text:p>
          </table:table-cell>
          <table:table-cell office:value-type="float" office:value="614777" calcext:value-type="float">
            <text:p>614777</text:p>
          </table:table-cell>
          <table:table-cell office:value-type="float" office:value="113437" calcext:value-type="float">
            <text:p>113437</text:p>
          </table:table-cell>
          <table:table-cell office:value-type="float" office:value="501340" calcext:value-type="float">
            <text:p>501340</text:p>
          </table:table-cell>
          <table:table-cell office:value-type="float" office:value="369.6676346" calcext:value-type="float">
            <text:p>369,667634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1</text:p>
          </table:table-cell>
          <table:table-cell office:value-type="float" office:value="30917" calcext:value-type="float">
            <text:p>30917</text:p>
          </table:table-cell>
          <table:table-cell office:value-type="float" office:value="15333" calcext:value-type="float">
            <text:p>15333</text:p>
          </table:table-cell>
          <table:table-cell office:value-type="float" office:value="15584" calcext:value-type="float">
            <text:p>15584</text:p>
          </table:table-cell>
          <table:table-cell office:value-type="float" office:value="82.8125166" calcext:value-type="float">
            <text:p>82,812516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2</text:p>
          </table:table-cell>
          <table:table-cell office:value-type="float" office:value="461186" calcext:value-type="float">
            <text:p>461186</text:p>
          </table:table-cell>
          <table:table-cell office:value-type="float" office:value="70603" calcext:value-type="float">
            <text:p>70603</text:p>
          </table:table-cell>
          <table:table-cell office:value-type="float" office:value="390583" calcext:value-type="float">
            <text:p>390583</text:p>
          </table:table-cell>
          <table:table-cell office:value-type="float" office:value="247.8322471" calcext:value-type="float">
            <text:p>247,832247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3</text:p>
          </table:table-cell>
          <table:table-cell office:value-type="float" office:value="389100" calcext:value-type="float">
            <text:p>389100</text:p>
          </table:table-cell>
          <table:table-cell office:value-type="float" office:value="65440" calcext:value-type="float">
            <text:p>65440</text:p>
          </table:table-cell>
          <table:table-cell office:value-type="float" office:value="323660" calcext:value-type="float">
            <text:p>323660</text:p>
          </table:table-cell>
          <table:table-cell office:value-type="float" office:value="260.8118474" calcext:value-type="float">
            <text:p>260,811847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4</text:p>
          </table:table-cell>
          <table:table-cell office:value-type="float" office:value="1033105" calcext:value-type="float">
            <text:p>1033105</text:p>
          </table:table-cell>
          <table:table-cell office:value-type="float" office:value="133661" calcext:value-type="float">
            <text:p>133661</text:p>
          </table:table-cell>
          <table:table-cell office:value-type="float" office:value="899444" calcext:value-type="float">
            <text:p>899444</text:p>
          </table:table-cell>
          <table:table-cell office:value-type="float" office:value="407.0683587" calcext:value-type="float">
            <text:p>407,068358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5</text:p>
          </table:table-cell>
          <table:table-cell office:value-type="float" office:value="565743" calcext:value-type="float">
            <text:p>565743</text:p>
          </table:table-cell>
          <table:table-cell office:value-type="float" office:value="112343" calcext:value-type="float">
            <text:p>112343</text:p>
          </table:table-cell>
          <table:table-cell office:value-type="float" office:value="453400" calcext:value-type="float">
            <text:p>453400</text:p>
          </table:table-cell>
          <table:table-cell office:value-type="float" office:value="410.7152319" calcext:value-type="float">
            <text:p>410,715231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6</text:p>
          </table:table-cell>
          <table:table-cell office:value-type="float" office:value="892198" calcext:value-type="float">
            <text:p>892198</text:p>
          </table:table-cell>
          <table:table-cell office:value-type="float" office:value="105398" calcext:value-type="float">
            <text:p>105398</text:p>
          </table:table-cell>
          <table:table-cell office:value-type="float" office:value="786800" calcext:value-type="float">
            <text:p>786800</text:p>
          </table:table-cell>
          <table:table-cell office:value-type="float" office:value="371.5505121" calcext:value-type="float">
            <text:p>371,550512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7</text:p>
          </table:table-cell>
          <table:table-cell office:value-type="float" office:value="1234120" calcext:value-type="float">
            <text:p>1234120</text:p>
          </table:table-cell>
          <table:table-cell office:value-type="float" office:value="134518" calcext:value-type="float">
            <text:p>134518</text:p>
          </table:table-cell>
          <table:table-cell office:value-type="float" office:value="1099602" calcext:value-type="float">
            <text:p>1099602</text:p>
          </table:table-cell>
          <table:table-cell office:value-type="float" office:value="425.03508" calcext:value-type="float">
            <text:p>425,0350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8</text:p>
          </table:table-cell>
          <table:table-cell office:value-type="float" office:value="905892" calcext:value-type="float">
            <text:p>905892</text:p>
          </table:table-cell>
          <table:table-cell office:value-type="float" office:value="118017" calcext:value-type="float">
            <text:p>118017</text:p>
          </table:table-cell>
          <table:table-cell office:value-type="float" office:value="787875" calcext:value-type="float">
            <text:p>787875</text:p>
          </table:table-cell>
          <table:table-cell office:value-type="float" office:value="387.0769228" calcext:value-type="float">
            <text:p>387,076922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19</text:p>
          </table:table-cell>
          <table:table-cell office:value-type="float" office:value="152877" calcext:value-type="float">
            <text:p>152877</text:p>
          </table:table-cell>
          <table:table-cell office:value-type="float" office:value="49886" calcext:value-type="float">
            <text:p>49886</text:p>
          </table:table-cell>
          <table:table-cell office:value-type="float" office:value="102991" calcext:value-type="float">
            <text:p>102991</text:p>
          </table:table-cell>
          <table:table-cell office:value-type="float" office:value="227.4317506" calcext:value-type="float">
            <text:p>227,431750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0</text:p>
          </table:table-cell>
          <table:table-cell office:value-type="float" office:value="1281421" calcext:value-type="float">
            <text:p>1281421</text:p>
          </table:table-cell>
          <table:table-cell office:value-type="float" office:value="148557" calcext:value-type="float">
            <text:p>148557</text:p>
          </table:table-cell>
          <table:table-cell office:value-type="float" office:value="1132864" calcext:value-type="float">
            <text:p>1132864</text:p>
          </table:table-cell>
          <table:table-cell office:value-type="float" office:value="406.1151045" calcext:value-type="float">
            <text:p>406,115104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1</text:p>
          </table:table-cell>
          <table:table-cell office:value-type="float" office:value="460143" calcext:value-type="float">
            <text:p>460143</text:p>
          </table:table-cell>
          <table:table-cell office:value-type="float" office:value="77973" calcext:value-type="float">
            <text:p>77973</text:p>
          </table:table-cell>
          <table:table-cell office:value-type="float" office:value="382170" calcext:value-type="float">
            <text:p>382170</text:p>
          </table:table-cell>
          <table:table-cell office:value-type="float" office:value="331.8999528" calcext:value-type="float">
            <text:p>331,899952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2</text:p>
          </table:table-cell>
          <table:table-cell office:value-type="float" office:value="314493" calcext:value-type="float">
            <text:p>314493</text:p>
          </table:table-cell>
          <table:table-cell office:value-type="float" office:value="71473" calcext:value-type="float">
            <text:p>71473</text:p>
          </table:table-cell>
          <table:table-cell office:value-type="float" office:value="243020" calcext:value-type="float">
            <text:p>243020</text:p>
          </table:table-cell>
          <table:table-cell office:value-type="float" office:value="267.6117394" calcext:value-type="float">
            <text:p>267,611739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3</text:p>
          </table:table-cell>
          <table:table-cell office:value-type="float" office:value="414336" calcext:value-type="float">
            <text:p>414336</text:p>
          </table:table-cell>
          <table:table-cell office:value-type="float" office:value="88446" calcext:value-type="float">
            <text:p>88446</text:p>
          </table:table-cell>
          <table:table-cell office:value-type="float" office:value="325890" calcext:value-type="float">
            <text:p>325890</text:p>
          </table:table-cell>
          <table:table-cell office:value-type="float" office:value="371.5156685" calcext:value-type="float">
            <text:p>371,515668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4</text:p>
          </table:table-cell>
          <table:table-cell office:value-type="float" office:value="474450" calcext:value-type="float">
            <text:p>474450</text:p>
          </table:table-cell>
          <table:table-cell office:value-type="float" office:value="110628" calcext:value-type="float">
            <text:p>110628</text:p>
          </table:table-cell>
          <table:table-cell office:value-type="float" office:value="363822" calcext:value-type="float">
            <text:p>363822</text:p>
          </table:table-cell>
          <table:table-cell office:value-type="float" office:value="409.9725679" calcext:value-type="float">
            <text:p>409,972567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5</text:p>
          </table:table-cell>
          <table:table-cell office:value-type="float" office:value="804206" calcext:value-type="float">
            <text:p>804206</text:p>
          </table:table-cell>
          <table:table-cell office:value-type="float" office:value="145414" calcext:value-type="float">
            <text:p>145414</text:p>
          </table:table-cell>
          <table:table-cell office:value-type="float" office:value="658792" calcext:value-type="float">
            <text:p>658792</text:p>
          </table:table-cell>
          <table:table-cell office:value-type="float" office:value="378.2401214" calcext:value-type="float">
            <text:p>378,240121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6</text:p>
          </table:table-cell>
          <table:table-cell office:value-type="float" office:value="701000" calcext:value-type="float">
            <text:p>701000</text:p>
          </table:table-cell>
          <table:table-cell office:value-type="float" office:value="120332" calcext:value-type="float">
            <text:p>120332</text:p>
          </table:table-cell>
          <table:table-cell office:value-type="float" office:value="580668" calcext:value-type="float">
            <text:p>580668</text:p>
          </table:table-cell>
          <table:table-cell office:value-type="float" office:value="434.8664159" calcext:value-type="float">
            <text:p>434,866415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7</text:p>
          </table:table-cell>
          <table:table-cell office:value-type="float" office:value="1433282" calcext:value-type="float">
            <text:p>1433282</text:p>
          </table:table-cell>
          <table:table-cell office:value-type="float" office:value="152834" calcext:value-type="float">
            <text:p>152834</text:p>
          </table:table-cell>
          <table:table-cell office:value-type="float" office:value="1280448" calcext:value-type="float">
            <text:p>1280448</text:p>
          </table:table-cell>
          <table:table-cell office:value-type="float" office:value="416.2340233" calcext:value-type="float">
            <text:p>416,234023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8</text:p>
          </table:table-cell>
          <table:table-cell office:value-type="float" office:value="469428" calcext:value-type="float">
            <text:p>469428</text:p>
          </table:table-cell>
          <table:table-cell office:value-type="float" office:value="77901" calcext:value-type="float">
            <text:p>77901</text:p>
          </table:table-cell>
          <table:table-cell office:value-type="float" office:value="391527" calcext:value-type="float">
            <text:p>391527</text:p>
          </table:table-cell>
          <table:table-cell office:value-type="float" office:value="291.1047454" calcext:value-type="float">
            <text:p>291,104745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29</text:p>
          </table:table-cell>
          <table:table-cell office:value-type="float" office:value="1382875" calcext:value-type="float">
            <text:p>1382875</text:p>
          </table:table-cell>
          <table:table-cell office:value-type="float" office:value="154200" calcext:value-type="float">
            <text:p>154200</text:p>
          </table:table-cell>
          <table:table-cell office:value-type="float" office:value="1228675" calcext:value-type="float">
            <text:p>1228675</text:p>
          </table:table-cell>
          <table:table-cell office:value-type="float" office:value="418.6005924" calcext:value-type="float">
            <text:p>418,600592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0</text:p>
          </table:table-cell>
          <table:table-cell office:value-type="float" office:value="581377" calcext:value-type="float">
            <text:p>581377</text:p>
          </table:table-cell>
          <table:table-cell office:value-type="float" office:value="102910" calcext:value-type="float">
            <text:p>102910</text:p>
          </table:table-cell>
          <table:table-cell office:value-type="float" office:value="478467" calcext:value-type="float">
            <text:p>478467</text:p>
          </table:table-cell>
          <table:table-cell office:value-type="float" office:value="393.2026104" calcext:value-type="float">
            <text:p>393,202610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1</text:p>
          </table:table-cell>
          <table:table-cell office:value-type="float" office:value="1218599" calcext:value-type="float">
            <text:p>1218599</text:p>
          </table:table-cell>
          <table:table-cell office:value-type="float" office:value="154926" calcext:value-type="float">
            <text:p>154926</text:p>
          </table:table-cell>
          <table:table-cell office:value-type="float" office:value="1063673" calcext:value-type="float">
            <text:p>1063673</text:p>
          </table:table-cell>
          <table:table-cell office:value-type="float" office:value="394.0278512" calcext:value-type="float">
            <text:p>394,027851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2</text:p>
          </table:table-cell>
          <table:table-cell office:value-type="float" office:value="492737" calcext:value-type="float">
            <text:p>492737</text:p>
          </table:table-cell>
          <table:table-cell office:value-type="float" office:value="110180" calcext:value-type="float">
            <text:p>110180</text:p>
          </table:table-cell>
          <table:table-cell office:value-type="float" office:value="382557" calcext:value-type="float">
            <text:p>382557</text:p>
          </table:table-cell>
          <table:table-cell office:value-type="float" office:value="408.0510047" calcext:value-type="float">
            <text:p>408,051004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3</text:p>
          </table:table-cell>
          <table:table-cell office:value-type="float" office:value="1084105" calcext:value-type="float">
            <text:p>1084105</text:p>
          </table:table-cell>
          <table:table-cell office:value-type="float" office:value="141475" calcext:value-type="float">
            <text:p>141475</text:p>
          </table:table-cell>
          <table:table-cell office:value-type="float" office:value="942630" calcext:value-type="float">
            <text:p>942630</text:p>
          </table:table-cell>
          <table:table-cell office:value-type="float" office:value="425.805699" calcext:value-type="float">
            <text:p>425,80569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4</text:p>
          </table:table-cell>
          <table:table-cell office:value-type="float" office:value="1156148" calcext:value-type="float">
            <text:p>1156148</text:p>
          </table:table-cell>
          <table:table-cell office:value-type="float" office:value="124980" calcext:value-type="float">
            <text:p>124980</text:p>
          </table:table-cell>
          <table:table-cell office:value-type="float" office:value="1031168" calcext:value-type="float">
            <text:p>1031168</text:p>
          </table:table-cell>
          <table:table-cell office:value-type="float" office:value="409.3922485" calcext:value-type="float">
            <text:p>409,392248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5</text:p>
          </table:table-cell>
          <table:table-cell office:value-type="float" office:value="552038" calcext:value-type="float">
            <text:p>552038</text:p>
          </table:table-cell>
          <table:table-cell office:value-type="float" office:value="127814" calcext:value-type="float">
            <text:p>127814</text:p>
          </table:table-cell>
          <table:table-cell office:value-type="float" office:value="424224" calcext:value-type="float">
            <text:p>424224</text:p>
          </table:table-cell>
          <table:table-cell office:value-type="float" office:value="422.1578064" calcext:value-type="float">
            <text:p>422,1578064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6</text:p>
          </table:table-cell>
          <table:table-cell office:value-type="float" office:value="556893" calcext:value-type="float">
            <text:p>556893</text:p>
          </table:table-cell>
          <table:table-cell office:value-type="float" office:value="98633" calcext:value-type="float">
            <text:p>98633</text:p>
          </table:table-cell>
          <table:table-cell office:value-type="float" office:value="458260" calcext:value-type="float">
            <text:p>458260</text:p>
          </table:table-cell>
          <table:table-cell office:value-type="float" office:value="343.7322437" calcext:value-type="float">
            <text:p>343,7322437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7</text:p>
          </table:table-cell>
          <table:table-cell office:value-type="float" office:value="1292062" calcext:value-type="float">
            <text:p>1292062</text:p>
          </table:table-cell>
          <table:table-cell office:value-type="float" office:value="136552" calcext:value-type="float">
            <text:p>136552</text:p>
          </table:table-cell>
          <table:table-cell office:value-type="float" office:value="1155510" calcext:value-type="float">
            <text:p>1155510</text:p>
          </table:table-cell>
          <table:table-cell office:value-type="float" office:value="405.8403976" calcext:value-type="float">
            <text:p>405,840397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8</text:p>
          </table:table-cell>
          <table:table-cell office:value-type="float" office:value="1060920" calcext:value-type="float">
            <text:p>1060920</text:p>
          </table:table-cell>
          <table:table-cell office:value-type="float" office:value="125291" calcext:value-type="float">
            <text:p>125291</text:p>
          </table:table-cell>
          <table:table-cell office:value-type="float" office:value="935629" calcext:value-type="float">
            <text:p>935629</text:p>
          </table:table-cell>
          <table:table-cell office:value-type="float" office:value="380.3198985" calcext:value-type="float">
            <text:p>380,319898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39</text:p>
          </table:table-cell>
          <table:table-cell office:value-type="float" office:value="193084" calcext:value-type="float">
            <text:p>193084</text:p>
          </table:table-cell>
          <table:table-cell office:value-type="float" office:value="50458" calcext:value-type="float">
            <text:p>50458</text:p>
          </table:table-cell>
          <table:table-cell office:value-type="float" office:value="142626" calcext:value-type="float">
            <text:p>142626</text:p>
          </table:table-cell>
          <table:table-cell office:value-type="float" office:value="195.2936993" calcext:value-type="float">
            <text:p>195,2936993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0</text:p>
          </table:table-cell>
          <table:table-cell office:value-type="float" office:value="640359" calcext:value-type="float">
            <text:p>640359</text:p>
          </table:table-cell>
          <table:table-cell office:value-type="float" office:value="97134" calcext:value-type="float">
            <text:p>97134</text:p>
          </table:table-cell>
          <table:table-cell office:value-type="float" office:value="543225" calcext:value-type="float">
            <text:p>543225</text:p>
          </table:table-cell>
          <table:table-cell office:value-type="float" office:value="397.5170806" calcext:value-type="float">
            <text:p>397,517080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1</text:p>
          </table:table-cell>
          <table:table-cell office:value-type="float" office:value="1311181" calcext:value-type="float">
            <text:p>1311181</text:p>
          </table:table-cell>
          <table:table-cell office:value-type="float" office:value="171302" calcext:value-type="float">
            <text:p>171302</text:p>
          </table:table-cell>
          <table:table-cell office:value-type="float" office:value="1139879" calcext:value-type="float">
            <text:p>1139879</text:p>
          </table:table-cell>
          <table:table-cell office:value-type="float" office:value="408.9099989" calcext:value-type="float">
            <text:p>408,909998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2</text:p>
          </table:table-cell>
          <table:table-cell office:value-type="float" office:value="424866" calcext:value-type="float">
            <text:p>424866</text:p>
          </table:table-cell>
          <table:table-cell office:value-type="float" office:value="74811" calcext:value-type="float">
            <text:p>74811</text:p>
          </table:table-cell>
          <table:table-cell office:value-type="float" office:value="350055" calcext:value-type="float">
            <text:p>350055</text:p>
          </table:table-cell>
          <table:table-cell office:value-type="float" office:value="304.7073128" calcext:value-type="float">
            <text:p>304,707312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3</text:p>
          </table:table-cell>
          <table:table-cell office:value-type="float" office:value="510122" calcext:value-type="float">
            <text:p>510122</text:p>
          </table:table-cell>
          <table:table-cell office:value-type="float" office:value="103277" calcext:value-type="float">
            <text:p>103277</text:p>
          </table:table-cell>
          <table:table-cell office:value-type="float" office:value="406845" calcext:value-type="float">
            <text:p>406845</text:p>
          </table:table-cell>
          <table:table-cell office:value-type="float" office:value="388.333629" calcext:value-type="float">
            <text:p>388,333629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4</text:p>
          </table:table-cell>
          <table:table-cell office:value-type="float" office:value="768316" calcext:value-type="float">
            <text:p>768316</text:p>
          </table:table-cell>
          <table:table-cell office:value-type="float" office:value="131736" calcext:value-type="float">
            <text:p>131736</text:p>
          </table:table-cell>
          <table:table-cell office:value-type="float" office:value="636580" calcext:value-type="float">
            <text:p>636580</text:p>
          </table:table-cell>
          <table:table-cell office:value-type="float" office:value="378.5368732" calcext:value-type="float">
            <text:p>378,536873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5</text:p>
          </table:table-cell>
          <table:table-cell office:value-type="float" office:value="724761" calcext:value-type="float">
            <text:p>724761</text:p>
          </table:table-cell>
          <table:table-cell office:value-type="float" office:value="108405" calcext:value-type="float">
            <text:p>108405</text:p>
          </table:table-cell>
          <table:table-cell office:value-type="float" office:value="616356" calcext:value-type="float">
            <text:p>616356</text:p>
          </table:table-cell>
          <table:table-cell office:value-type="float" office:value="431.7085312" calcext:value-type="float">
            <text:p>431,708531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6</text:p>
          </table:table-cell>
          <table:table-cell office:value-type="float" office:value="637938" calcext:value-type="float">
            <text:p>637938</text:p>
          </table:table-cell>
          <table:table-cell office:value-type="float" office:value="119880" calcext:value-type="float">
            <text:p>119880</text:p>
          </table:table-cell>
          <table:table-cell office:value-type="float" office:value="518058" calcext:value-type="float">
            <text:p>518058</text:p>
          </table:table-cell>
          <table:table-cell office:value-type="float" office:value="421.3012672" calcext:value-type="float">
            <text:p>421,3012672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7</text:p>
          </table:table-cell>
          <table:table-cell office:value-type="float" office:value="411406" calcext:value-type="float">
            <text:p>411406</text:p>
          </table:table-cell>
          <table:table-cell office:value-type="float" office:value="72511" calcext:value-type="float">
            <text:p>72511</text:p>
          </table:table-cell>
          <table:table-cell office:value-type="float" office:value="338895" calcext:value-type="float">
            <text:p>338895</text:p>
          </table:table-cell>
          <table:table-cell office:value-type="float" office:value="289.2454568" calcext:value-type="float">
            <text:p>289,2454568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8</text:p>
          </table:table-cell>
          <table:table-cell office:value-type="float" office:value="779486" calcext:value-type="float">
            <text:p>779486</text:p>
          </table:table-cell>
          <table:table-cell office:value-type="float" office:value="104792" calcext:value-type="float">
            <text:p>104792</text:p>
          </table:table-cell>
          <table:table-cell office:value-type="float" office:value="674694" calcext:value-type="float">
            <text:p>674694</text:p>
          </table:table-cell>
          <table:table-cell office:value-type="float" office:value="339.9784166" calcext:value-type="float">
            <text:p>339,9784166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flp-ci_49</text:p>
          </table:table-cell>
          <table:table-cell office:value-type="float" office:value="305726" calcext:value-type="float">
            <text:p>305726</text:p>
          </table:table-cell>
          <table:table-cell office:value-type="float" office:value="67866" calcext:value-type="float">
            <text:p>67866</text:p>
          </table:table-cell>
          <table:table-cell office:value-type="float" office:value="237860" calcext:value-type="float">
            <text:p>237860</text:p>
          </table:table-cell>
          <table:table-cell office:value-type="float" office:value="297.2971023" calcext:value-type="float">
            <text:p>297,297102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0</text:p>
          </table:table-cell>
          <table:table-cell office:value-type="float" office:value="425017" calcext:value-type="float">
            <text:p>425017</text:p>
          </table:table-cell>
          <table:table-cell office:value-type="float" office:value="77302" calcext:value-type="float">
            <text:p>77302</text:p>
          </table:table-cell>
          <table:table-cell office:value-type="float" office:value="347715" calcext:value-type="float">
            <text:p>347715</text:p>
          </table:table-cell>
          <table:table-cell office:value-type="float" office:value="291.1004556" calcext:value-type="float">
            <text:p>291,10045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1</text:p>
          </table:table-cell>
          <table:table-cell office:value-type="float" office:value="575150" calcext:value-type="float">
            <text:p>575150</text:p>
          </table:table-cell>
          <table:table-cell office:value-type="float" office:value="126884" calcext:value-type="float">
            <text:p>126884</text:p>
          </table:table-cell>
          <table:table-cell office:value-type="float" office:value="448266" calcext:value-type="float">
            <text:p>448266</text:p>
          </table:table-cell>
          <table:table-cell office:value-type="float" office:value="388.5229539" calcext:value-type="float">
            <text:p>388,522953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2</text:p>
          </table:table-cell>
          <table:table-cell office:value-type="float" office:value="449089" calcext:value-type="float">
            <text:p>449089</text:p>
          </table:table-cell>
          <table:table-cell office:value-type="float" office:value="115459" calcext:value-type="float">
            <text:p>115459</text:p>
          </table:table-cell>
          <table:table-cell office:value-type="float" office:value="333630" calcext:value-type="float">
            <text:p>333630</text:p>
          </table:table-cell>
          <table:table-cell office:value-type="float" office:value="386.1428565" calcext:value-type="float">
            <text:p>386,142856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3</text:p>
          </table:table-cell>
          <table:table-cell office:value-type="float" office:value="1510897" calcext:value-type="float">
            <text:p>1510897</text:p>
          </table:table-cell>
          <table:table-cell office:value-type="float" office:value="168593" calcext:value-type="float">
            <text:p>168593</text:p>
          </table:table-cell>
          <table:table-cell office:value-type="float" office:value="1342304" calcext:value-type="float">
            <text:p>1342304</text:p>
          </table:table-cell>
          <table:table-cell office:value-type="float" office:value="381.3199602" calcext:value-type="float">
            <text:p>381,31996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4</text:p>
          </table:table-cell>
          <table:table-cell office:value-type="float" office:value="1221661" calcext:value-type="float">
            <text:p>1221661</text:p>
          </table:table-cell>
          <table:table-cell office:value-type="float" office:value="141453" calcext:value-type="float">
            <text:p>141453</text:p>
          </table:table-cell>
          <table:table-cell office:value-type="float" office:value="1080208" calcext:value-type="float">
            <text:p>1080208</text:p>
          </table:table-cell>
          <table:table-cell office:value-type="float" office:value="386.6164119" calcext:value-type="float">
            <text:p>386,616411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5</text:p>
          </table:table-cell>
          <table:table-cell office:value-type="float" office:value="368758" calcext:value-type="float">
            <text:p>368758</text:p>
          </table:table-cell>
          <table:table-cell office:value-type="float" office:value="100173" calcext:value-type="float">
            <text:p>100173</text:p>
          </table:table-cell>
          <table:table-cell office:value-type="float" office:value="268585" calcext:value-type="float">
            <text:p>268585</text:p>
          </table:table-cell>
          <table:table-cell office:value-type="float" office:value="387.0724448" calcext:value-type="float">
            <text:p>387,072444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6</text:p>
          </table:table-cell>
          <table:table-cell office:value-type="float" office:value="155395" calcext:value-type="float">
            <text:p>155395</text:p>
          </table:table-cell>
          <table:table-cell office:value-type="float" office:value="55765" calcext:value-type="float">
            <text:p>55765</text:p>
          </table:table-cell>
          <table:table-cell office:value-type="float" office:value="99630" calcext:value-type="float">
            <text:p>99630</text:p>
          </table:table-cell>
          <table:table-cell office:value-type="float" office:value="250.9232334" calcext:value-type="float">
            <text:p>250,923233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7</text:p>
          </table:table-cell>
          <table:table-cell office:value-type="float" office:value="452561" calcext:value-type="float">
            <text:p>452561</text:p>
          </table:table-cell>
          <table:table-cell office:value-type="float" office:value="106523" calcext:value-type="float">
            <text:p>106523</text:p>
          </table:table-cell>
          <table:table-cell office:value-type="float" office:value="346038" calcext:value-type="float">
            <text:p>346038</text:p>
          </table:table-cell>
          <table:table-cell office:value-type="float" office:value="405.8545879" calcext:value-type="float">
            <text:p>405,854587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8</text:p>
          </table:table-cell>
          <table:table-cell office:value-type="float" office:value="702000" calcext:value-type="float">
            <text:p>702000</text:p>
          </table:table-cell>
          <table:table-cell office:value-type="float" office:value="112764" calcext:value-type="float">
            <text:p>112764</text:p>
          </table:table-cell>
          <table:table-cell office:value-type="float" office:value="589236" calcext:value-type="float">
            <text:p>589236</text:p>
          </table:table-cell>
          <table:table-cell office:value-type="float" office:value="359.2578431" calcext:value-type="float">
            <text:p>359,257843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09</text:p>
          </table:table-cell>
          <table:table-cell office:value-type="float" office:value="334632" calcext:value-type="float">
            <text:p>334632</text:p>
          </table:table-cell>
          <table:table-cell office:value-type="float" office:value="89307" calcext:value-type="float">
            <text:p>89307</text:p>
          </table:table-cell>
          <table:table-cell office:value-type="float" office:value="245325" calcext:value-type="float">
            <text:p>245325</text:p>
          </table:table-cell>
          <table:table-cell office:value-type="float" office:value="431.5830024" calcext:value-type="float">
            <text:p>431,583002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0</text:p>
          </table:table-cell>
          <table:table-cell office:value-type="float" office:value="612854" calcext:value-type="float">
            <text:p>612854</text:p>
          </table:table-cell>
          <table:table-cell office:value-type="float" office:value="111984" calcext:value-type="float">
            <text:p>111984</text:p>
          </table:table-cell>
          <table:table-cell office:value-type="float" office:value="500870" calcext:value-type="float">
            <text:p>500870</text:p>
          </table:table-cell>
          <table:table-cell office:value-type="float" office:value="372.828171" calcext:value-type="float">
            <text:p>372,82817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1</text:p>
          </table:table-cell>
          <table:table-cell office:value-type="float" office:value="30895" calcext:value-type="float">
            <text:p>30895</text:p>
          </table:table-cell>
          <table:table-cell office:value-type="float" office:value="15807" calcext:value-type="float">
            <text:p>15807</text:p>
          </table:table-cell>
          <table:table-cell office:value-type="float" office:value="15088" calcext:value-type="float">
            <text:p>15088</text:p>
          </table:table-cell>
          <table:table-cell office:value-type="float" office:value="82.81270891" calcext:value-type="float">
            <text:p>82,8127089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2</text:p>
          </table:table-cell>
          <table:table-cell office:value-type="float" office:value="462329" calcext:value-type="float">
            <text:p>462329</text:p>
          </table:table-cell>
          <table:table-cell office:value-type="float" office:value="71366" calcext:value-type="float">
            <text:p>71366</text:p>
          </table:table-cell>
          <table:table-cell office:value-type="float" office:value="390963" calcext:value-type="float">
            <text:p>390963</text:p>
          </table:table-cell>
          <table:table-cell office:value-type="float" office:value="247.8318082" calcext:value-type="float">
            <text:p>247,831808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3</text:p>
          </table:table-cell>
          <table:table-cell office:value-type="float" office:value="388336" calcext:value-type="float">
            <text:p>388336</text:p>
          </table:table-cell>
          <table:table-cell office:value-type="float" office:value="65676" calcext:value-type="float">
            <text:p>65676</text:p>
          </table:table-cell>
          <table:table-cell office:value-type="float" office:value="322660" calcext:value-type="float">
            <text:p>322660</text:p>
          </table:table-cell>
          <table:table-cell office:value-type="float" office:value="260.8089093" calcext:value-type="float">
            <text:p>260,808909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4</text:p>
          </table:table-cell>
          <table:table-cell office:value-type="float" office:value="1034033" calcext:value-type="float">
            <text:p>1034033</text:p>
          </table:table-cell>
          <table:table-cell office:value-type="float" office:value="134519" calcext:value-type="float">
            <text:p>134519</text:p>
          </table:table-cell>
          <table:table-cell office:value-type="float" office:value="899514" calcext:value-type="float">
            <text:p>899514</text:p>
          </table:table-cell>
          <table:table-cell office:value-type="float" office:value="403.9520637" calcext:value-type="float">
            <text:p>403,952063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5</text:p>
          </table:table-cell>
          <table:table-cell office:value-type="float" office:value="566405" calcext:value-type="float">
            <text:p>566405</text:p>
          </table:table-cell>
          <table:table-cell office:value-type="float" office:value="113157" calcext:value-type="float">
            <text:p>113157</text:p>
          </table:table-cell>
          <table:table-cell office:value-type="float" office:value="453248" calcext:value-type="float">
            <text:p>453248</text:p>
          </table:table-cell>
          <table:table-cell office:value-type="float" office:value="417.9525419" calcext:value-type="float">
            <text:p>417,952541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6</text:p>
          </table:table-cell>
          <table:table-cell office:value-type="float" office:value="891702" calcext:value-type="float">
            <text:p>891702</text:p>
          </table:table-cell>
          <table:table-cell office:value-type="float" office:value="106102" calcext:value-type="float">
            <text:p>106102</text:p>
          </table:table-cell>
          <table:table-cell office:value-type="float" office:value="785600" calcext:value-type="float">
            <text:p>785600</text:p>
          </table:table-cell>
          <table:table-cell office:value-type="float" office:value="372.1360108" calcext:value-type="float">
            <text:p>372,136010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7</text:p>
          </table:table-cell>
          <table:table-cell office:value-type="float" office:value="1234468" calcext:value-type="float">
            <text:p>1234468</text:p>
          </table:table-cell>
          <table:table-cell office:value-type="float" office:value="134074" calcext:value-type="float">
            <text:p>134074</text:p>
          </table:table-cell>
          <table:table-cell office:value-type="float" office:value="1100394" calcext:value-type="float">
            <text:p>1100394</text:p>
          </table:table-cell>
          <table:table-cell office:value-type="float" office:value="422.4464929" calcext:value-type="float">
            <text:p>422,446492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8</text:p>
          </table:table-cell>
          <table:table-cell office:value-type="float" office:value="905528" calcext:value-type="float">
            <text:p>905528</text:p>
          </table:table-cell>
          <table:table-cell office:value-type="float" office:value="116483" calcext:value-type="float">
            <text:p>116483</text:p>
          </table:table-cell>
          <table:table-cell office:value-type="float" office:value="789045" calcext:value-type="float">
            <text:p>789045</text:p>
          </table:table-cell>
          <table:table-cell office:value-type="float" office:value="382.776002" calcext:value-type="float">
            <text:p>382,7760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19</text:p>
          </table:table-cell>
          <table:table-cell office:value-type="float" office:value="152635" calcext:value-type="float">
            <text:p>152635</text:p>
          </table:table-cell>
          <table:table-cell office:value-type="float" office:value="50351" calcext:value-type="float">
            <text:p>50351</text:p>
          </table:table-cell>
          <table:table-cell office:value-type="float" office:value="102284" calcext:value-type="float">
            <text:p>102284</text:p>
          </table:table-cell>
          <table:table-cell office:value-type="float" office:value="227.4319722" calcext:value-type="float">
            <text:p>227,431972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0</text:p>
          </table:table-cell>
          <table:table-cell office:value-type="float" office:value="1285490" calcext:value-type="float">
            <text:p>1285490</text:p>
          </table:table-cell>
          <table:table-cell office:value-type="float" office:value="148002" calcext:value-type="float">
            <text:p>148002</text:p>
          </table:table-cell>
          <table:table-cell office:value-type="float" office:value="1137488" calcext:value-type="float">
            <text:p>1137488</text:p>
          </table:table-cell>
          <table:table-cell office:value-type="float" office:value="406.4977792" calcext:value-type="float">
            <text:p>406,497779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1</text:p>
          </table:table-cell>
          <table:table-cell office:value-type="float" office:value="460943" calcext:value-type="float">
            <text:p>460943</text:p>
          </table:table-cell>
          <table:table-cell office:value-type="float" office:value="76883" calcext:value-type="float">
            <text:p>76883</text:p>
          </table:table-cell>
          <table:table-cell office:value-type="float" office:value="384060" calcext:value-type="float">
            <text:p>384060</text:p>
          </table:table-cell>
          <table:table-cell office:value-type="float" office:value="331.2835872" calcext:value-type="float">
            <text:p>331,283587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2</text:p>
          </table:table-cell>
          <table:table-cell office:value-type="float" office:value="314514" calcext:value-type="float">
            <text:p>314514</text:p>
          </table:table-cell>
          <table:table-cell office:value-type="float" office:value="71164" calcext:value-type="float">
            <text:p>71164</text:p>
          </table:table-cell>
          <table:table-cell office:value-type="float" office:value="243350" calcext:value-type="float">
            <text:p>243350</text:p>
          </table:table-cell>
          <table:table-cell office:value-type="float" office:value="267.610726" calcext:value-type="float">
            <text:p>267,61072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3</text:p>
          </table:table-cell>
          <table:table-cell office:value-type="float" office:value="415864" calcext:value-type="float">
            <text:p>415864</text:p>
          </table:table-cell>
          <table:table-cell office:value-type="float" office:value="88948" calcext:value-type="float">
            <text:p>88948</text:p>
          </table:table-cell>
          <table:table-cell office:value-type="float" office:value="326916" calcext:value-type="float">
            <text:p>326916</text:p>
          </table:table-cell>
          <table:table-cell office:value-type="float" office:value="372.1374421" calcext:value-type="float">
            <text:p>372,137442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4</text:p>
          </table:table-cell>
          <table:table-cell office:value-type="float" office:value="473974" calcext:value-type="float">
            <text:p>473974</text:p>
          </table:table-cell>
          <table:table-cell office:value-type="float" office:value="111814" calcext:value-type="float">
            <text:p>111814</text:p>
          </table:table-cell>
          <table:table-cell office:value-type="float" office:value="362160" calcext:value-type="float">
            <text:p>362160</text:p>
          </table:table-cell>
          <table:table-cell office:value-type="float" office:value="409.4788087" calcext:value-type="float">
            <text:p>409,4788087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5</text:p>
          </table:table-cell>
          <table:table-cell office:value-type="float" office:value="805765" calcext:value-type="float">
            <text:p>805765</text:p>
          </table:table-cell>
          <table:table-cell office:value-type="float" office:value="147845" calcext:value-type="float">
            <text:p>147845</text:p>
          </table:table-cell>
          <table:table-cell office:value-type="float" office:value="657920" calcext:value-type="float">
            <text:p>657920</text:p>
          </table:table-cell>
          <table:table-cell office:value-type="float" office:value="371.7551896" calcext:value-type="float">
            <text:p>371,75518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6</text:p>
          </table:table-cell>
          <table:table-cell office:value-type="float" office:value="699739" calcext:value-type="float">
            <text:p>699739</text:p>
          </table:table-cell>
          <table:table-cell office:value-type="float" office:value="121304" calcext:value-type="float">
            <text:p>121304</text:p>
          </table:table-cell>
          <table:table-cell office:value-type="float" office:value="578435" calcext:value-type="float">
            <text:p>578435</text:p>
          </table:table-cell>
          <table:table-cell office:value-type="float" office:value="433.6983679" calcext:value-type="float">
            <text:p>433,6983679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7</text:p>
          </table:table-cell>
          <table:table-cell office:value-type="float" office:value="1433320" calcext:value-type="float">
            <text:p>1433320</text:p>
          </table:table-cell>
          <table:table-cell office:value-type="float" office:value="151666" calcext:value-type="float">
            <text:p>151666</text:p>
          </table:table-cell>
          <table:table-cell office:value-type="float" office:value="1281654" calcext:value-type="float">
            <text:p>1281654</text:p>
          </table:table-cell>
          <table:table-cell office:value-type="float" office:value="416.8121753" calcext:value-type="float">
            <text:p>416,812175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8</text:p>
          </table:table-cell>
          <table:table-cell office:value-type="float" office:value="470946" calcext:value-type="float">
            <text:p>470946</text:p>
          </table:table-cell>
          <table:table-cell office:value-type="float" office:value="77566" calcext:value-type="float">
            <text:p>77566</text:p>
          </table:table-cell>
          <table:table-cell office:value-type="float" office:value="393380" calcext:value-type="float">
            <text:p>393380</text:p>
          </table:table-cell>
          <table:table-cell office:value-type="float" office:value="291.1077832" calcext:value-type="float">
            <text:p>291,107783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29</text:p>
          </table:table-cell>
          <table:table-cell office:value-type="float" office:value="1384187" calcext:value-type="float">
            <text:p>1384187</text:p>
          </table:table-cell>
          <table:table-cell office:value-type="float" office:value="153880" calcext:value-type="float">
            <text:p>153880</text:p>
          </table:table-cell>
          <table:table-cell office:value-type="float" office:value="1230307" calcext:value-type="float">
            <text:p>1230307</text:p>
          </table:table-cell>
          <table:table-cell office:value-type="float" office:value="423.983096" calcext:value-type="float">
            <text:p>423,98309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0</text:p>
          </table:table-cell>
          <table:table-cell office:value-type="float" office:value="582981" calcext:value-type="float">
            <text:p>582981</text:p>
          </table:table-cell>
          <table:table-cell office:value-type="float" office:value="102930" calcext:value-type="float">
            <text:p>102930</text:p>
          </table:table-cell>
          <table:table-cell office:value-type="float" office:value="480051" calcext:value-type="float">
            <text:p>480051</text:p>
          </table:table-cell>
          <table:table-cell office:value-type="float" office:value="395.6763151" calcext:value-type="float">
            <text:p>395,676315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1</text:p>
          </table:table-cell>
          <table:table-cell office:value-type="float" office:value="1217407" calcext:value-type="float">
            <text:p>1217407</text:p>
          </table:table-cell>
          <table:table-cell office:value-type="float" office:value="154462" calcext:value-type="float">
            <text:p>154462</text:p>
          </table:table-cell>
          <table:table-cell office:value-type="float" office:value="1062945" calcext:value-type="float">
            <text:p>1062945</text:p>
          </table:table-cell>
          <table:table-cell office:value-type="float" office:value="401.1584392" calcext:value-type="float">
            <text:p>401,158439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2</text:p>
          </table:table-cell>
          <table:table-cell office:value-type="float" office:value="493710" calcext:value-type="float">
            <text:p>493710</text:p>
          </table:table-cell>
          <table:table-cell office:value-type="float" office:value="109781" calcext:value-type="float">
            <text:p>109781</text:p>
          </table:table-cell>
          <table:table-cell office:value-type="float" office:value="383929" calcext:value-type="float">
            <text:p>383929</text:p>
          </table:table-cell>
          <table:table-cell office:value-type="float" office:value="402.6230095" calcext:value-type="float">
            <text:p>402,623009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3</text:p>
          </table:table-cell>
          <table:table-cell office:value-type="float" office:value="1084159" calcext:value-type="float">
            <text:p>1084159</text:p>
          </table:table-cell>
          <table:table-cell office:value-type="float" office:value="139984" calcext:value-type="float">
            <text:p>139984</text:p>
          </table:table-cell>
          <table:table-cell office:value-type="float" office:value="944175" calcext:value-type="float">
            <text:p>944175</text:p>
          </table:table-cell>
          <table:table-cell office:value-type="float" office:value="436.2095256" calcext:value-type="float">
            <text:p>436,209525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4</text:p>
          </table:table-cell>
          <table:table-cell office:value-type="float" office:value="1156635" calcext:value-type="float">
            <text:p>1156635</text:p>
          </table:table-cell>
          <table:table-cell office:value-type="float" office:value="127500" calcext:value-type="float">
            <text:p>127500</text:p>
          </table:table-cell>
          <table:table-cell office:value-type="float" office:value="1029135" calcext:value-type="float">
            <text:p>1029135</text:p>
          </table:table-cell>
          <table:table-cell office:value-type="float" office:value="411.2998822" calcext:value-type="float">
            <text:p>411,299882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5</text:p>
          </table:table-cell>
          <table:table-cell office:value-type="float" office:value="551522" calcext:value-type="float">
            <text:p>551522</text:p>
          </table:table-cell>
          <table:table-cell office:value-type="float" office:value="128570" calcext:value-type="float">
            <text:p>128570</text:p>
          </table:table-cell>
          <table:table-cell office:value-type="float" office:value="422952" calcext:value-type="float">
            <text:p>422952</text:p>
          </table:table-cell>
          <table:table-cell office:value-type="float" office:value="423.5888936" calcext:value-type="float">
            <text:p>423,588893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6</text:p>
          </table:table-cell>
          <table:table-cell office:value-type="float" office:value="557949" calcext:value-type="float">
            <text:p>557949</text:p>
          </table:table-cell>
          <table:table-cell office:value-type="float" office:value="100415" calcext:value-type="float">
            <text:p>100415</text:p>
          </table:table-cell>
          <table:table-cell office:value-type="float" office:value="457534" calcext:value-type="float">
            <text:p>457534</text:p>
          </table:table-cell>
          <table:table-cell office:value-type="float" office:value="344.3377942" calcext:value-type="float">
            <text:p>344,337794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7</text:p>
          </table:table-cell>
          <table:table-cell office:value-type="float" office:value="1291687" calcext:value-type="float">
            <text:p>1291687</text:p>
          </table:table-cell>
          <table:table-cell office:value-type="float" office:value="136591" calcext:value-type="float">
            <text:p>136591</text:p>
          </table:table-cell>
          <table:table-cell office:value-type="float" office:value="1155096" calcext:value-type="float">
            <text:p>1155096</text:p>
          </table:table-cell>
          <table:table-cell office:value-type="float" office:value="416.1744002" calcext:value-type="float">
            <text:p>416,174400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8</text:p>
          </table:table-cell>
          <table:table-cell office:value-type="float" office:value="1058405" calcext:value-type="float">
            <text:p>1058405</text:p>
          </table:table-cell>
          <table:table-cell office:value-type="float" office:value="125513" calcext:value-type="float">
            <text:p>125513</text:p>
          </table:table-cell>
          <table:table-cell office:value-type="float" office:value="932892" calcext:value-type="float">
            <text:p>932892</text:p>
          </table:table-cell>
          <table:table-cell office:value-type="float" office:value="382.8420213" calcext:value-type="float">
            <text:p>382,842021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39</text:p>
          </table:table-cell>
          <table:table-cell office:value-type="float" office:value="193330" calcext:value-type="float">
            <text:p>193330</text:p>
          </table:table-cell>
          <table:table-cell office:value-type="float" office:value="52860" calcext:value-type="float">
            <text:p>52860</text:p>
          </table:table-cell>
          <table:table-cell office:value-type="float" office:value="140470" calcext:value-type="float">
            <text:p>140470</text:p>
          </table:table-cell>
          <table:table-cell office:value-type="float" office:value="195.2947866" calcext:value-type="float">
            <text:p>195,294786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0</text:p>
          </table:table-cell>
          <table:table-cell office:value-type="float" office:value="639498" calcext:value-type="float">
            <text:p>639498</text:p>
          </table:table-cell>
          <table:table-cell office:value-type="float" office:value="98703" calcext:value-type="float">
            <text:p>98703</text:p>
          </table:table-cell>
          <table:table-cell office:value-type="float" office:value="540795" calcext:value-type="float">
            <text:p>540795</text:p>
          </table:table-cell>
          <table:table-cell office:value-type="float" office:value="394.3991535" calcext:value-type="float">
            <text:p>394,399153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1</text:p>
          </table:table-cell>
          <table:table-cell office:value-type="float" office:value="1313272" calcext:value-type="float">
            <text:p>1313272</text:p>
          </table:table-cell>
          <table:table-cell office:value-type="float" office:value="171573" calcext:value-type="float">
            <text:p>171573</text:p>
          </table:table-cell>
          <table:table-cell office:value-type="float" office:value="1141699" calcext:value-type="float">
            <text:p>1141699</text:p>
          </table:table-cell>
          <table:table-cell office:value-type="float" office:value="394.4414854" calcext:value-type="float">
            <text:p>394,441485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2</text:p>
          </table:table-cell>
          <table:table-cell office:value-type="float" office:value="423860" calcext:value-type="float">
            <text:p>423860</text:p>
          </table:table-cell>
          <table:table-cell office:value-type="float" office:value="73715" calcext:value-type="float">
            <text:p>73715</text:p>
          </table:table-cell>
          <table:table-cell office:value-type="float" office:value="350145" calcext:value-type="float">
            <text:p>350145</text:p>
          </table:table-cell>
          <table:table-cell office:value-type="float" office:value="304.7100498" calcext:value-type="float">
            <text:p>304,7100498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3</text:p>
          </table:table-cell>
          <table:table-cell office:value-type="float" office:value="509966" calcext:value-type="float">
            <text:p>509966</text:p>
          </table:table-cell>
          <table:table-cell office:value-type="float" office:value="103634" calcext:value-type="float">
            <text:p>103634</text:p>
          </table:table-cell>
          <table:table-cell office:value-type="float" office:value="406332" calcext:value-type="float">
            <text:p>406332</text:p>
          </table:table-cell>
          <table:table-cell office:value-type="float" office:value="376.028045" calcext:value-type="float">
            <text:p>376,02804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4</text:p>
          </table:table-cell>
          <table:table-cell office:value-type="float" office:value="769243" calcext:value-type="float">
            <text:p>769243</text:p>
          </table:table-cell>
          <table:table-cell office:value-type="float" office:value="135463" calcext:value-type="float">
            <text:p>135463</text:p>
          </table:table-cell>
          <table:table-cell office:value-type="float" office:value="633780" calcext:value-type="float">
            <text:p>633780</text:p>
          </table:table-cell>
          <table:table-cell office:value-type="float" office:value="385.2645794" calcext:value-type="float">
            <text:p>385,2645794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5</text:p>
          </table:table-cell>
          <table:table-cell office:value-type="float" office:value="726852" calcext:value-type="float">
            <text:p>726852</text:p>
          </table:table-cell>
          <table:table-cell office:value-type="float" office:value="110405" calcext:value-type="float">
            <text:p>110405</text:p>
          </table:table-cell>
          <table:table-cell office:value-type="float" office:value="616447" calcext:value-type="float">
            <text:p>616447</text:p>
          </table:table-cell>
          <table:table-cell office:value-type="float" office:value="433.5197855" calcext:value-type="float">
            <text:p>433,5197855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6</text:p>
          </table:table-cell>
          <table:table-cell office:value-type="float" office:value="639710" calcext:value-type="float">
            <text:p>639710</text:p>
          </table:table-cell>
          <table:table-cell office:value-type="float" office:value="119744" calcext:value-type="float">
            <text:p>119744</text:p>
          </table:table-cell>
          <table:table-cell office:value-type="float" office:value="519966" calcext:value-type="float">
            <text:p>519966</text:p>
          </table:table-cell>
          <table:table-cell office:value-type="float" office:value="424.1439621" calcext:value-type="float">
            <text:p>424,1439621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7</text:p>
          </table:table-cell>
          <table:table-cell office:value-type="float" office:value="412252" calcext:value-type="float">
            <text:p>412252</text:p>
          </table:table-cell>
          <table:table-cell office:value-type="float" office:value="73297" calcext:value-type="float">
            <text:p>73297</text:p>
          </table:table-cell>
          <table:table-cell office:value-type="float" office:value="338955" calcext:value-type="float">
            <text:p>338955</text:p>
          </table:table-cell>
          <table:table-cell office:value-type="float" office:value="289.2483963" calcext:value-type="float">
            <text:p>289,2483963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8</text:p>
          </table:table-cell>
          <table:table-cell office:value-type="float" office:value="778584" calcext:value-type="float">
            <text:p>778584</text:p>
          </table:table-cell>
          <table:table-cell office:value-type="float" office:value="105258" calcext:value-type="float">
            <text:p>105258</text:p>
          </table:table-cell>
          <table:table-cell office:value-type="float" office:value="673326" calcext:value-type="float">
            <text:p>673326</text:p>
          </table:table-cell>
          <table:table-cell office:value-type="float" office:value="339.9927116" calcext:value-type="float">
            <text:p>339,992711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flp-ci_49</text:p>
          </table:table-cell>
          <table:table-cell office:value-type="float" office:value="306008" calcext:value-type="float">
            <text:p>306008</text:p>
          </table:table-cell>
          <table:table-cell office:value-type="float" office:value="68918" calcext:value-type="float">
            <text:p>68918</text:p>
          </table:table-cell>
          <table:table-cell office:value-type="float" office:value="237090" calcext:value-type="float">
            <text:p>237090</text:p>
          </table:table-cell>
          <table:table-cell office:value-type="float" office:value="297.289673" calcext:value-type="float">
            <text:p>297,28967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0</text:p>
          </table:table-cell>
          <table:table-cell office:value-type="float" office:value="425461" calcext:value-type="float">
            <text:p>425461</text:p>
          </table:table-cell>
          <table:table-cell office:value-type="float" office:value="76411" calcext:value-type="float">
            <text:p>76411</text:p>
          </table:table-cell>
          <table:table-cell office:value-type="float" office:value="349050" calcext:value-type="float">
            <text:p>349050</text:p>
          </table:table-cell>
          <table:table-cell office:value-type="float" office:value="290.4802194" calcext:value-type="float">
            <text:p>290,480219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1</text:p>
          </table:table-cell>
          <table:table-cell office:value-type="float" office:value="575969" calcext:value-type="float">
            <text:p>575969</text:p>
          </table:table-cell>
          <table:table-cell office:value-type="float" office:value="126303" calcext:value-type="float">
            <text:p>126303</text:p>
          </table:table-cell>
          <table:table-cell office:value-type="float" office:value="449666" calcext:value-type="float">
            <text:p>449666</text:p>
          </table:table-cell>
          <table:table-cell office:value-type="float" office:value="393.2139369" calcext:value-type="float">
            <text:p>393,213936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2</text:p>
          </table:table-cell>
          <table:table-cell office:value-type="float" office:value="449871" calcext:value-type="float">
            <text:p>449871</text:p>
          </table:table-cell>
          <table:table-cell office:value-type="float" office:value="115546" calcext:value-type="float">
            <text:p>115546</text:p>
          </table:table-cell>
          <table:table-cell office:value-type="float" office:value="334325" calcext:value-type="float">
            <text:p>334325</text:p>
          </table:table-cell>
          <table:table-cell office:value-type="float" office:value="389.0713887" calcext:value-type="float">
            <text:p>389,071388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3</text:p>
          </table:table-cell>
          <table:table-cell office:value-type="float" office:value="1508473" calcext:value-type="float">
            <text:p>1508473</text:p>
          </table:table-cell>
          <table:table-cell office:value-type="float" office:value="167849" calcext:value-type="float">
            <text:p>167849</text:p>
          </table:table-cell>
          <table:table-cell office:value-type="float" office:value="1340624" calcext:value-type="float">
            <text:p>1340624</text:p>
          </table:table-cell>
          <table:table-cell office:value-type="float" office:value="368.2406042" calcext:value-type="float">
            <text:p>368,240604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4</text:p>
          </table:table-cell>
          <table:table-cell office:value-type="float" office:value="1221664" calcext:value-type="float">
            <text:p>1221664</text:p>
          </table:table-cell>
          <table:table-cell office:value-type="float" office:value="141792" calcext:value-type="float">
            <text:p>141792</text:p>
          </table:table-cell>
          <table:table-cell office:value-type="float" office:value="1079872" calcext:value-type="float">
            <text:p>1079872</text:p>
          </table:table-cell>
          <table:table-cell office:value-type="float" office:value="386.8192294" calcext:value-type="float">
            <text:p>386,819229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5</text:p>
          </table:table-cell>
          <table:table-cell office:value-type="float" office:value="369186" calcext:value-type="float">
            <text:p>369186</text:p>
          </table:table-cell>
          <table:table-cell office:value-type="float" office:value="100761" calcext:value-type="float">
            <text:p>100761</text:p>
          </table:table-cell>
          <table:table-cell office:value-type="float" office:value="268425" calcext:value-type="float">
            <text:p>268425</text:p>
          </table:table-cell>
          <table:table-cell office:value-type="float" office:value="386.5244248" calcext:value-type="float">
            <text:p>386,524424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6</text:p>
          </table:table-cell>
          <table:table-cell office:value-type="float" office:value="155581" calcext:value-type="float">
            <text:p>155581</text:p>
          </table:table-cell>
          <table:table-cell office:value-type="float" office:value="55781" calcext:value-type="float">
            <text:p>55781</text:p>
          </table:table-cell>
          <table:table-cell office:value-type="float" office:value="99800" calcext:value-type="float">
            <text:p>99800</text:p>
          </table:table-cell>
          <table:table-cell office:value-type="float" office:value="250.9200846" calcext:value-type="float">
            <text:p>250,920084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7</text:p>
          </table:table-cell>
          <table:table-cell office:value-type="float" office:value="453598" calcext:value-type="float">
            <text:p>453598</text:p>
          </table:table-cell>
          <table:table-cell office:value-type="float" office:value="106828" calcext:value-type="float">
            <text:p>106828</text:p>
          </table:table-cell>
          <table:table-cell office:value-type="float" office:value="346770" calcext:value-type="float">
            <text:p>346770</text:p>
          </table:table-cell>
          <table:table-cell office:value-type="float" office:value="410.7982447" calcext:value-type="float">
            <text:p>410,798244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8</text:p>
          </table:table-cell>
          <table:table-cell office:value-type="float" office:value="704010" calcext:value-type="float">
            <text:p>704010</text:p>
          </table:table-cell>
          <table:table-cell office:value-type="float" office:value="112434" calcext:value-type="float">
            <text:p>112434</text:p>
          </table:table-cell>
          <table:table-cell office:value-type="float" office:value="591576" calcext:value-type="float">
            <text:p>591576</text:p>
          </table:table-cell>
          <table:table-cell office:value-type="float" office:value="355.4860529" calcext:value-type="float">
            <text:p>355,486052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09</text:p>
          </table:table-cell>
          <table:table-cell office:value-type="float" office:value="335460" calcext:value-type="float">
            <text:p>335460</text:p>
          </table:table-cell>
          <table:table-cell office:value-type="float" office:value="90245" calcext:value-type="float">
            <text:p>90245</text:p>
          </table:table-cell>
          <table:table-cell office:value-type="float" office:value="245215" calcext:value-type="float">
            <text:p>245215</text:p>
          </table:table-cell>
          <table:table-cell office:value-type="float" office:value="432.146281" calcext:value-type="float">
            <text:p>432,14628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0</text:p>
          </table:table-cell>
          <table:table-cell office:value-type="float" office:value="613594" calcext:value-type="float">
            <text:p>613594</text:p>
          </table:table-cell>
          <table:table-cell office:value-type="float" office:value="112594" calcext:value-type="float">
            <text:p>112594</text:p>
          </table:table-cell>
          <table:table-cell office:value-type="float" office:value="501000" calcext:value-type="float">
            <text:p>501000</text:p>
          </table:table-cell>
          <table:table-cell office:value-type="float" office:value="369.117464" calcext:value-type="float">
            <text:p>369,11746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1</text:p>
          </table:table-cell>
          <table:table-cell office:value-type="float" office:value="31024" calcext:value-type="float">
            <text:p>31024</text:p>
          </table:table-cell>
          <table:table-cell office:value-type="float" office:value="15440" calcext:value-type="float">
            <text:p>15440</text:p>
          </table:table-cell>
          <table:table-cell office:value-type="float" office:value="15584" calcext:value-type="float">
            <text:p>15584</text:p>
          </table:table-cell>
          <table:table-cell office:value-type="float" office:value="82.81267235" calcext:value-type="float">
            <text:p>82,8126723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2</text:p>
          </table:table-cell>
          <table:table-cell office:value-type="float" office:value="462302" calcext:value-type="float">
            <text:p>462302</text:p>
          </table:table-cell>
          <table:table-cell office:value-type="float" office:value="72061" calcext:value-type="float">
            <text:p>72061</text:p>
          </table:table-cell>
          <table:table-cell office:value-type="float" office:value="390241" calcext:value-type="float">
            <text:p>390241</text:p>
          </table:table-cell>
          <table:table-cell office:value-type="float" office:value="247.832808" calcext:value-type="float">
            <text:p>247,83280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3</text:p>
          </table:table-cell>
          <table:table-cell office:value-type="float" office:value="388409" calcext:value-type="float">
            <text:p>388409</text:p>
          </table:table-cell>
          <table:table-cell office:value-type="float" office:value="66049" calcext:value-type="float">
            <text:p>66049</text:p>
          </table:table-cell>
          <table:table-cell office:value-type="float" office:value="322360" calcext:value-type="float">
            <text:p>322360</text:p>
          </table:table-cell>
          <table:table-cell office:value-type="float" office:value="260.8086982" calcext:value-type="float">
            <text:p>260,808698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4</text:p>
          </table:table-cell>
          <table:table-cell office:value-type="float" office:value="1031676" calcext:value-type="float">
            <text:p>1031676</text:p>
          </table:table-cell>
          <table:table-cell office:value-type="float" office:value="132904" calcext:value-type="float">
            <text:p>132904</text:p>
          </table:table-cell>
          <table:table-cell office:value-type="float" office:value="898772" calcext:value-type="float">
            <text:p>898772</text:p>
          </table:table-cell>
          <table:table-cell office:value-type="float" office:value="400.1348039" calcext:value-type="float">
            <text:p>400,134803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5</text:p>
          </table:table-cell>
          <table:table-cell office:value-type="float" office:value="567051" calcext:value-type="float">
            <text:p>567051</text:p>
          </table:table-cell>
          <table:table-cell office:value-type="float" office:value="113723" calcext:value-type="float">
            <text:p>113723</text:p>
          </table:table-cell>
          <table:table-cell office:value-type="float" office:value="453328" calcext:value-type="float">
            <text:p>453328</text:p>
          </table:table-cell>
          <table:table-cell office:value-type="float" office:value="414.2361526" calcext:value-type="float">
            <text:p>414,236152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6</text:p>
          </table:table-cell>
          <table:table-cell office:value-type="float" office:value="892805" calcext:value-type="float">
            <text:p>892805</text:p>
          </table:table-cell>
          <table:table-cell office:value-type="float" office:value="104265" calcext:value-type="float">
            <text:p>104265</text:p>
          </table:table-cell>
          <table:table-cell office:value-type="float" office:value="788540" calcext:value-type="float">
            <text:p>788540</text:p>
          </table:table-cell>
          <table:table-cell office:value-type="float" office:value="370.9240595" calcext:value-type="float">
            <text:p>370,924059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7</text:p>
          </table:table-cell>
          <table:table-cell office:value-type="float" office:value="1234865" calcext:value-type="float">
            <text:p>1234865</text:p>
          </table:table-cell>
          <table:table-cell office:value-type="float" office:value="132689" calcext:value-type="float">
            <text:p>132689</text:p>
          </table:table-cell>
          <table:table-cell office:value-type="float" office:value="1102176" calcext:value-type="float">
            <text:p>1102176</text:p>
          </table:table-cell>
          <table:table-cell office:value-type="float" office:value="432.6023673" calcext:value-type="float">
            <text:p>432,602367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8</text:p>
          </table:table-cell>
          <table:table-cell office:value-type="float" office:value="904777" calcext:value-type="float">
            <text:p>904777</text:p>
          </table:table-cell>
          <table:table-cell office:value-type="float" office:value="118612" calcext:value-type="float">
            <text:p>118612</text:p>
          </table:table-cell>
          <table:table-cell office:value-type="float" office:value="786165" calcext:value-type="float">
            <text:p>786165</text:p>
          </table:table-cell>
          <table:table-cell office:value-type="float" office:value="387.719435" calcext:value-type="float">
            <text:p>387,71943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19</text:p>
          </table:table-cell>
          <table:table-cell office:value-type="float" office:value="152414" calcext:value-type="float">
            <text:p>152414</text:p>
          </table:table-cell>
          <table:table-cell office:value-type="float" office:value="49731" calcext:value-type="float">
            <text:p>49731</text:p>
          </table:table-cell>
          <table:table-cell office:value-type="float" office:value="102683" calcext:value-type="float">
            <text:p>102683</text:p>
          </table:table-cell>
          <table:table-cell office:value-type="float" office:value="227.431966" calcext:value-type="float">
            <text:p>227,43196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0</text:p>
          </table:table-cell>
          <table:table-cell office:value-type="float" office:value="1283456" calcext:value-type="float">
            <text:p>1283456</text:p>
          </table:table-cell>
          <table:table-cell office:value-type="float" office:value="148560" calcext:value-type="float">
            <text:p>148560</text:p>
          </table:table-cell>
          <table:table-cell office:value-type="float" office:value="1134896" calcext:value-type="float">
            <text:p>1134896</text:p>
          </table:table-cell>
          <table:table-cell office:value-type="float" office:value="411.6846311" calcext:value-type="float">
            <text:p>411,684631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1</text:p>
          </table:table-cell>
          <table:table-cell office:value-type="float" office:value="461149" calcext:value-type="float">
            <text:p>461149</text:p>
          </table:table-cell>
          <table:table-cell office:value-type="float" office:value="78649" calcext:value-type="float">
            <text:p>78649</text:p>
          </table:table-cell>
          <table:table-cell office:value-type="float" office:value="382500" calcext:value-type="float">
            <text:p>382500</text:p>
          </table:table-cell>
          <table:table-cell office:value-type="float" office:value="331.9018296" calcext:value-type="float">
            <text:p>331,901829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2</text:p>
          </table:table-cell>
          <table:table-cell office:value-type="float" office:value="314776" calcext:value-type="float">
            <text:p>314776</text:p>
          </table:table-cell>
          <table:table-cell office:value-type="float" office:value="72126" calcext:value-type="float">
            <text:p>72126</text:p>
          </table:table-cell>
          <table:table-cell office:value-type="float" office:value="242650" calcext:value-type="float">
            <text:p>242650</text:p>
          </table:table-cell>
          <table:table-cell office:value-type="float" office:value="267.6135504" calcext:value-type="float">
            <text:p>267,613550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3</text:p>
          </table:table-cell>
          <table:table-cell office:value-type="float" office:value="416184" calcext:value-type="float">
            <text:p>416184</text:p>
          </table:table-cell>
          <table:table-cell office:value-type="float" office:value="88818" calcext:value-type="float">
            <text:p>88818</text:p>
          </table:table-cell>
          <table:table-cell office:value-type="float" office:value="327366" calcext:value-type="float">
            <text:p>327366</text:p>
          </table:table-cell>
          <table:table-cell office:value-type="float" office:value="370.9100375" calcext:value-type="float">
            <text:p>370,910037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4</text:p>
          </table:table-cell>
          <table:table-cell office:value-type="float" office:value="474387" calcext:value-type="float">
            <text:p>474387</text:p>
          </table:table-cell>
          <table:table-cell office:value-type="float" office:value="109701" calcext:value-type="float">
            <text:p>109701</text:p>
          </table:table-cell>
          <table:table-cell office:value-type="float" office:value="364686" calcext:value-type="float">
            <text:p>364686</text:p>
          </table:table-cell>
          <table:table-cell office:value-type="float" office:value="414.9421816" calcext:value-type="float">
            <text:p>414,9421816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5</text:p>
          </table:table-cell>
          <table:table-cell office:value-type="float" office:value="806022" calcext:value-type="float">
            <text:p>806022</text:p>
          </table:table-cell>
          <table:table-cell office:value-type="float" office:value="148846" calcext:value-type="float">
            <text:p>148846</text:p>
          </table:table-cell>
          <table:table-cell office:value-type="float" office:value="657176" calcext:value-type="float">
            <text:p>657176</text:p>
          </table:table-cell>
          <table:table-cell office:value-type="float" office:value="369.7682968" calcext:value-type="float">
            <text:p>369,768296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6</text:p>
          </table:table-cell>
          <table:table-cell office:value-type="float" office:value="701342" calcext:value-type="float">
            <text:p>701342</text:p>
          </table:table-cell>
          <table:table-cell office:value-type="float" office:value="119343" calcext:value-type="float">
            <text:p>119343</text:p>
          </table:table-cell>
          <table:table-cell office:value-type="float" office:value="581999" calcext:value-type="float">
            <text:p>581999</text:p>
          </table:table-cell>
          <table:table-cell office:value-type="float" office:value="439.6192362" calcext:value-type="float">
            <text:p>439,619236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7</text:p>
          </table:table-cell>
          <table:table-cell office:value-type="float" office:value="1434099" calcext:value-type="float">
            <text:p>1434099</text:p>
          </table:table-cell>
          <table:table-cell office:value-type="float" office:value="150987" calcext:value-type="float">
            <text:p>150987</text:p>
          </table:table-cell>
          <table:table-cell office:value-type="float" office:value="1283112" calcext:value-type="float">
            <text:p>1283112</text:p>
          </table:table-cell>
          <table:table-cell office:value-type="float" office:value="427.1482727" calcext:value-type="float">
            <text:p>427,148272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8</text:p>
          </table:table-cell>
          <table:table-cell office:value-type="float" office:value="471707" calcext:value-type="float">
            <text:p>471707</text:p>
          </table:table-cell>
          <table:table-cell office:value-type="float" office:value="78786" calcext:value-type="float">
            <text:p>78786</text:p>
          </table:table-cell>
          <table:table-cell office:value-type="float" office:value="392921" calcext:value-type="float">
            <text:p>392921</text:p>
          </table:table-cell>
          <table:table-cell office:value-type="float" office:value="291.1095258" calcext:value-type="float">
            <text:p>291,109525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29</text:p>
          </table:table-cell>
          <table:table-cell office:value-type="float" office:value="1384382" calcext:value-type="float">
            <text:p>1384382</text:p>
          </table:table-cell>
          <table:table-cell office:value-type="float" office:value="155197" calcext:value-type="float">
            <text:p>155197</text:p>
          </table:table-cell>
          <table:table-cell office:value-type="float" office:value="1229185" calcext:value-type="float">
            <text:p>1229185</text:p>
          </table:table-cell>
          <table:table-cell office:value-type="float" office:value="423.5628063" calcext:value-type="float">
            <text:p>423,562806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0</text:p>
          </table:table-cell>
          <table:table-cell office:value-type="float" office:value="582970" calcext:value-type="float">
            <text:p>582970</text:p>
          </table:table-cell>
          <table:table-cell office:value-type="float" office:value="103821" calcext:value-type="float">
            <text:p>103821</text:p>
          </table:table-cell>
          <table:table-cell office:value-type="float" office:value="479149" calcext:value-type="float">
            <text:p>479149</text:p>
          </table:table-cell>
          <table:table-cell office:value-type="float" office:value="395.0443072" calcext:value-type="float">
            <text:p>395,044307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1</text:p>
          </table:table-cell>
          <table:table-cell office:value-type="float" office:value="1217175" calcext:value-type="float">
            <text:p>1217175</text:p>
          </table:table-cell>
          <table:table-cell office:value-type="float" office:value="153775" calcext:value-type="float">
            <text:p>153775</text:p>
          </table:table-cell>
          <table:table-cell office:value-type="float" office:value="1063400" calcext:value-type="float">
            <text:p>1063400</text:p>
          </table:table-cell>
          <table:table-cell office:value-type="float" office:value="402.0451835" calcext:value-type="float">
            <text:p>402,045183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2</text:p>
          </table:table-cell>
          <table:table-cell office:value-type="float" office:value="493086" calcext:value-type="float">
            <text:p>493086</text:p>
          </table:table-cell>
          <table:table-cell office:value-type="float" office:value="109801" calcext:value-type="float">
            <text:p>109801</text:p>
          </table:table-cell>
          <table:table-cell office:value-type="float" office:value="383285" calcext:value-type="float">
            <text:p>383285</text:p>
          </table:table-cell>
          <table:table-cell office:value-type="float" office:value="401.3903614" calcext:value-type="float">
            <text:p>401,390361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3</text:p>
          </table:table-cell>
          <table:table-cell office:value-type="float" office:value="1083253" calcext:value-type="float">
            <text:p>1083253</text:p>
          </table:table-cell>
          <table:table-cell office:value-type="float" office:value="140173" calcext:value-type="float">
            <text:p>140173</text:p>
          </table:table-cell>
          <table:table-cell office:value-type="float" office:value="943080" calcext:value-type="float">
            <text:p>943080</text:p>
          </table:table-cell>
          <table:table-cell office:value-type="float" office:value="427.7936574" calcext:value-type="float">
            <text:p>427,793657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4</text:p>
          </table:table-cell>
          <table:table-cell office:value-type="float" office:value="1158284" calcext:value-type="float">
            <text:p>1158284</text:p>
          </table:table-cell>
          <table:table-cell office:value-type="float" office:value="124969" calcext:value-type="float">
            <text:p>124969</text:p>
          </table:table-cell>
          <table:table-cell office:value-type="float" office:value="1033315" calcext:value-type="float">
            <text:p>1033315</text:p>
          </table:table-cell>
          <table:table-cell office:value-type="float" office:value="406.3028243" calcext:value-type="float">
            <text:p>406,302824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5</text:p>
          </table:table-cell>
          <table:table-cell office:value-type="float" office:value="550609" calcext:value-type="float">
            <text:p>550609</text:p>
          </table:table-cell>
          <table:table-cell office:value-type="float" office:value="127015" calcext:value-type="float">
            <text:p>127015</text:p>
          </table:table-cell>
          <table:table-cell office:value-type="float" office:value="423594" calcext:value-type="float">
            <text:p>423594</text:p>
          </table:table-cell>
          <table:table-cell office:value-type="float" office:value="422.2266883" calcext:value-type="float">
            <text:p>422,2266883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6</text:p>
          </table:table-cell>
          <table:table-cell office:value-type="float" office:value="557807" calcext:value-type="float">
            <text:p>557807</text:p>
          </table:table-cell>
          <table:table-cell office:value-type="float" office:value="98524" calcext:value-type="float">
            <text:p>98524</text:p>
          </table:table-cell>
          <table:table-cell office:value-type="float" office:value="459283" calcext:value-type="float">
            <text:p>459283</text:p>
          </table:table-cell>
          <table:table-cell office:value-type="float" office:value="343.715621" calcext:value-type="float">
            <text:p>343,71562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7</text:p>
          </table:table-cell>
          <table:table-cell office:value-type="float" office:value="1291335" calcext:value-type="float">
            <text:p>1291335</text:p>
          </table:table-cell>
          <table:table-cell office:value-type="float" office:value="135933" calcext:value-type="float">
            <text:p>135933</text:p>
          </table:table-cell>
          <table:table-cell office:value-type="float" office:value="1155402" calcext:value-type="float">
            <text:p>1155402</text:p>
          </table:table-cell>
          <table:table-cell office:value-type="float" office:value="414.5514138" calcext:value-type="float">
            <text:p>414,551413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8</text:p>
          </table:table-cell>
          <table:table-cell office:value-type="float" office:value="1058659" calcext:value-type="float">
            <text:p>1058659</text:p>
          </table:table-cell>
          <table:table-cell office:value-type="float" office:value="124781" calcext:value-type="float">
            <text:p>124781</text:p>
          </table:table-cell>
          <table:table-cell office:value-type="float" office:value="933878" calcext:value-type="float">
            <text:p>933878</text:p>
          </table:table-cell>
          <table:table-cell office:value-type="float" office:value="383.2428959" calcext:value-type="float">
            <text:p>383,242895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39</text:p>
          </table:table-cell>
          <table:table-cell office:value-type="float" office:value="193848" calcext:value-type="float">
            <text:p>193848</text:p>
          </table:table-cell>
          <table:table-cell office:value-type="float" office:value="52113" calcext:value-type="float">
            <text:p>52113</text:p>
          </table:table-cell>
          <table:table-cell office:value-type="float" office:value="141735" calcext:value-type="float">
            <text:p>141735</text:p>
          </table:table-cell>
          <table:table-cell office:value-type="float" office:value="195.294421" calcext:value-type="float">
            <text:p>195,294421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0</text:p>
          </table:table-cell>
          <table:table-cell office:value-type="float" office:value="639749" calcext:value-type="float">
            <text:p>639749</text:p>
          </table:table-cell>
          <table:table-cell office:value-type="float" office:value="97004" calcext:value-type="float">
            <text:p>97004</text:p>
          </table:table-cell>
          <table:table-cell office:value-type="float" office:value="542745" calcext:value-type="float">
            <text:p>542745</text:p>
          </table:table-cell>
          <table:table-cell office:value-type="float" office:value="395.6299688" calcext:value-type="float">
            <text:p>395,629968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1</text:p>
          </table:table-cell>
          <table:table-cell office:value-type="float" office:value="1310873" calcext:value-type="float">
            <text:p>1310873</text:p>
          </table:table-cell>
          <table:table-cell office:value-type="float" office:value="169161" calcext:value-type="float">
            <text:p>169161</text:p>
          </table:table-cell>
          <table:table-cell office:value-type="float" office:value="1141712" calcext:value-type="float">
            <text:p>1141712</text:p>
          </table:table-cell>
          <table:table-cell office:value-type="float" office:value="387.1120514" calcext:value-type="float">
            <text:p>387,112051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2</text:p>
          </table:table-cell>
          <table:table-cell office:value-type="float" office:value="424512" calcext:value-type="float">
            <text:p>424512</text:p>
          </table:table-cell>
          <table:table-cell office:value-type="float" office:value="73242" calcext:value-type="float">
            <text:p>73242</text:p>
          </table:table-cell>
          <table:table-cell office:value-type="float" office:value="351270" calcext:value-type="float">
            <text:p>351270</text:p>
          </table:table-cell>
          <table:table-cell office:value-type="float" office:value="304.7096862" calcext:value-type="float">
            <text:p>304,7096862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3</text:p>
          </table:table-cell>
          <table:table-cell office:value-type="float" office:value="510250" calcext:value-type="float">
            <text:p>510250</text:p>
          </table:table-cell>
          <table:table-cell office:value-type="float" office:value="105277" calcext:value-type="float">
            <text:p>105277</text:p>
          </table:table-cell>
          <table:table-cell office:value-type="float" office:value="404973" calcext:value-type="float">
            <text:p>404973</text:p>
          </table:table-cell>
          <table:table-cell office:value-type="float" office:value="389.4829335" calcext:value-type="float">
            <text:p>389,482933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4</text:p>
          </table:table-cell>
          <table:table-cell office:value-type="float" office:value="768013" calcext:value-type="float">
            <text:p>768013</text:p>
          </table:table-cell>
          <table:table-cell office:value-type="float" office:value="133613" calcext:value-type="float">
            <text:p>133613</text:p>
          </table:table-cell>
          <table:table-cell office:value-type="float" office:value="634400" calcext:value-type="float">
            <text:p>634400</text:p>
          </table:table-cell>
          <table:table-cell office:value-type="float" office:value="383.5916515" calcext:value-type="float">
            <text:p>383,591651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5</text:p>
          </table:table-cell>
          <table:table-cell office:value-type="float" office:value="725575" calcext:value-type="float">
            <text:p>725575</text:p>
          </table:table-cell>
          <table:table-cell office:value-type="float" office:value="109245" calcext:value-type="float">
            <text:p>109245</text:p>
          </table:table-cell>
          <table:table-cell office:value-type="float" office:value="616330" calcext:value-type="float">
            <text:p>616330</text:p>
          </table:table-cell>
          <table:table-cell office:value-type="float" office:value="433.5561829" calcext:value-type="float">
            <text:p>433,5561829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6</text:p>
          </table:table-cell>
          <table:table-cell office:value-type="float" office:value="638457" calcext:value-type="float">
            <text:p>638457</text:p>
          </table:table-cell>
          <table:table-cell office:value-type="float" office:value="119616" calcext:value-type="float">
            <text:p>119616</text:p>
          </table:table-cell>
          <table:table-cell office:value-type="float" office:value="518841" calcext:value-type="float">
            <text:p>518841</text:p>
          </table:table-cell>
          <table:table-cell office:value-type="float" office:value="426.14034" calcext:value-type="float">
            <text:p>426,1403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7</text:p>
          </table:table-cell>
          <table:table-cell office:value-type="float" office:value="411038" calcext:value-type="float">
            <text:p>411038</text:p>
          </table:table-cell>
          <table:table-cell office:value-type="float" office:value="72308" calcext:value-type="float">
            <text:p>72308</text:p>
          </table:table-cell>
          <table:table-cell office:value-type="float" office:value="338730" calcext:value-type="float">
            <text:p>338730</text:p>
          </table:table-cell>
          <table:table-cell office:value-type="float" office:value="289.2456104" calcext:value-type="float">
            <text:p>289,2456104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8</text:p>
          </table:table-cell>
          <table:table-cell office:value-type="float" office:value="779253" calcext:value-type="float">
            <text:p>779253</text:p>
          </table:table-cell>
          <table:table-cell office:value-type="float" office:value="104451" calcext:value-type="float">
            <text:p>104451</text:p>
          </table:table-cell>
          <table:table-cell office:value-type="float" office:value="674802" calcext:value-type="float">
            <text:p>674802</text:p>
          </table:table-cell>
          <table:table-cell office:value-type="float" office:value="339.9823547" calcext:value-type="float">
            <text:p>339,9823547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flp-ci_49</text:p>
          </table:table-cell>
          <table:table-cell office:value-type="float" office:value="306166" calcext:value-type="float">
            <text:p>306166</text:p>
          </table:table-cell>
          <table:table-cell office:value-type="float" office:value="68296" calcext:value-type="float">
            <text:p>68296</text:p>
          </table:table-cell>
          <table:table-cell office:value-type="float" office:value="237870" calcext:value-type="float">
            <text:p>237870</text:p>
          </table:table-cell>
          <table:table-cell office:value-type="float" office:value="297.2916383" calcext:value-type="float">
            <text:p>297,291638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0</text:p>
          </table:table-cell>
          <table:table-cell office:value-type="float" office:value="424813" calcext:value-type="float">
            <text:p>424813</text:p>
          </table:table-cell>
          <table:table-cell office:value-type="float" office:value="78073" calcext:value-type="float">
            <text:p>78073</text:p>
          </table:table-cell>
          <table:table-cell office:value-type="float" office:value="346740" calcext:value-type="float">
            <text:p>346740</text:p>
          </table:table-cell>
          <table:table-cell office:value-type="float" office:value="290.4843034" calcext:value-type="float">
            <text:p>290,484303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1</text:p>
          </table:table-cell>
          <table:table-cell office:value-type="float" office:value="575391" calcext:value-type="float">
            <text:p>575391</text:p>
          </table:table-cell>
          <table:table-cell office:value-type="float" office:value="125767" calcext:value-type="float">
            <text:p>125767</text:p>
          </table:table-cell>
          <table:table-cell office:value-type="float" office:value="449624" calcext:value-type="float">
            <text:p>449624</text:p>
          </table:table-cell>
          <table:table-cell office:value-type="float" office:value="389.0442136" calcext:value-type="float">
            <text:p>389,044213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2</text:p>
          </table:table-cell>
          <table:table-cell office:value-type="float" office:value="450709" calcext:value-type="float">
            <text:p>450709</text:p>
          </table:table-cell>
          <table:table-cell office:value-type="float" office:value="116574" calcext:value-type="float">
            <text:p>116574</text:p>
          </table:table-cell>
          <table:table-cell office:value-type="float" office:value="334135" calcext:value-type="float">
            <text:p>334135</text:p>
          </table:table-cell>
          <table:table-cell office:value-type="float" office:value="382.9586151" calcext:value-type="float">
            <text:p>382,958615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3</text:p>
          </table:table-cell>
          <table:table-cell office:value-type="float" office:value="1509389" calcext:value-type="float">
            <text:p>1509389</text:p>
          </table:table-cell>
          <table:table-cell office:value-type="float" office:value="170669" calcext:value-type="float">
            <text:p>170669</text:p>
          </table:table-cell>
          <table:table-cell office:value-type="float" office:value="1338720" calcext:value-type="float">
            <text:p>1338720</text:p>
          </table:table-cell>
          <table:table-cell office:value-type="float" office:value="366.4838634" calcext:value-type="float">
            <text:p>366,483863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4</text:p>
          </table:table-cell>
          <table:table-cell office:value-type="float" office:value="1222337" calcext:value-type="float">
            <text:p>1222337</text:p>
          </table:table-cell>
          <table:table-cell office:value-type="float" office:value="139985" calcext:value-type="float">
            <text:p>139985</text:p>
          </table:table-cell>
          <table:table-cell office:value-type="float" office:value="1082352" calcext:value-type="float">
            <text:p>1082352</text:p>
          </table:table-cell>
          <table:table-cell office:value-type="float" office:value="389.303168" calcext:value-type="float">
            <text:p>389,30316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5</text:p>
          </table:table-cell>
          <table:table-cell office:value-type="float" office:value="369343" calcext:value-type="float">
            <text:p>369343</text:p>
          </table:table-cell>
          <table:table-cell office:value-type="float" office:value="101618" calcext:value-type="float">
            <text:p>101618</text:p>
          </table:table-cell>
          <table:table-cell office:value-type="float" office:value="267725" calcext:value-type="float">
            <text:p>267725</text:p>
          </table:table-cell>
          <table:table-cell office:value-type="float" office:value="387.7300798" calcext:value-type="float">
            <text:p>387,730079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6</text:p>
          </table:table-cell>
          <table:table-cell office:value-type="float" office:value="155246" calcext:value-type="float">
            <text:p>155246</text:p>
          </table:table-cell>
          <table:table-cell office:value-type="float" office:value="56016" calcext:value-type="float">
            <text:p>56016</text:p>
          </table:table-cell>
          <table:table-cell office:value-type="float" office:value="99230" calcext:value-type="float">
            <text:p>99230</text:p>
          </table:table-cell>
          <table:table-cell office:value-type="float" office:value="250.923478" calcext:value-type="float">
            <text:p>250,92347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7</text:p>
          </table:table-cell>
          <table:table-cell office:value-type="float" office:value="454045" calcext:value-type="float">
            <text:p>454045</text:p>
          </table:table-cell>
          <table:table-cell office:value-type="float" office:value="107977" calcext:value-type="float">
            <text:p>107977</text:p>
          </table:table-cell>
          <table:table-cell office:value-type="float" office:value="346068" calcext:value-type="float">
            <text:p>346068</text:p>
          </table:table-cell>
          <table:table-cell office:value-type="float" office:value="416.9474373" calcext:value-type="float">
            <text:p>416,947437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8</text:p>
          </table:table-cell>
          <table:table-cell office:value-type="float" office:value="703400" calcext:value-type="float">
            <text:p>703400</text:p>
          </table:table-cell>
          <table:table-cell office:value-type="float" office:value="114644" calcext:value-type="float">
            <text:p>114644</text:p>
          </table:table-cell>
          <table:table-cell office:value-type="float" office:value="588756" calcext:value-type="float">
            <text:p>588756</text:p>
          </table:table-cell>
          <table:table-cell office:value-type="float" office:value="356.8480836" calcext:value-type="float">
            <text:p>356,848083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09</text:p>
          </table:table-cell>
          <table:table-cell office:value-type="float" office:value="335191" calcext:value-type="float">
            <text:p>335191</text:p>
          </table:table-cell>
          <table:table-cell office:value-type="float" office:value="90176" calcext:value-type="float">
            <text:p>90176</text:p>
          </table:table-cell>
          <table:table-cell office:value-type="float" office:value="245015" calcext:value-type="float">
            <text:p>245015</text:p>
          </table:table-cell>
          <table:table-cell office:value-type="float" office:value="434.6347257" calcext:value-type="float">
            <text:p>434,634725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0</text:p>
          </table:table-cell>
          <table:table-cell office:value-type="float" office:value="614535" calcext:value-type="float">
            <text:p>614535</text:p>
          </table:table-cell>
          <table:table-cell office:value-type="float" office:value="114325" calcext:value-type="float">
            <text:p>114325</text:p>
          </table:table-cell>
          <table:table-cell office:value-type="float" office:value="500210" calcext:value-type="float">
            <text:p>500210</text:p>
          </table:table-cell>
          <table:table-cell office:value-type="float" office:value="369.1414014" calcext:value-type="float">
            <text:p>369,14140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1</text:p>
          </table:table-cell>
          <table:table-cell office:value-type="float" office:value="30940" calcext:value-type="float">
            <text:p>30940</text:p>
          </table:table-cell>
          <table:table-cell office:value-type="float" office:value="15468" calcext:value-type="float">
            <text:p>15468</text:p>
          </table:table-cell>
          <table:table-cell office:value-type="float" office:value="15472" calcext:value-type="float">
            <text:p>15472</text:p>
          </table:table-cell>
          <table:table-cell office:value-type="float" office:value="82.81266367" calcext:value-type="float">
            <text:p>82,8126636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2</text:p>
          </table:table-cell>
          <table:table-cell office:value-type="float" office:value="462447" calcext:value-type="float">
            <text:p>462447</text:p>
          </table:table-cell>
          <table:table-cell office:value-type="float" office:value="72757" calcext:value-type="float">
            <text:p>72757</text:p>
          </table:table-cell>
          <table:table-cell office:value-type="float" office:value="389690" calcext:value-type="float">
            <text:p>389690</text:p>
          </table:table-cell>
          <table:table-cell office:value-type="float" office:value="247.8313622" calcext:value-type="float">
            <text:p>247,831362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3</text:p>
          </table:table-cell>
          <table:table-cell office:value-type="float" office:value="388264" calcext:value-type="float">
            <text:p>388264</text:p>
          </table:table-cell>
          <table:table-cell office:value-type="float" office:value="67004" calcext:value-type="float">
            <text:p>67004</text:p>
          </table:table-cell>
          <table:table-cell office:value-type="float" office:value="321260" calcext:value-type="float">
            <text:p>321260</text:p>
          </table:table-cell>
          <table:table-cell office:value-type="float" office:value="260.8097042" calcext:value-type="float">
            <text:p>260,809704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4</text:p>
          </table:table-cell>
          <table:table-cell office:value-type="float" office:value="1033495" calcext:value-type="float">
            <text:p>1033495</text:p>
          </table:table-cell>
          <table:table-cell office:value-type="float" office:value="132609" calcext:value-type="float">
            <text:p>132609</text:p>
          </table:table-cell>
          <table:table-cell office:value-type="float" office:value="900886" calcext:value-type="float">
            <text:p>900886</text:p>
          </table:table-cell>
          <table:table-cell office:value-type="float" office:value="397.3144647" calcext:value-type="float">
            <text:p>397,314464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5</text:p>
          </table:table-cell>
          <table:table-cell office:value-type="float" office:value="566547" calcext:value-type="float">
            <text:p>566547</text:p>
          </table:table-cell>
          <table:table-cell office:value-type="float" office:value="112611" calcext:value-type="float">
            <text:p>112611</text:p>
          </table:table-cell>
          <table:table-cell office:value-type="float" office:value="453936" calcext:value-type="float">
            <text:p>453936</text:p>
          </table:table-cell>
          <table:table-cell office:value-type="float" office:value="410.7186285" calcext:value-type="float">
            <text:p>410,718628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6</text:p>
          </table:table-cell>
          <table:table-cell office:value-type="float" office:value="892453" calcext:value-type="float">
            <text:p>892453</text:p>
          </table:table-cell>
          <table:table-cell office:value-type="float" office:value="105453" calcext:value-type="float">
            <text:p>105453</text:p>
          </table:table-cell>
          <table:table-cell office:value-type="float" office:value="787000" calcext:value-type="float">
            <text:p>787000</text:p>
          </table:table-cell>
          <table:table-cell office:value-type="float" office:value="370.3010124" calcext:value-type="float">
            <text:p>370,301012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7</text:p>
          </table:table-cell>
          <table:table-cell office:value-type="float" office:value="1232742" calcext:value-type="float">
            <text:p>1232742</text:p>
          </table:table-cell>
          <table:table-cell office:value-type="float" office:value="132924" calcext:value-type="float">
            <text:p>132924</text:p>
          </table:table-cell>
          <table:table-cell office:value-type="float" office:value="1099818" calcext:value-type="float">
            <text:p>1099818</text:p>
          </table:table-cell>
          <table:table-cell office:value-type="float" office:value="418.9066268" calcext:value-type="float">
            <text:p>418,906626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8</text:p>
          </table:table-cell>
          <table:table-cell office:value-type="float" office:value="905464" calcext:value-type="float">
            <text:p>905464</text:p>
          </table:table-cell>
          <table:table-cell office:value-type="float" office:value="116494" calcext:value-type="float">
            <text:p>116494</text:p>
          </table:table-cell>
          <table:table-cell office:value-type="float" office:value="788970" calcext:value-type="float">
            <text:p>788970</text:p>
          </table:table-cell>
          <table:table-cell office:value-type="float" office:value="385.7973814" calcext:value-type="float">
            <text:p>385,797381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19</text:p>
          </table:table-cell>
          <table:table-cell office:value-type="float" office:value="152880" calcext:value-type="float">
            <text:p>152880</text:p>
          </table:table-cell>
          <table:table-cell office:value-type="float" office:value="49917" calcext:value-type="float">
            <text:p>49917</text:p>
          </table:table-cell>
          <table:table-cell office:value-type="float" office:value="102963" calcext:value-type="float">
            <text:p>102963</text:p>
          </table:table-cell>
          <table:table-cell office:value-type="float" office:value="227.4321562" calcext:value-type="float">
            <text:p>227,432156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0</text:p>
          </table:table-cell>
          <table:table-cell office:value-type="float" office:value="1283934" calcext:value-type="float">
            <text:p>1283934</text:p>
          </table:table-cell>
          <table:table-cell office:value-type="float" office:value="147006" calcext:value-type="float">
            <text:p>147006</text:p>
          </table:table-cell>
          <table:table-cell office:value-type="float" office:value="1136928" calcext:value-type="float">
            <text:p>1136928</text:p>
          </table:table-cell>
          <table:table-cell office:value-type="float" office:value="419.6644955" calcext:value-type="float">
            <text:p>419,66449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1</text:p>
          </table:table-cell>
          <table:table-cell office:value-type="float" office:value="460638" calcext:value-type="float">
            <text:p>460638</text:p>
          </table:table-cell>
          <table:table-cell office:value-type="float" office:value="78318" calcext:value-type="float">
            <text:p>78318</text:p>
          </table:table-cell>
          <table:table-cell office:value-type="float" office:value="382320" calcext:value-type="float">
            <text:p>382320</text:p>
          </table:table-cell>
          <table:table-cell office:value-type="float" office:value="331.8982694" calcext:value-type="float">
            <text:p>331,898269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2</text:p>
          </table:table-cell>
          <table:table-cell office:value-type="float" office:value="314079" calcext:value-type="float">
            <text:p>314079</text:p>
          </table:table-cell>
          <table:table-cell office:value-type="float" office:value="70619" calcext:value-type="float">
            <text:p>70619</text:p>
          </table:table-cell>
          <table:table-cell office:value-type="float" office:value="243460" calcext:value-type="float">
            <text:p>243460</text:p>
          </table:table-cell>
          <table:table-cell office:value-type="float" office:value="267.6110086" calcext:value-type="float">
            <text:p>267,611008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3</text:p>
          </table:table-cell>
          <table:table-cell office:value-type="float" office:value="415771" calcext:value-type="float">
            <text:p>415771</text:p>
          </table:table-cell>
          <table:table-cell office:value-type="float" office:value="88171" calcext:value-type="float">
            <text:p>88171</text:p>
          </table:table-cell>
          <table:table-cell office:value-type="float" office:value="327600" calcext:value-type="float">
            <text:p>327600</text:p>
          </table:table-cell>
          <table:table-cell office:value-type="float" office:value="371.5194857" calcext:value-type="float">
            <text:p>371,519485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4</text:p>
          </table:table-cell>
          <table:table-cell office:value-type="float" office:value="473660" calcext:value-type="float">
            <text:p>473660</text:p>
          </table:table-cell>
          <table:table-cell office:value-type="float" office:value="110102" calcext:value-type="float">
            <text:p>110102</text:p>
          </table:table-cell>
          <table:table-cell office:value-type="float" office:value="363558" calcext:value-type="float">
            <text:p>363558</text:p>
          </table:table-cell>
          <table:table-cell office:value-type="float" office:value="408.2012942" calcext:value-type="float">
            <text:p>408,201294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5</text:p>
          </table:table-cell>
          <table:table-cell office:value-type="float" office:value="804528" calcext:value-type="float">
            <text:p>804528</text:p>
          </table:table-cell>
          <table:table-cell office:value-type="float" office:value="146456" calcext:value-type="float">
            <text:p>146456</text:p>
          </table:table-cell>
          <table:table-cell office:value-type="float" office:value="658072" calcext:value-type="float">
            <text:p>658072</text:p>
          </table:table-cell>
          <table:table-cell office:value-type="float" office:value="380.1995796" calcext:value-type="float">
            <text:p>380,199579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6</text:p>
          </table:table-cell>
          <table:table-cell office:value-type="float" office:value="699378" calcext:value-type="float">
            <text:p>699378</text:p>
          </table:table-cell>
          <table:table-cell office:value-type="float" office:value="119546" calcext:value-type="float">
            <text:p>119546</text:p>
          </table:table-cell>
          <table:table-cell office:value-type="float" office:value="579832" calcext:value-type="float">
            <text:p>579832</text:p>
          </table:table-cell>
          <table:table-cell office:value-type="float" office:value="440.5658742" calcext:value-type="float">
            <text:p>440,565874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7</text:p>
          </table:table-cell>
          <table:table-cell office:value-type="float" office:value="1436839" calcext:value-type="float">
            <text:p>1436839</text:p>
          </table:table-cell>
          <table:table-cell office:value-type="float" office:value="152719" calcext:value-type="float">
            <text:p>152719</text:p>
          </table:table-cell>
          <table:table-cell office:value-type="float" office:value="1284120" calcext:value-type="float">
            <text:p>1284120</text:p>
          </table:table-cell>
          <table:table-cell office:value-type="float" office:value="416.5605274" calcext:value-type="float">
            <text:p>416,560527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8</text:p>
          </table:table-cell>
          <table:table-cell office:value-type="float" office:value="470888" calcext:value-type="float">
            <text:p>470888</text:p>
          </table:table-cell>
          <table:table-cell office:value-type="float" office:value="78052" calcext:value-type="float">
            <text:p>78052</text:p>
          </table:table-cell>
          <table:table-cell office:value-type="float" office:value="392836" calcext:value-type="float">
            <text:p>392836</text:p>
          </table:table-cell>
          <table:table-cell office:value-type="float" office:value="291.1110755" calcext:value-type="float">
            <text:p>291,111075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29</text:p>
          </table:table-cell>
          <table:table-cell office:value-type="float" office:value="1382862" calcext:value-type="float">
            <text:p>1382862</text:p>
          </table:table-cell>
          <table:table-cell office:value-type="float" office:value="152844" calcext:value-type="float">
            <text:p>152844</text:p>
          </table:table-cell>
          <table:table-cell office:value-type="float" office:value="1230018" calcext:value-type="float">
            <text:p>1230018</text:p>
          </table:table-cell>
          <table:table-cell office:value-type="float" office:value="432.834564" calcext:value-type="float">
            <text:p>432,83456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0</text:p>
          </table:table-cell>
          <table:table-cell office:value-type="float" office:value="582449" calcext:value-type="float">
            <text:p>582449</text:p>
          </table:table-cell>
          <table:table-cell office:value-type="float" office:value="103575" calcext:value-type="float">
            <text:p>103575</text:p>
          </table:table-cell>
          <table:table-cell office:value-type="float" office:value="478874" calcext:value-type="float">
            <text:p>478874</text:p>
          </table:table-cell>
          <table:table-cell office:value-type="float" office:value="394.4311179" calcext:value-type="float">
            <text:p>394,431117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1</text:p>
          </table:table-cell>
          <table:table-cell office:value-type="float" office:value="1217785" calcext:value-type="float">
            <text:p>1217785</text:p>
          </table:table-cell>
          <table:table-cell office:value-type="float" office:value="153215" calcext:value-type="float">
            <text:p>153215</text:p>
          </table:table-cell>
          <table:table-cell office:value-type="float" office:value="1064570" calcext:value-type="float">
            <text:p>1064570</text:p>
          </table:table-cell>
          <table:table-cell office:value-type="float" office:value="412.2011023" calcext:value-type="float">
            <text:p>412,201102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2</text:p>
          </table:table-cell>
          <table:table-cell office:value-type="float" office:value="493518" calcext:value-type="float">
            <text:p>493518</text:p>
          </table:table-cell>
          <table:table-cell office:value-type="float" office:value="109197" calcext:value-type="float">
            <text:p>109197</text:p>
          </table:table-cell>
          <table:table-cell office:value-type="float" office:value="384321" calcext:value-type="float">
            <text:p>384321</text:p>
          </table:table-cell>
          <table:table-cell office:value-type="float" office:value="401.9757177" calcext:value-type="float">
            <text:p>401,9757177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3</text:p>
          </table:table-cell>
          <table:table-cell office:value-type="float" office:value="1083284" calcext:value-type="float">
            <text:p>1083284</text:p>
          </table:table-cell>
          <table:table-cell office:value-type="float" office:value="139964" calcext:value-type="float">
            <text:p>139964</text:p>
          </table:table-cell>
          <table:table-cell office:value-type="float" office:value="943320" calcext:value-type="float">
            <text:p>943320</text:p>
          </table:table-cell>
          <table:table-cell office:value-type="float" office:value="430.6100096" calcext:value-type="float">
            <text:p>430,610009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4</text:p>
          </table:table-cell>
          <table:table-cell office:value-type="float" office:value="1157870" calcext:value-type="float">
            <text:p>1157870</text:p>
          </table:table-cell>
          <table:table-cell office:value-type="float" office:value="126702" calcext:value-type="float">
            <text:p>126702</text:p>
          </table:table-cell>
          <table:table-cell office:value-type="float" office:value="1031168" calcext:value-type="float">
            <text:p>1031168</text:p>
          </table:table-cell>
          <table:table-cell office:value-type="float" office:value="403.978231" calcext:value-type="float">
            <text:p>403,97823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5</text:p>
          </table:table-cell>
          <table:table-cell office:value-type="float" office:value="551254" calcext:value-type="float">
            <text:p>551254</text:p>
          </table:table-cell>
          <table:table-cell office:value-type="float" office:value="128134" calcext:value-type="float">
            <text:p>128134</text:p>
          </table:table-cell>
          <table:table-cell office:value-type="float" office:value="423120" calcext:value-type="float">
            <text:p>423120</text:p>
          </table:table-cell>
          <table:table-cell office:value-type="float" office:value="423.0776162" calcext:value-type="float">
            <text:p>423,077616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6</text:p>
          </table:table-cell>
          <table:table-cell office:value-type="float" office:value="556058" calcext:value-type="float">
            <text:p>556058</text:p>
          </table:table-cell>
          <table:table-cell office:value-type="float" office:value="98513" calcext:value-type="float">
            <text:p>98513</text:p>
          </table:table-cell>
          <table:table-cell office:value-type="float" office:value="457545" calcext:value-type="float">
            <text:p>457545</text:p>
          </table:table-cell>
          <table:table-cell office:value-type="float" office:value="344.3128835" calcext:value-type="float">
            <text:p>344,312883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7</text:p>
          </table:table-cell>
          <table:table-cell office:value-type="float" office:value="1290127" calcext:value-type="float">
            <text:p>1290127</text:p>
          </table:table-cell>
          <table:table-cell office:value-type="float" office:value="135697" calcext:value-type="float">
            <text:p>135697</text:p>
          </table:table-cell>
          <table:table-cell office:value-type="float" office:value="1154430" calcext:value-type="float">
            <text:p>1154430</text:p>
          </table:table-cell>
          <table:table-cell office:value-type="float" office:value="410.0120968" calcext:value-type="float">
            <text:p>410,0120968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8</text:p>
          </table:table-cell>
          <table:table-cell office:value-type="float" office:value="1060819" calcext:value-type="float">
            <text:p>1060819</text:p>
          </table:table-cell>
          <table:table-cell office:value-type="float" office:value="126278" calcext:value-type="float">
            <text:p>126278</text:p>
          </table:table-cell>
          <table:table-cell office:value-type="float" office:value="934541" calcext:value-type="float">
            <text:p>934541</text:p>
          </table:table-cell>
          <table:table-cell office:value-type="float" office:value="384.0750053" calcext:value-type="float">
            <text:p>384,075005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39</text:p>
          </table:table-cell>
          <table:table-cell office:value-type="float" office:value="193325" calcext:value-type="float">
            <text:p>193325</text:p>
          </table:table-cell>
          <table:table-cell office:value-type="float" office:value="52030" calcext:value-type="float">
            <text:p>52030</text:p>
          </table:table-cell>
          <table:table-cell office:value-type="float" office:value="141295" calcext:value-type="float">
            <text:p>141295</text:p>
          </table:table-cell>
          <table:table-cell office:value-type="float" office:value="195.293884" calcext:value-type="float">
            <text:p>195,29388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0</text:p>
          </table:table-cell>
          <table:table-cell office:value-type="float" office:value="639564" calcext:value-type="float">
            <text:p>639564</text:p>
          </table:table-cell>
          <table:table-cell office:value-type="float" office:value="97584" calcext:value-type="float">
            <text:p>97584</text:p>
          </table:table-cell>
          <table:table-cell office:value-type="float" office:value="541980" calcext:value-type="float">
            <text:p>541980</text:p>
          </table:table-cell>
          <table:table-cell office:value-type="float" office:value="398.1081215" calcext:value-type="float">
            <text:p>398,1081215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1</text:p>
          </table:table-cell>
          <table:table-cell office:value-type="float" office:value="1309890" calcext:value-type="float">
            <text:p>1309890</text:p>
          </table:table-cell>
          <table:table-cell office:value-type="float" office:value="171051" calcext:value-type="float">
            <text:p>171051</text:p>
          </table:table-cell>
          <table:table-cell office:value-type="float" office:value="1138839" calcext:value-type="float">
            <text:p>1138839</text:p>
          </table:table-cell>
          <table:table-cell office:value-type="float" office:value="403.4242051" calcext:value-type="float">
            <text:p>403,4242051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2</text:p>
          </table:table-cell>
          <table:table-cell office:value-type="float" office:value="424150" calcext:value-type="float">
            <text:p>424150</text:p>
          </table:table-cell>
          <table:table-cell office:value-type="float" office:value="74260" calcext:value-type="float">
            <text:p>74260</text:p>
          </table:table-cell>
          <table:table-cell office:value-type="float" office:value="349890" calcext:value-type="float">
            <text:p>349890</text:p>
          </table:table-cell>
          <table:table-cell office:value-type="float" office:value="304.7023272" calcext:value-type="float">
            <text:p>304,7023272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3</text:p>
          </table:table-cell>
          <table:table-cell office:value-type="float" office:value="511452" calcext:value-type="float">
            <text:p>511452</text:p>
          </table:table-cell>
          <table:table-cell office:value-type="float" office:value="103491" calcext:value-type="float">
            <text:p>103491</text:p>
          </table:table-cell>
          <table:table-cell office:value-type="float" office:value="407961" calcext:value-type="float">
            <text:p>407961</text:p>
          </table:table-cell>
          <table:table-cell office:value-type="float" office:value="384.0183829" calcext:value-type="float">
            <text:p>384,018382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4</text:p>
          </table:table-cell>
          <table:table-cell office:value-type="float" office:value="768244" calcext:value-type="float">
            <text:p>768244</text:p>
          </table:table-cell>
          <table:table-cell office:value-type="float" office:value="133164" calcext:value-type="float">
            <text:p>133164</text:p>
          </table:table-cell>
          <table:table-cell office:value-type="float" office:value="635080" calcext:value-type="float">
            <text:p>635080</text:p>
          </table:table-cell>
          <table:table-cell office:value-type="float" office:value="386.60096" calcext:value-type="float">
            <text:p>386,6009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5</text:p>
          </table:table-cell>
          <table:table-cell office:value-type="float" office:value="724954" calcext:value-type="float">
            <text:p>724954</text:p>
          </table:table-cell>
          <table:table-cell office:value-type="float" office:value="108572" calcext:value-type="float">
            <text:p>108572</text:p>
          </table:table-cell>
          <table:table-cell office:value-type="float" office:value="616382" calcext:value-type="float">
            <text:p>616382</text:p>
          </table:table-cell>
          <table:table-cell office:value-type="float" office:value="435.2310684" calcext:value-type="float">
            <text:p>435,2310684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6</text:p>
          </table:table-cell>
          <table:table-cell office:value-type="float" office:value="637977" calcext:value-type="float">
            <text:p>637977</text:p>
          </table:table-cell>
          <table:table-cell office:value-type="float" office:value="118083" calcext:value-type="float">
            <text:p>118083</text:p>
          </table:table-cell>
          <table:table-cell office:value-type="float" office:value="519894" calcext:value-type="float">
            <text:p>519894</text:p>
          </table:table-cell>
          <table:table-cell office:value-type="float" office:value="430.6777699" calcext:value-type="float">
            <text:p>430,6777699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7</text:p>
          </table:table-cell>
          <table:table-cell office:value-type="float" office:value="411569" calcext:value-type="float">
            <text:p>411569</text:p>
          </table:table-cell>
          <table:table-cell office:value-type="float" office:value="71939" calcext:value-type="float">
            <text:p>71939</text:p>
          </table:table-cell>
          <table:table-cell office:value-type="float" office:value="339630" calcext:value-type="float">
            <text:p>339630</text:p>
          </table:table-cell>
          <table:table-cell office:value-type="float" office:value="289.2450713" calcext:value-type="float">
            <text:p>289,2450713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8</text:p>
          </table:table-cell>
          <table:table-cell office:value-type="float" office:value="780152" calcext:value-type="float">
            <text:p>780152</text:p>
          </table:table-cell>
          <table:table-cell office:value-type="float" office:value="103748" calcext:value-type="float">
            <text:p>103748</text:p>
          </table:table-cell>
          <table:table-cell office:value-type="float" office:value="676404" calcext:value-type="float">
            <text:p>676404</text:p>
          </table:table-cell>
          <table:table-cell office:value-type="float" office:value="339.9805776" calcext:value-type="float">
            <text:p>339,9805776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lp-ci_49</text:p>
          </table:table-cell>
          <table:table-cell office:value-type="float" office:value="305981" calcext:value-type="float">
            <text:p>305981</text:p>
          </table:table-cell>
          <table:table-cell office:value-type="float" office:value="69381" calcext:value-type="float">
            <text:p>69381</text:p>
          </table:table-cell>
          <table:table-cell office:value-type="float" office:value="236600" calcext:value-type="float">
            <text:p>236600</text:p>
          </table:table-cell>
          <table:table-cell office:value-type="float" office:value="297.2840843" calcext:value-type="float">
            <text:p>297,284084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0</text:p>
          </table:table-cell>
          <table:table-cell office:value-type="float" office:value="424767" calcext:value-type="float">
            <text:p>424767</text:p>
          </table:table-cell>
          <table:table-cell office:value-type="float" office:value="77202" calcext:value-type="float">
            <text:p>77202</text:p>
          </table:table-cell>
          <table:table-cell office:value-type="float" office:value="347565" calcext:value-type="float">
            <text:p>347565</text:p>
          </table:table-cell>
          <table:table-cell office:value-type="float" office:value="290.482326" calcext:value-type="float">
            <text:p>290,48232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1</text:p>
          </table:table-cell>
          <table:table-cell office:value-type="float" office:value="575511" calcext:value-type="float">
            <text:p>575511</text:p>
          </table:table-cell>
          <table:table-cell office:value-type="float" office:value="124648" calcext:value-type="float">
            <text:p>124648</text:p>
          </table:table-cell>
          <table:table-cell office:value-type="float" office:value="450863" calcext:value-type="float">
            <text:p>450863</text:p>
          </table:table-cell>
          <table:table-cell office:value-type="float" office:value="393.3039584" calcext:value-type="float">
            <text:p>393,303958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2</text:p>
          </table:table-cell>
          <table:table-cell office:value-type="float" office:value="448326" calcext:value-type="float">
            <text:p>448326</text:p>
          </table:table-cell>
          <table:table-cell office:value-type="float" office:value="113941" calcext:value-type="float">
            <text:p>113941</text:p>
          </table:table-cell>
          <table:table-cell office:value-type="float" office:value="334385" calcext:value-type="float">
            <text:p>334385</text:p>
          </table:table-cell>
          <table:table-cell office:value-type="float" office:value="383.3353972" calcext:value-type="float">
            <text:p>383,335397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3</text:p>
          </table:table-cell>
          <table:table-cell office:value-type="float" office:value="1510562" calcext:value-type="float">
            <text:p>1510562</text:p>
          </table:table-cell>
          <table:table-cell office:value-type="float" office:value="169026" calcext:value-type="float">
            <text:p>169026</text:p>
          </table:table-cell>
          <table:table-cell office:value-type="float" office:value="1341536" calcext:value-type="float">
            <text:p>1341536</text:p>
          </table:table-cell>
          <table:table-cell office:value-type="float" office:value="377.2677539" calcext:value-type="float">
            <text:p>377,267753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4</text:p>
          </table:table-cell>
          <table:table-cell office:value-type="float" office:value="1224733" calcext:value-type="float">
            <text:p>1224733</text:p>
          </table:table-cell>
          <table:table-cell office:value-type="float" office:value="142717" calcext:value-type="float">
            <text:p>142717</text:p>
          </table:table-cell>
          <table:table-cell office:value-type="float" office:value="1082016" calcext:value-type="float">
            <text:p>1082016</text:p>
          </table:table-cell>
          <table:table-cell office:value-type="float" office:value="390.4572137" calcext:value-type="float">
            <text:p>390,457213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5</text:p>
          </table:table-cell>
          <table:table-cell office:value-type="float" office:value="369732" calcext:value-type="float">
            <text:p>369732</text:p>
          </table:table-cell>
          <table:table-cell office:value-type="float" office:value="101567" calcext:value-type="float">
            <text:p>101567</text:p>
          </table:table-cell>
          <table:table-cell office:value-type="float" office:value="268165" calcext:value-type="float">
            <text:p>268165</text:p>
          </table:table-cell>
          <table:table-cell office:value-type="float" office:value="384.6925578" calcext:value-type="float">
            <text:p>384,692557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6</text:p>
          </table:table-cell>
          <table:table-cell office:value-type="float" office:value="155149" calcext:value-type="float">
            <text:p>155149</text:p>
          </table:table-cell>
          <table:table-cell office:value-type="float" office:value="55949" calcext:value-type="float">
            <text:p>55949</text:p>
          </table:table-cell>
          <table:table-cell office:value-type="float" office:value="99200" calcext:value-type="float">
            <text:p>99200</text:p>
          </table:table-cell>
          <table:table-cell office:value-type="float" office:value="250.9206944" calcext:value-type="float">
            <text:p>250,920694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7</text:p>
          </table:table-cell>
          <table:table-cell office:value-type="float" office:value="453421" calcext:value-type="float">
            <text:p>453421</text:p>
          </table:table-cell>
          <table:table-cell office:value-type="float" office:value="107611" calcext:value-type="float">
            <text:p>107611</text:p>
          </table:table-cell>
          <table:table-cell office:value-type="float" office:value="345810" calcext:value-type="float">
            <text:p>345810</text:p>
          </table:table-cell>
          <table:table-cell office:value-type="float" office:value="417.6025237" calcext:value-type="float">
            <text:p>417,602523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8</text:p>
          </table:table-cell>
          <table:table-cell office:value-type="float" office:value="704734" calcext:value-type="float">
            <text:p>704734</text:p>
          </table:table-cell>
          <table:table-cell office:value-type="float" office:value="114094" calcext:value-type="float">
            <text:p>114094</text:p>
          </table:table-cell>
          <table:table-cell office:value-type="float" office:value="590640" calcext:value-type="float">
            <text:p>590640</text:p>
          </table:table-cell>
          <table:table-cell office:value-type="float" office:value="355.5816365" calcext:value-type="float">
            <text:p>355,581636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09</text:p>
          </table:table-cell>
          <table:table-cell office:value-type="float" office:value="334372" calcext:value-type="float">
            <text:p>334372</text:p>
          </table:table-cell>
          <table:table-cell office:value-type="float" office:value="88477" calcext:value-type="float">
            <text:p>88477</text:p>
          </table:table-cell>
          <table:table-cell office:value-type="float" office:value="245895" calcext:value-type="float">
            <text:p>245895</text:p>
          </table:table-cell>
          <table:table-cell office:value-type="float" office:value="430.3359749" calcext:value-type="float">
            <text:p>430,335974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0</text:p>
          </table:table-cell>
          <table:table-cell office:value-type="float" office:value="614185" calcext:value-type="float">
            <text:p>614185</text:p>
          </table:table-cell>
          <table:table-cell office:value-type="float" office:value="112535" calcext:value-type="float">
            <text:p>112535</text:p>
          </table:table-cell>
          <table:table-cell office:value-type="float" office:value="501650" calcext:value-type="float">
            <text:p>501650</text:p>
          </table:table-cell>
          <table:table-cell office:value-type="float" office:value="372.219252" calcext:value-type="float">
            <text:p>372,21925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1</text:p>
          </table:table-cell>
          <table:table-cell office:value-type="float" office:value="31000" calcext:value-type="float">
            <text:p>31000</text:p>
          </table:table-cell>
          <table:table-cell office:value-type="float" office:value="15896" calcext:value-type="float">
            <text:p>15896</text:p>
          </table:table-cell>
          <table:table-cell office:value-type="float" office:value="15104" calcext:value-type="float">
            <text:p>15104</text:p>
          </table:table-cell>
          <table:table-cell office:value-type="float" office:value="82.81266701" calcext:value-type="float">
            <text:p>82,8126670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2</text:p>
          </table:table-cell>
          <table:table-cell office:value-type="float" office:value="462040" calcext:value-type="float">
            <text:p>462040</text:p>
          </table:table-cell>
          <table:table-cell office:value-type="float" office:value="71685" calcext:value-type="float">
            <text:p>71685</text:p>
          </table:table-cell>
          <table:table-cell office:value-type="float" office:value="390355" calcext:value-type="float">
            <text:p>390355</text:p>
          </table:table-cell>
          <table:table-cell office:value-type="float" office:value="247.8320054" calcext:value-type="float">
            <text:p>247,832005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3</text:p>
          </table:table-cell>
          <table:table-cell office:value-type="float" office:value="389064" calcext:value-type="float">
            <text:p>389064</text:p>
          </table:table-cell>
          <table:table-cell office:value-type="float" office:value="66764" calcext:value-type="float">
            <text:p>66764</text:p>
          </table:table-cell>
          <table:table-cell office:value-type="float" office:value="322300" calcext:value-type="float">
            <text:p>322300</text:p>
          </table:table-cell>
          <table:table-cell office:value-type="float" office:value="260.808495" calcext:value-type="float">
            <text:p>260,80849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4</text:p>
          </table:table-cell>
          <table:table-cell office:value-type="float" office:value="1031054" calcext:value-type="float">
            <text:p>1031054</text:p>
          </table:table-cell>
          <table:table-cell office:value-type="float" office:value="132002" calcext:value-type="float">
            <text:p>132002</text:p>
          </table:table-cell>
          <table:table-cell office:value-type="float" office:value="899052" calcext:value-type="float">
            <text:p>899052</text:p>
          </table:table-cell>
          <table:table-cell office:value-type="float" office:value="405.3305255" calcext:value-type="float">
            <text:p>405,330525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5</text:p>
          </table:table-cell>
          <table:table-cell office:value-type="float" office:value="567679" calcext:value-type="float">
            <text:p>567679</text:p>
          </table:table-cell>
          <table:table-cell office:value-type="float" office:value="113503" calcext:value-type="float">
            <text:p>113503</text:p>
          </table:table-cell>
          <table:table-cell office:value-type="float" office:value="454176" calcext:value-type="float">
            <text:p>454176</text:p>
          </table:table-cell>
          <table:table-cell office:value-type="float" office:value="416.1854883" calcext:value-type="float">
            <text:p>416,185488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6</text:p>
          </table:table-cell>
          <table:table-cell office:value-type="float" office:value="892340" calcext:value-type="float">
            <text:p>892340</text:p>
          </table:table-cell>
          <table:table-cell office:value-type="float" office:value="105540" calcext:value-type="float">
            <text:p>105540</text:p>
          </table:table-cell>
          <table:table-cell office:value-type="float" office:value="786800" calcext:value-type="float">
            <text:p>786800</text:p>
          </table:table-cell>
          <table:table-cell office:value-type="float" office:value="371.5610863" calcext:value-type="float">
            <text:p>371,561086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7</text:p>
          </table:table-cell>
          <table:table-cell office:value-type="float" office:value="1233413" calcext:value-type="float">
            <text:p>1233413</text:p>
          </table:table-cell>
          <table:table-cell office:value-type="float" office:value="134117" calcext:value-type="float">
            <text:p>134117</text:p>
          </table:table-cell>
          <table:table-cell office:value-type="float" office:value="1099296" calcext:value-type="float">
            <text:p>1099296</text:p>
          </table:table-cell>
          <table:table-cell office:value-type="float" office:value="435.7380515" calcext:value-type="float">
            <text:p>435,738051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8</text:p>
          </table:table-cell>
          <table:table-cell office:value-type="float" office:value="905557" calcext:value-type="float">
            <text:p>905557</text:p>
          </table:table-cell>
          <table:table-cell office:value-type="float" office:value="115192" calcext:value-type="float">
            <text:p>115192</text:p>
          </table:table-cell>
          <table:table-cell office:value-type="float" office:value="790365" calcext:value-type="float">
            <text:p>790365</text:p>
          </table:table-cell>
          <table:table-cell office:value-type="float" office:value="386.4721624" calcext:value-type="float">
            <text:p>386,472162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19</text:p>
          </table:table-cell>
          <table:table-cell office:value-type="float" office:value="153086" calcext:value-type="float">
            <text:p>153086</text:p>
          </table:table-cell>
          <table:table-cell office:value-type="float" office:value="50137" calcext:value-type="float">
            <text:p>50137</text:p>
          </table:table-cell>
          <table:table-cell office:value-type="float" office:value="102949" calcext:value-type="float">
            <text:p>102949</text:p>
          </table:table-cell>
          <table:table-cell office:value-type="float" office:value="227.4324418" calcext:value-type="float">
            <text:p>227,4324418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0</text:p>
          </table:table-cell>
          <table:table-cell office:value-type="float" office:value="1280618" calcext:value-type="float">
            <text:p>1280618</text:p>
          </table:table-cell>
          <table:table-cell office:value-type="float" office:value="147210" calcext:value-type="float">
            <text:p>147210</text:p>
          </table:table-cell>
          <table:table-cell office:value-type="float" office:value="1133408" calcext:value-type="float">
            <text:p>1133408</text:p>
          </table:table-cell>
          <table:table-cell office:value-type="float" office:value="406.0256299" calcext:value-type="float">
            <text:p>406,025629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1</text:p>
          </table:table-cell>
          <table:table-cell office:value-type="float" office:value="461486" calcext:value-type="float">
            <text:p>461486</text:p>
          </table:table-cell>
          <table:table-cell office:value-type="float" office:value="78191" calcext:value-type="float">
            <text:p>78191</text:p>
          </table:table-cell>
          <table:table-cell office:value-type="float" office:value="383295" calcext:value-type="float">
            <text:p>383295</text:p>
          </table:table-cell>
          <table:table-cell office:value-type="float" office:value="331.8988933" calcext:value-type="float">
            <text:p>331,898893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2</text:p>
          </table:table-cell>
          <table:table-cell office:value-type="float" office:value="313629" calcext:value-type="float">
            <text:p>313629</text:p>
          </table:table-cell>
          <table:table-cell office:value-type="float" office:value="70379" calcext:value-type="float">
            <text:p>70379</text:p>
          </table:table-cell>
          <table:table-cell office:value-type="float" office:value="243250" calcext:value-type="float">
            <text:p>243250</text:p>
          </table:table-cell>
          <table:table-cell office:value-type="float" office:value="267.6123385" calcext:value-type="float">
            <text:p>267,612338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3</text:p>
          </table:table-cell>
          <table:table-cell office:value-type="float" office:value="416671" calcext:value-type="float">
            <text:p>416671</text:p>
          </table:table-cell>
          <table:table-cell office:value-type="float" office:value="90268" calcext:value-type="float">
            <text:p>90268</text:p>
          </table:table-cell>
          <table:table-cell office:value-type="float" office:value="326403" calcext:value-type="float">
            <text:p>326403</text:p>
          </table:table-cell>
          <table:table-cell office:value-type="float" office:value="371.5115496" calcext:value-type="float">
            <text:p>371,511549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4</text:p>
          </table:table-cell>
          <table:table-cell office:value-type="float" office:value="473969" calcext:value-type="float">
            <text:p>473969</text:p>
          </table:table-cell>
          <table:table-cell office:value-type="float" office:value="110855" calcext:value-type="float">
            <text:p>110855</text:p>
          </table:table-cell>
          <table:table-cell office:value-type="float" office:value="363114" calcext:value-type="float">
            <text:p>363114</text:p>
          </table:table-cell>
          <table:table-cell office:value-type="float" office:value="414.9729647" calcext:value-type="float">
            <text:p>414,972964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5</text:p>
          </table:table-cell>
          <table:table-cell office:value-type="float" office:value="804585" calcext:value-type="float">
            <text:p>804585</text:p>
          </table:table-cell>
          <table:table-cell office:value-type="float" office:value="145025" calcext:value-type="float">
            <text:p>145025</text:p>
          </table:table-cell>
          <table:table-cell office:value-type="float" office:value="659560" calcext:value-type="float">
            <text:p>659560</text:p>
          </table:table-cell>
          <table:table-cell office:value-type="float" office:value="388.8045021" calcext:value-type="float">
            <text:p>388,804502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6</text:p>
          </table:table-cell>
          <table:table-cell office:value-type="float" office:value="700506" calcext:value-type="float">
            <text:p>700506</text:p>
          </table:table-cell>
          <table:table-cell office:value-type="float" office:value="119398" calcext:value-type="float">
            <text:p>119398</text:p>
          </table:table-cell>
          <table:table-cell office:value-type="float" office:value="581108" calcext:value-type="float">
            <text:p>581108</text:p>
          </table:table-cell>
          <table:table-cell office:value-type="float" office:value="435.5749165" calcext:value-type="float">
            <text:p>435,5749165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7</text:p>
          </table:table-cell>
          <table:table-cell office:value-type="float" office:value="1433262" calcext:value-type="float">
            <text:p>1433262</text:p>
          </table:table-cell>
          <table:table-cell office:value-type="float" office:value="152292" calcext:value-type="float">
            <text:p>152292</text:p>
          </table:table-cell>
          <table:table-cell office:value-type="float" office:value="1280970" calcext:value-type="float">
            <text:p>1280970</text:p>
          </table:table-cell>
          <table:table-cell office:value-type="float" office:value="417.1055686" calcext:value-type="float">
            <text:p>417,105568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8</text:p>
          </table:table-cell>
          <table:table-cell office:value-type="float" office:value="470433" calcext:value-type="float">
            <text:p>470433</text:p>
          </table:table-cell>
          <table:table-cell office:value-type="float" office:value="77665" calcext:value-type="float">
            <text:p>77665</text:p>
          </table:table-cell>
          <table:table-cell office:value-type="float" office:value="392768" calcext:value-type="float">
            <text:p>392768</text:p>
          </table:table-cell>
          <table:table-cell office:value-type="float" office:value="291.1161017" calcext:value-type="float">
            <text:p>291,116101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29</text:p>
          </table:table-cell>
          <table:table-cell office:value-type="float" office:value="1385171" calcext:value-type="float">
            <text:p>1385171</text:p>
          </table:table-cell>
          <table:table-cell office:value-type="float" office:value="155782" calcext:value-type="float">
            <text:p>155782</text:p>
          </table:table-cell>
          <table:table-cell office:value-type="float" office:value="1229389" calcext:value-type="float">
            <text:p>1229389</text:p>
          </table:table-cell>
          <table:table-cell office:value-type="float" office:value="419.0643231" calcext:value-type="float">
            <text:p>419,064323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0</text:p>
          </table:table-cell>
          <table:table-cell office:value-type="float" office:value="581708" calcext:value-type="float">
            <text:p>581708</text:p>
          </table:table-cell>
          <table:table-cell office:value-type="float" office:value="102438" calcext:value-type="float">
            <text:p>102438</text:p>
          </table:table-cell>
          <table:table-cell office:value-type="float" office:value="479270" calcext:value-type="float">
            <text:p>479270</text:p>
          </table:table-cell>
          <table:table-cell office:value-type="float" office:value="394.4226636" calcext:value-type="float">
            <text:p>394,422663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1</text:p>
          </table:table-cell>
          <table:table-cell office:value-type="float" office:value="1218453" calcext:value-type="float">
            <text:p>1218453</text:p>
          </table:table-cell>
          <table:table-cell office:value-type="float" office:value="153571" calcext:value-type="float">
            <text:p>153571</text:p>
          </table:table-cell>
          <table:table-cell office:value-type="float" office:value="1064882" calcext:value-type="float">
            <text:p>1064882</text:p>
          </table:table-cell>
          <table:table-cell office:value-type="float" office:value="404.9737487" calcext:value-type="float">
            <text:p>404,973748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2</text:p>
          </table:table-cell>
          <table:table-cell office:value-type="float" office:value="493744" calcext:value-type="float">
            <text:p>493744</text:p>
          </table:table-cell>
          <table:table-cell office:value-type="float" office:value="110578" calcext:value-type="float">
            <text:p>110578</text:p>
          </table:table-cell>
          <table:table-cell office:value-type="float" office:value="383166" calcext:value-type="float">
            <text:p>383166</text:p>
          </table:table-cell>
          <table:table-cell office:value-type="float" office:value="403.2301314" calcext:value-type="float">
            <text:p>403,230131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3</text:p>
          </table:table-cell>
          <table:table-cell office:value-type="float" office:value="1083337" calcext:value-type="float">
            <text:p>1083337</text:p>
          </table:table-cell>
          <table:table-cell office:value-type="float" office:value="141037" calcext:value-type="float">
            <text:p>141037</text:p>
          </table:table-cell>
          <table:table-cell office:value-type="float" office:value="942300" calcext:value-type="float">
            <text:p>942300</text:p>
          </table:table-cell>
          <table:table-cell office:value-type="float" office:value="432.2848063" calcext:value-type="float">
            <text:p>432,284806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4</text:p>
          </table:table-cell>
          <table:table-cell office:value-type="float" office:value="1157345" calcext:value-type="float">
            <text:p>1157345</text:p>
          </table:table-cell>
          <table:table-cell office:value-type="float" office:value="125987" calcext:value-type="float">
            <text:p>125987</text:p>
          </table:table-cell>
          <table:table-cell office:value-type="float" office:value="1031358" calcext:value-type="float">
            <text:p>1031358</text:p>
          </table:table-cell>
          <table:table-cell office:value-type="float" office:value="408.772619" calcext:value-type="float">
            <text:p>408,77261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5</text:p>
          </table:table-cell>
          <table:table-cell office:value-type="float" office:value="550689" calcext:value-type="float">
            <text:p>550689</text:p>
          </table:table-cell>
          <table:table-cell office:value-type="float" office:value="126465" calcext:value-type="float">
            <text:p>126465</text:p>
          </table:table-cell>
          <table:table-cell office:value-type="float" office:value="424224" calcext:value-type="float">
            <text:p>424224</text:p>
          </table:table-cell>
          <table:table-cell office:value-type="float" office:value="435.4766059" calcext:value-type="float">
            <text:p>435,4766059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6</text:p>
          </table:table-cell>
          <table:table-cell office:value-type="float" office:value="557655" calcext:value-type="float">
            <text:p>557655</text:p>
          </table:table-cell>
          <table:table-cell office:value-type="float" office:value="100374" calcext:value-type="float">
            <text:p>100374</text:p>
          </table:table-cell>
          <table:table-cell office:value-type="float" office:value="457281" calcext:value-type="float">
            <text:p>457281</text:p>
          </table:table-cell>
          <table:table-cell office:value-type="float" office:value="343.6501411" calcext:value-type="float">
            <text:p>343,650141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7</text:p>
          </table:table-cell>
          <table:table-cell office:value-type="float" office:value="1291078" calcext:value-type="float">
            <text:p>1291078</text:p>
          </table:table-cell>
          <table:table-cell office:value-type="float" office:value="137584" calcext:value-type="float">
            <text:p>137584</text:p>
          </table:table-cell>
          <table:table-cell office:value-type="float" office:value="1153494" calcext:value-type="float">
            <text:p>1153494</text:p>
          </table:table-cell>
          <table:table-cell office:value-type="float" office:value="408.176717" calcext:value-type="float">
            <text:p>408,17671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8</text:p>
          </table:table-cell>
          <table:table-cell office:value-type="float" office:value="1061359" calcext:value-type="float">
            <text:p>1061359</text:p>
          </table:table-cell>
          <table:table-cell office:value-type="float" office:value="126308" calcext:value-type="float">
            <text:p>126308</text:p>
          </table:table-cell>
          <table:table-cell office:value-type="float" office:value="935051" calcext:value-type="float">
            <text:p>935051</text:p>
          </table:table-cell>
          <table:table-cell office:value-type="float" office:value="378.5958767" calcext:value-type="float">
            <text:p>378,59587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39</text:p>
          </table:table-cell>
          <table:table-cell office:value-type="float" office:value="193706" calcext:value-type="float">
            <text:p>193706</text:p>
          </table:table-cell>
          <table:table-cell office:value-type="float" office:value="52587" calcext:value-type="float">
            <text:p>52587</text:p>
          </table:table-cell>
          <table:table-cell office:value-type="float" office:value="141119" calcext:value-type="float">
            <text:p>141119</text:p>
          </table:table-cell>
          <table:table-cell office:value-type="float" office:value="195.2939367" calcext:value-type="float">
            <text:p>195,2939367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0</text:p>
          </table:table-cell>
          <table:table-cell office:value-type="float" office:value="639838" calcext:value-type="float">
            <text:p>639838</text:p>
          </table:table-cell>
          <table:table-cell office:value-type="float" office:value="98593" calcext:value-type="float">
            <text:p>98593</text:p>
          </table:table-cell>
          <table:table-cell office:value-type="float" office:value="541245" calcext:value-type="float">
            <text:p>541245</text:p>
          </table:table-cell>
          <table:table-cell office:value-type="float" office:value="396.281404" calcext:value-type="float">
            <text:p>396,28140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1</text:p>
          </table:table-cell>
          <table:table-cell office:value-type="float" office:value="1311551" calcext:value-type="float">
            <text:p>1311551</text:p>
          </table:table-cell>
          <table:table-cell office:value-type="float" office:value="169618" calcext:value-type="float">
            <text:p>169618</text:p>
          </table:table-cell>
          <table:table-cell office:value-type="float" office:value="1141933" calcext:value-type="float">
            <text:p>1141933</text:p>
          </table:table-cell>
          <table:table-cell office:value-type="float" office:value="405.9353633" calcext:value-type="float">
            <text:p>405,935363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2</text:p>
          </table:table-cell>
          <table:table-cell office:value-type="float" office:value="422885" calcext:value-type="float">
            <text:p>422885</text:p>
          </table:table-cell>
          <table:table-cell office:value-type="float" office:value="73925" calcext:value-type="float">
            <text:p>73925</text:p>
          </table:table-cell>
          <table:table-cell office:value-type="float" office:value="348960" calcext:value-type="float">
            <text:p>348960</text:p>
          </table:table-cell>
          <table:table-cell office:value-type="float" office:value="304.7016214" calcext:value-type="float">
            <text:p>304,701621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3</text:p>
          </table:table-cell>
          <table:table-cell office:value-type="float" office:value="510022" calcext:value-type="float">
            <text:p>510022</text:p>
          </table:table-cell>
          <table:table-cell office:value-type="float" office:value="103960" calcext:value-type="float">
            <text:p>103960</text:p>
          </table:table-cell>
          <table:table-cell office:value-type="float" office:value="406062" calcext:value-type="float">
            <text:p>406062</text:p>
          </table:table-cell>
          <table:table-cell office:value-type="float" office:value="390.2338173" calcext:value-type="float">
            <text:p>390,2338173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4</text:p>
          </table:table-cell>
          <table:table-cell office:value-type="float" office:value="768513" calcext:value-type="float">
            <text:p>768513</text:p>
          </table:table-cell>
          <table:table-cell office:value-type="float" office:value="133933" calcext:value-type="float">
            <text:p>133933</text:p>
          </table:table-cell>
          <table:table-cell office:value-type="float" office:value="634580" calcext:value-type="float">
            <text:p>634580</text:p>
          </table:table-cell>
          <table:table-cell office:value-type="float" office:value="375.6430792" calcext:value-type="float">
            <text:p>375,643079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5</text:p>
          </table:table-cell>
          <table:table-cell office:value-type="float" office:value="725474" calcext:value-type="float">
            <text:p>725474</text:p>
          </table:table-cell>
          <table:table-cell office:value-type="float" office:value="110418" calcext:value-type="float">
            <text:p>110418</text:p>
          </table:table-cell>
          <table:table-cell office:value-type="float" office:value="615056" calcext:value-type="float">
            <text:p>615056</text:p>
          </table:table-cell>
          <table:table-cell office:value-type="float" office:value="432.2841066" calcext:value-type="float">
            <text:p>432,2841066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6</text:p>
          </table:table-cell>
          <table:table-cell office:value-type="float" office:value="637997" calcext:value-type="float">
            <text:p>637997</text:p>
          </table:table-cell>
          <table:table-cell office:value-type="float" office:value="117662" calcext:value-type="float">
            <text:p>117662</text:p>
          </table:table-cell>
          <table:table-cell office:value-type="float" office:value="520335" calcext:value-type="float">
            <text:p>520335</text:p>
          </table:table-cell>
          <table:table-cell office:value-type="float" office:value="421.9117742" calcext:value-type="float">
            <text:p>421,911774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7</text:p>
          </table:table-cell>
          <table:table-cell office:value-type="float" office:value="411825" calcext:value-type="float">
            <text:p>411825</text:p>
          </table:table-cell>
          <table:table-cell office:value-type="float" office:value="73590" calcext:value-type="float">
            <text:p>73590</text:p>
          </table:table-cell>
          <table:table-cell office:value-type="float" office:value="338235" calcext:value-type="float">
            <text:p>338235</text:p>
          </table:table-cell>
          <table:table-cell office:value-type="float" office:value="289.2496934" calcext:value-type="float">
            <text:p>289,2496934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8</text:p>
          </table:table-cell>
          <table:table-cell office:value-type="float" office:value="780438" calcext:value-type="float">
            <text:p>780438</text:p>
          </table:table-cell>
          <table:table-cell office:value-type="float" office:value="105168" calcext:value-type="float">
            <text:p>105168</text:p>
          </table:table-cell>
          <table:table-cell office:value-type="float" office:value="675270" calcext:value-type="float">
            <text:p>675270</text:p>
          </table:table-cell>
          <table:table-cell office:value-type="float" office:value="340.6051951" calcext:value-type="float">
            <text:p>340,605195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flp-ci_49</text:p>
          </table:table-cell>
          <table:table-cell office:value-type="float" office:value="306274" calcext:value-type="float">
            <text:p>306274</text:p>
          </table:table-cell>
          <table:table-cell office:value-type="float" office:value="70254" calcext:value-type="float">
            <text:p>70254</text:p>
          </table:table-cell>
          <table:table-cell office:value-type="float" office:value="236020" calcext:value-type="float">
            <text:p>236020</text:p>
          </table:table-cell>
          <table:table-cell office:value-type="float" office:value="297.2860695" calcext:value-type="float">
            <text:p>297,2860695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WLP_BATCH_TSA_N1_2.A1:WLP_BATCH_TSA_N1_2.F750">
          <table:sort>
            <table:sort-by table:field-number="1" table:data-type="automatic"/>
            <table:sort-by table:field-number="0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4">00/00/0000</text:date>, <text:time style:data-style-name="N2" text:time-value="11:13:49.507345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MacOSX_X86_64 LibreOffice_project/56f7684011345957bbf33a7ee678afaf4d2ba333</meta:generator>
    <dc:date>2023-11-14T11:13:57.328984378</dc:date>
    <meta:editing-duration>PT3M36S</meta:editing-duration>
    <meta:editing-cycles>4</meta:editing-cycles>
    <meta:document-statistic meta:table-count="1" meta:cell-count="3213" meta:object-count="0"/>
  </office:meta>
</office:document-meta>
</file>